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.862916" calcext:value-type="float">
            <text:p>0.862916</text:p>
          </table:table-cell>
          <table:table-cell office:value-type="float" office:value="0.534212" calcext:value-type="float">
            <text:p>0.534212</text:p>
          </table:table-cell>
          <table:table-cell table:number-columns-repeated="2"/>
          <table:table-cell office:value-type="float" office:value="8.46292" calcext:value-type="float">
            <text:p>8.46292</text:p>
          </table:table-cell>
          <table:table-cell office:value-type="float" office:value="0.243462" calcext:value-type="float">
            <text:p>0.2434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149" calcext:value-type="float">
            <text:p>0.969149</text:p>
          </table:table-cell>
          <table:table-cell office:value-type="float" office:value="0.397513" calcext:value-type="float">
            <text:p>0.397513</text:p>
          </table:table-cell>
          <table:table-cell table:number-columns-repeated="2"/>
          <table:table-cell office:value-type="float" office:value="8.56759" calcext:value-type="float">
            <text:p>8.56759</text:p>
          </table:table-cell>
          <table:table-cell office:value-type="float" office:value="0.241943" calcext:value-type="float">
            <text:p>0.241943</text:p>
          </table:table-cell>
          <table:table-cell table:number-columns-repeated="3"/>
          <table:table-cell office:value-type="float" office:value="1.81209" calcext:value-type="float">
            <text:p>1.81209</text:p>
          </table:table-cell>
          <table:table-cell office:value-type="float" office:value="0.0474826" calcext:value-type="float">
            <text:p>0.0474826</text:p>
          </table:table-cell>
        </table:table-row>
        <table:table-row table:style-name="ro1">
          <table:table-cell office:value-type="float" office:value="1.62331" calcext:value-type="float">
            <text:p>1.62331</text:p>
          </table:table-cell>
          <table:table-cell office:value-type="float" office:value="0.499091" calcext:value-type="float">
            <text:p>0.499091</text:p>
          </table:table-cell>
          <table:table-cell table:number-columns-repeated="2"/>
          <table:table-cell office:value-type="float" office:value="8.42544" calcext:value-type="float">
            <text:p>8.42544</text:p>
          </table:table-cell>
          <table:table-cell office:value-type="float" office:value="0.254042" calcext:value-type="float">
            <text:p>0.254042</text:p>
          </table:table-cell>
          <table:table-cell table:number-columns-repeated="3"/>
          <table:table-cell office:value-type="float" office:value="4.19528" calcext:value-type="float">
            <text:p>4.19528</text:p>
          </table:table-cell>
          <table:table-cell office:value-type="float" office:value="0.218461" calcext:value-type="float">
            <text:p>0.218461</text:p>
          </table:table-cell>
        </table:table-row>
        <table:table-row table:style-name="ro1">
          <table:table-cell office:value-type="float" office:value="1.96701" calcext:value-type="float">
            <text:p>1.96701</text:p>
          </table:table-cell>
          <table:table-cell office:value-type="float" office:value="0.557117" calcext:value-type="float">
            <text:p>0.557117</text:p>
          </table:table-cell>
          <table:table-cell table:number-columns-repeated="2"/>
          <table:table-cell office:value-type="float" office:value="7.93286" calcext:value-type="float">
            <text:p>7.93286</text:p>
          </table:table-cell>
          <table:table-cell office:value-type="float" office:value="0.188391" calcext:value-type="float">
            <text:p>0.188391</text:p>
          </table:table-cell>
          <table:table-cell table:number-columns-repeated="3"/>
          <table:table-cell office:value-type="float" office:value="6.43926" calcext:value-type="float">
            <text:p>6.43926</text:p>
          </table:table-cell>
          <table:table-cell office:value-type="float" office:value="0.472879" calcext:value-type="float">
            <text:p>0.472879</text:p>
          </table:table-cell>
        </table:table-row>
        <table:table-row table:style-name="ro1">
          <table:table-cell office:value-type="float" office:value="2.92034" calcext:value-type="float">
            <text:p>2.92034</text:p>
          </table:table-cell>
          <table:table-cell office:value-type="float" office:value="0.645898" calcext:value-type="float">
            <text:p>0.645898</text:p>
          </table:table-cell>
          <table:table-cell table:number-columns-repeated="2"/>
          <table:table-cell office:value-type="float" office:value="7.61269" calcext:value-type="float">
            <text:p>7.61269</text:p>
          </table:table-cell>
          <table:table-cell office:value-type="float" office:value="0.155818" calcext:value-type="float">
            <text:p>0.155818</text:p>
          </table:table-cell>
          <table:table-cell table:number-columns-repeated="3"/>
          <table:table-cell office:value-type="float" office:value="8.89749" calcext:value-type="float">
            <text:p>8.89749</text:p>
          </table:table-cell>
          <table:table-cell office:value-type="float" office:value="0.886982" calcext:value-type="float">
            <text:p>0.886982</text:p>
          </table:table-cell>
        </table:table-row>
        <table:table-row table:style-name="ro1">
          <table:table-cell office:value-type="float" office:value="3.56096" calcext:value-type="float">
            <text:p>3.56096</text:p>
          </table:table-cell>
          <table:table-cell office:value-type="float" office:value="0.485311" calcext:value-type="float">
            <text:p>0.485311</text:p>
          </table:table-cell>
          <table:table-cell table:number-columns-repeated="2"/>
          <table:table-cell office:value-type="float" office:value="7.50815" calcext:value-type="float">
            <text:p>7.50815</text:p>
          </table:table-cell>
          <table:table-cell office:value-type="float" office:value="0.0953827" calcext:value-type="float">
            <text:p>0.0953827</text:p>
          </table:table-cell>
          <table:table-cell table:number-columns-repeated="3"/>
          <table:table-cell office:value-type="float" office:value="11.4447" calcext:value-type="float">
            <text:p>11.4447</text:p>
          </table:table-cell>
          <table:table-cell office:value-type="float" office:value="1.42958" calcext:value-type="float">
            <text:p>1.42958</text:p>
          </table:table-cell>
        </table:table-row>
        <table:table-row table:style-name="ro1">
          <table:table-cell office:value-type="float" office:value="4.19786" calcext:value-type="float">
            <text:p>4.19786</text:p>
          </table:table-cell>
          <table:table-cell office:value-type="float" office:value="0.698311" calcext:value-type="float">
            <text:p>0.698311</text:p>
          </table:table-cell>
          <table:table-cell table:number-columns-repeated="2"/>
          <table:table-cell office:value-type="float" office:value="7.20598" calcext:value-type="float">
            <text:p>7.20598</text:p>
          </table:table-cell>
          <table:table-cell office:value-type="float" office:value="0.00492725" calcext:value-type="float">
            <text:p>0.00492725</text:p>
          </table:table-cell>
          <table:table-cell table:number-columns-repeated="3"/>
          <table:table-cell office:value-type="float" office:value="13.6572" calcext:value-type="float">
            <text:p>13.6572</text:p>
          </table:table-cell>
          <table:table-cell office:value-type="float" office:value="1.99915" calcext:value-type="float">
            <text:p>1.99915</text:p>
          </table:table-cell>
        </table:table-row>
        <table:table-row table:style-name="ro1">
          <table:table-cell office:value-type="float" office:value="4.61908" calcext:value-type="float">
            <text:p>4.61908</text:p>
          </table:table-cell>
          <table:table-cell office:value-type="float" office:value="0.68951" calcext:value-type="float">
            <text:p>0.68951</text:p>
          </table:table-cell>
          <table:table-cell table:number-columns-repeated="2"/>
          <table:table-cell office:value-type="float" office:value="6.74585" calcext:value-type="float">
            <text:p>6.74585</text:p>
          </table:table-cell>
          <table:table-cell office:value-type="float" office:value="-0.143185" calcext:value-type="float">
            <text:p>-0.143185</text:p>
          </table:table-cell>
          <table:table-cell table:number-columns-repeated="3"/>
          <table:table-cell office:value-type="float" office:value="16.282" calcext:value-type="float">
            <text:p>16.282</text:p>
          </table:table-cell>
          <table:table-cell office:value-type="float" office:value="2.84648" calcext:value-type="float">
            <text:p>2.84648</text:p>
          </table:table-cell>
        </table:table-row>
        <table:table-row table:style-name="ro1">
          <table:table-cell office:value-type="float" office:value="5.20901" calcext:value-type="float">
            <text:p>5.20901</text:p>
          </table:table-cell>
          <table:table-cell office:value-type="float" office:value="0.66599" calcext:value-type="float">
            <text:p>0.66599</text:p>
          </table:table-cell>
          <table:table-cell table:number-columns-repeated="2"/>
          <table:table-cell office:value-type="float" office:value="6.66966" calcext:value-type="float">
            <text:p>6.66966</text:p>
          </table:table-cell>
          <table:table-cell office:value-type="float" office:value="-0.346668" calcext:value-type="float">
            <text:p>-0.346668</text:p>
          </table:table-cell>
          <table:table-cell table:number-columns-repeated="3"/>
          <table:table-cell office:value-type="float" office:value="19.363" calcext:value-type="float">
            <text:p>19.363</text:p>
          </table:table-cell>
          <table:table-cell office:value-type="float" office:value="3.87122" calcext:value-type="float">
            <text:p>3.87122</text:p>
          </table:table-cell>
        </table:table-row>
        <table:table-row table:style-name="ro1">
          <table:table-cell office:value-type="float" office:value="5.22834" calcext:value-type="float">
            <text:p>5.22834</text:p>
          </table:table-cell>
          <table:table-cell office:value-type="float" office:value="0.639362" calcext:value-type="float">
            <text:p>0.639362</text:p>
          </table:table-cell>
          <table:table-cell table:number-columns-repeated="2"/>
          <table:table-cell office:value-type="float" office:value="6.60862" calcext:value-type="float">
            <text:p>6.60862</text:p>
          </table:table-cell>
          <table:table-cell office:value-type="float" office:value="-0.557035" calcext:value-type="float">
            <text:p>-0.557035</text:p>
          </table:table-cell>
          <table:table-cell table:number-columns-repeated="3"/>
          <table:table-cell office:value-type="float" office:value="21.6213" calcext:value-type="float">
            <text:p>21.6213</text:p>
          </table:table-cell>
          <table:table-cell office:value-type="float" office:value="4.74762" calcext:value-type="float">
            <text:p>4.74762</text:p>
          </table:table-cell>
        </table:table-row>
        <table:table-row table:style-name="ro1">
          <table:table-cell office:value-type="float" office:value="5.89392" calcext:value-type="float">
            <text:p>5.89392</text:p>
          </table:table-cell>
          <table:table-cell office:value-type="float" office:value="0.373584" calcext:value-type="float">
            <text:p>0.373584</text:p>
          </table:table-cell>
          <table:table-cell table:number-columns-repeated="2"/>
          <table:table-cell office:value-type="float" office:value="6.40696" calcext:value-type="float">
            <text:p>6.40696</text:p>
          </table:table-cell>
          <table:table-cell office:value-type="float" office:value="-0.842921" calcext:value-type="float">
            <text:p>-0.842921</text:p>
          </table:table-cell>
          <table:table-cell table:number-columns-repeated="3"/>
          <table:table-cell office:value-type="float" office:value="24.5601" calcext:value-type="float">
            <text:p>24.5601</text:p>
          </table:table-cell>
          <table:table-cell office:value-type="float" office:value="5.92334" calcext:value-type="float">
            <text:p>5.92334</text:p>
          </table:table-cell>
        </table:table-row>
        <table:table-row table:style-name="ro1">
          <table:table-cell office:value-type="float" office:value="6.62134" calcext:value-type="float">
            <text:p>6.62134</text:p>
          </table:table-cell>
          <table:table-cell office:value-type="float" office:value="0.836138" calcext:value-type="float">
            <text:p>0.836138</text:p>
          </table:table-cell>
          <table:table-cell table:number-columns-repeated="2"/>
          <table:table-cell office:value-type="float" office:value="6.38626" calcext:value-type="float">
            <text:p>6.38626</text:p>
          </table:table-cell>
          <table:table-cell office:value-type="float" office:value="-1.15695" calcext:value-type="float">
            <text:p>-1.15695</text:p>
          </table:table-cell>
          <table:table-cell table:number-columns-repeated="3"/>
          <table:table-cell office:value-type="float" office:value="26.5419" calcext:value-type="float">
            <text:p>26.5419</text:p>
          </table:table-cell>
          <table:table-cell office:value-type="float" office:value="6.90075" calcext:value-type="float">
            <text:p>6.90075</text:p>
          </table:table-cell>
        </table:table-row>
        <table:table-row table:style-name="ro1">
          <table:table-cell office:value-type="float" office:value="7.29121" calcext:value-type="float">
            <text:p>7.29121</text:p>
          </table:table-cell>
          <table:table-cell office:value-type="float" office:value="0.630741" calcext:value-type="float">
            <text:p>0.630741</text:p>
          </table:table-cell>
          <table:table-cell table:number-columns-repeated="2"/>
          <table:table-cell office:value-type="float" office:value="6.43125" calcext:value-type="float">
            <text:p>6.43125</text:p>
          </table:table-cell>
          <table:table-cell office:value-type="float" office:value="-1.48148" calcext:value-type="float">
            <text:p>-1.48148</text:p>
          </table:table-cell>
          <table:table-cell table:number-columns-repeated="3"/>
          <table:table-cell office:value-type="float" office:value="29.4716" calcext:value-type="float">
            <text:p>29.4716</text:p>
          </table:table-cell>
          <table:table-cell office:value-type="float" office:value="8.24519" calcext:value-type="float">
            <text:p>8.24519</text:p>
          </table:table-cell>
        </table:table-row>
        <table:table-row table:style-name="ro1">
          <table:table-cell office:value-type="float" office:value="8.08349" calcext:value-type="float">
            <text:p>8.08349</text:p>
          </table:table-cell>
          <table:table-cell office:value-type="float" office:value="0.819605" calcext:value-type="float">
            <text:p>0.819605</text:p>
          </table:table-cell>
          <table:table-cell table:number-columns-repeated="2"/>
          <table:table-cell office:value-type="float" office:value="6.3228" calcext:value-type="float">
            <text:p>6.3228</text:p>
          </table:table-cell>
          <table:table-cell office:value-type="float" office:value="-1.81431" calcext:value-type="float">
            <text:p>-1.81431</text:p>
          </table:table-cell>
          <table:table-cell table:number-columns-repeated="3"/>
          <table:table-cell office:value-type="float" office:value="31.7928" calcext:value-type="float">
            <text:p>31.7928</text:p>
          </table:table-cell>
          <table:table-cell office:value-type="float" office:value="9.49891" calcext:value-type="float">
            <text:p>9.49891</text:p>
          </table:table-cell>
        </table:table-row>
        <table:table-row table:style-name="ro1">
          <table:table-cell office:value-type="float" office:value="8.40453" calcext:value-type="float">
            <text:p>8.40453</text:p>
          </table:table-cell>
          <table:table-cell office:value-type="float" office:value="0.884557" calcext:value-type="float">
            <text:p>0.884557</text:p>
          </table:table-cell>
          <table:table-cell table:number-columns-repeated="2"/>
          <table:table-cell office:value-type="float" office:value="6.31851" calcext:value-type="float">
            <text:p>6.31851</text:p>
          </table:table-cell>
          <table:table-cell office:value-type="float" office:value="-2.10969" calcext:value-type="float">
            <text:p>-2.10969</text:p>
          </table:table-cell>
          <table:table-cell table:number-columns-repeated="3"/>
          <table:table-cell office:value-type="float" office:value="35.0599" calcext:value-type="float">
            <text:p>35.0599</text:p>
          </table:table-cell>
          <table:table-cell office:value-type="float" office:value="10.9953" calcext:value-type="float">
            <text:p>10.9953</text:p>
          </table:table-cell>
        </table:table-row>
        <table:table-row table:style-name="ro1">
          <table:table-cell office:value-type="float" office:value="8.45858" calcext:value-type="float">
            <text:p>8.45858</text:p>
          </table:table-cell>
          <table:table-cell office:value-type="float" office:value="1.41118" calcext:value-type="float">
            <text:p>1.41118</text:p>
          </table:table-cell>
          <table:table-cell table:number-columns-repeated="2"/>
          <table:table-cell office:value-type="float" office:value="6.32593" calcext:value-type="float">
            <text:p>6.32593</text:p>
          </table:table-cell>
          <table:table-cell office:value-type="float" office:value="-2.40018" calcext:value-type="float">
            <text:p>-2.40018</text:p>
          </table:table-cell>
          <table:table-cell table:number-columns-repeated="3"/>
          <table:table-cell office:value-type="float" office:value="37.4973" calcext:value-type="float">
            <text:p>37.4973</text:p>
          </table:table-cell>
          <table:table-cell office:value-type="float" office:value="12.2943" calcext:value-type="float">
            <text:p>12.2943</text:p>
          </table:table-cell>
        </table:table-row>
        <table:table-row table:style-name="ro1">
          <table:table-cell office:value-type="float" office:value="9.8809" calcext:value-type="float">
            <text:p>9.8809</text:p>
          </table:table-cell>
          <table:table-cell office:value-type="float" office:value="1.1419" calcext:value-type="float">
            <text:p>1.1419</text:p>
          </table:table-cell>
          <table:table-cell table:number-columns-repeated="2"/>
          <table:table-cell office:value-type="float" office:value="6.43125" calcext:value-type="float">
            <text:p>6.43125</text:p>
          </table:table-cell>
          <table:table-cell office:value-type="float" office:value="-2.71878" calcext:value-type="float">
            <text:p>-2.71878</text:p>
          </table:table-cell>
          <table:table-cell table:number-columns-repeated="3"/>
          <table:table-cell office:value-type="float" office:value="39.9009" calcext:value-type="float">
            <text:p>39.9009</text:p>
          </table:table-cell>
          <table:table-cell office:value-type="float" office:value="13.6243" calcext:value-type="float">
            <text:p>13.6243</text:p>
          </table:table-cell>
        </table:table-row>
        <table:table-row table:style-name="ro1">
          <table:table-cell office:value-type="float" office:value="10.1016" calcext:value-type="float">
            <text:p>10.1016</text:p>
          </table:table-cell>
          <table:table-cell office:value-type="float" office:value="1.52474" calcext:value-type="float">
            <text:p>1.52474</text:p>
          </table:table-cell>
          <table:table-cell table:number-columns-repeated="2"/>
          <table:table-cell office:value-type="float" office:value="6.46536" calcext:value-type="float">
            <text:p>6.46536</text:p>
          </table:table-cell>
          <table:table-cell office:value-type="float" office:value="-3.00452" calcext:value-type="float">
            <text:p>-3.00452</text:p>
          </table:table-cell>
          <table:table-cell table:number-columns-repeated="3"/>
          <table:table-cell office:value-type="float" office:value="42.5714" calcext:value-type="float">
            <text:p>42.5714</text:p>
          </table:table-cell>
          <table:table-cell office:value-type="float" office:value="14.9817" calcext:value-type="float">
            <text:p>14.9817</text:p>
          </table:table-cell>
        </table:table-row>
        <table:table-row table:style-name="ro1">
          <table:table-cell office:value-type="float" office:value="10.5377" calcext:value-type="float">
            <text:p>10.5377</text:p>
          </table:table-cell>
          <table:table-cell office:value-type="float" office:value="1.72555" calcext:value-type="float">
            <text:p>1.72555</text:p>
          </table:table-cell>
          <table:table-cell table:number-columns-repeated="2"/>
          <table:table-cell office:value-type="float" office:value="6.52249" calcext:value-type="float">
            <text:p>6.52249</text:p>
          </table:table-cell>
          <table:table-cell office:value-type="float" office:value="-3.32007" calcext:value-type="float">
            <text:p>-3.32007</text:p>
          </table:table-cell>
          <table:table-cell table:number-columns-repeated="3"/>
          <table:table-cell office:value-type="float" office:value="45.649" calcext:value-type="float">
            <text:p>45.649</text:p>
          </table:table-cell>
          <table:table-cell office:value-type="float" office:value="16.5213" calcext:value-type="float">
            <text:p>16.5213</text:p>
          </table:table-cell>
        </table:table-row>
        <table:table-row table:style-name="ro1">
          <table:table-cell office:value-type="float" office:value="10.9084" calcext:value-type="float">
            <text:p>10.9084</text:p>
          </table:table-cell>
          <table:table-cell office:value-type="float" office:value="1.70343" calcext:value-type="float">
            <text:p>1.70343</text:p>
          </table:table-cell>
          <table:table-cell table:number-columns-repeated="2"/>
          <table:table-cell office:value-type="float" office:value="6.6358" calcext:value-type="float">
            <text:p>6.6358</text:p>
          </table:table-cell>
          <table:table-cell office:value-type="float" office:value="-3.59197" calcext:value-type="float">
            <text:p>-3.59197</text:p>
          </table:table-cell>
          <table:table-cell table:number-columns-repeated="3"/>
          <table:table-cell office:value-type="float" office:value="47.9331" calcext:value-type="float">
            <text:p>47.9331</text:p>
          </table:table-cell>
          <table:table-cell office:value-type="float" office:value="17.5349" calcext:value-type="float">
            <text:p>17.5349</text:p>
          </table:table-cell>
        </table:table-row>
        <table:table-row table:style-name="ro1">
          <table:table-cell office:value-type="float" office:value="11.4783" calcext:value-type="float">
            <text:p>11.4783</text:p>
          </table:table-cell>
          <table:table-cell office:value-type="float" office:value="1.42876" calcext:value-type="float">
            <text:p>1.42876</text:p>
          </table:table-cell>
          <table:table-cell table:number-columns-repeated="2"/>
          <table:table-cell office:value-type="float" office:value="6.83625" calcext:value-type="float">
            <text:p>6.83625</text:p>
          </table:table-cell>
          <table:table-cell office:value-type="float" office:value="-3.92723" calcext:value-type="float">
            <text:p>-3.92723</text:p>
          </table:table-cell>
          <table:table-cell table:number-columns-repeated="3"/>
          <table:table-cell office:value-type="float" office:value="50.5737" calcext:value-type="float">
            <text:p>50.5737</text:p>
          </table:table-cell>
          <table:table-cell office:value-type="float" office:value="18.7834" calcext:value-type="float">
            <text:p>18.7834</text:p>
          </table:table-cell>
        </table:table-row>
        <table:table-row table:style-name="ro1">
          <table:table-cell office:value-type="float" office:value="11.4763" calcext:value-type="float">
            <text:p>11.4763</text:p>
          </table:table-cell>
          <table:table-cell office:value-type="float" office:value="1.53917" calcext:value-type="float">
            <text:p>1.53917</text:p>
          </table:table-cell>
          <table:table-cell table:number-columns-repeated="2"/>
          <table:table-cell office:value-type="float" office:value="6.86943" calcext:value-type="float">
            <text:p>6.86943</text:p>
          </table:table-cell>
          <table:table-cell office:value-type="float" office:value="-4.18507" calcext:value-type="float">
            <text:p>-4.18507</text:p>
          </table:table-cell>
          <table:table-cell table:number-columns-repeated="3"/>
          <table:table-cell office:value-type="float" office:value="53.5277" calcext:value-type="float">
            <text:p>53.5277</text:p>
          </table:table-cell>
          <table:table-cell office:value-type="float" office:value="19.862" calcext:value-type="float">
            <text:p>19.862</text:p>
          </table:table-cell>
        </table:table-row>
        <table:table-row table:style-name="ro1">
          <table:table-cell office:value-type="float" office:value="12.136" calcext:value-type="float">
            <text:p>12.136</text:p>
          </table:table-cell>
          <table:table-cell office:value-type="float" office:value="2.14937" calcext:value-type="float">
            <text:p>2.14937</text:p>
          </table:table-cell>
          <table:table-cell table:number-columns-repeated="2"/>
          <table:table-cell office:value-type="float" office:value="7.05156" calcext:value-type="float">
            <text:p>7.05156</text:p>
          </table:table-cell>
          <table:table-cell office:value-type="float" office:value="-4.49706" calcext:value-type="float">
            <text:p>-4.49706</text:p>
          </table:table-cell>
          <table:table-cell table:number-columns-repeated="3"/>
          <table:table-cell office:value-type="float" office:value="55.867" calcext:value-type="float">
            <text:p>55.867</text:p>
          </table:table-cell>
          <table:table-cell office:value-type="float" office:value="20.985" calcext:value-type="float">
            <text:p>20.985</text:p>
          </table:table-cell>
        </table:table-row>
        <table:table-row table:style-name="ro1">
          <table:table-cell office:value-type="float" office:value="12.5457" calcext:value-type="float">
            <text:p>12.5457</text:p>
          </table:table-cell>
          <table:table-cell office:value-type="float" office:value="1.77728" calcext:value-type="float">
            <text:p>1.77728</text:p>
          </table:table-cell>
          <table:table-cell table:number-columns-repeated="2"/>
          <table:table-cell office:value-type="float" office:value="7.10252" calcext:value-type="float">
            <text:p>7.10252</text:p>
          </table:table-cell>
          <table:table-cell office:value-type="float" office:value="-4.67934" calcext:value-type="float">
            <text:p>-4.67934</text:p>
          </table:table-cell>
          <table:table-cell table:number-columns-repeated="3"/>
          <table:table-cell office:value-type="float" office:value="58.5799" calcext:value-type="float">
            <text:p>58.5799</text:p>
          </table:table-cell>
          <table:table-cell office:value-type="float" office:value="21.9815" calcext:value-type="float">
            <text:p>21.9815</text:p>
          </table:table-cell>
        </table:table-row>
        <table:table-row table:style-name="ro1">
          <table:table-cell office:value-type="float" office:value="13.2198" calcext:value-type="float">
            <text:p>13.2198</text:p>
          </table:table-cell>
          <table:table-cell office:value-type="float" office:value="2.6644" calcext:value-type="float">
            <text:p>2.6644</text:p>
          </table:table-cell>
          <table:table-cell table:number-columns-repeated="2"/>
          <table:table-cell office:value-type="float" office:value="7.3138" calcext:value-type="float">
            <text:p>7.3138</text:p>
          </table:table-cell>
          <table:table-cell office:value-type="float" office:value="-5.05204" calcext:value-type="float">
            <text:p>-5.05204</text:p>
          </table:table-cell>
          <table:table-cell table:number-columns-repeated="3"/>
          <table:table-cell office:value-type="float" office:value="60.7648" calcext:value-type="float">
            <text:p>60.7648</text:p>
          </table:table-cell>
          <table:table-cell office:value-type="float" office:value="22.6398" calcext:value-type="float">
            <text:p>22.6398</text:p>
          </table:table-cell>
        </table:table-row>
        <table:table-row table:style-name="ro1">
          <table:table-cell office:value-type="float" office:value="12.7087" calcext:value-type="float">
            <text:p>12.7087</text:p>
          </table:table-cell>
          <table:table-cell office:value-type="float" office:value="3.12439" calcext:value-type="float">
            <text:p>3.12439</text:p>
          </table:table-cell>
          <table:table-cell table:number-columns-repeated="2"/>
          <table:table-cell office:value-type="float" office:value="7.29446" calcext:value-type="float">
            <text:p>7.29446</text:p>
          </table:table-cell>
          <table:table-cell office:value-type="float" office:value="-5.23429" calcext:value-type="float">
            <text:p>-5.23429</text:p>
          </table:table-cell>
          <table:table-cell table:number-columns-repeated="3"/>
          <table:table-cell office:value-type="float" office:value="63.7478" calcext:value-type="float">
            <text:p>63.7478</text:p>
          </table:table-cell>
          <table:table-cell office:value-type="float" office:value="23.7442" calcext:value-type="float">
            <text:p>23.7442</text:p>
          </table:table-cell>
        </table:table-row>
        <table:table-row table:style-name="ro1">
          <table:table-cell office:value-type="float" office:value="13.8302" calcext:value-type="float">
            <text:p>13.8302</text:p>
          </table:table-cell>
          <table:table-cell office:value-type="float" office:value="2.73893" calcext:value-type="float">
            <text:p>2.73893</text:p>
          </table:table-cell>
          <table:table-cell table:number-columns-repeated="2"/>
          <table:table-cell office:value-type="float" office:value="7.63082" calcext:value-type="float">
            <text:p>7.63082</text:p>
          </table:table-cell>
          <table:table-cell office:value-type="float" office:value="-5.61863" calcext:value-type="float">
            <text:p>-5.61863</text:p>
          </table:table-cell>
          <table:table-cell table:number-columns-repeated="3"/>
          <table:table-cell office:value-type="float" office:value="65.8838" calcext:value-type="float">
            <text:p>65.8838</text:p>
          </table:table-cell>
          <table:table-cell office:value-type="float" office:value="23.9541" calcext:value-type="float">
            <text:p>23.9541</text:p>
          </table:table-cell>
        </table:table-row>
        <table:table-row table:style-name="ro1">
          <table:table-cell office:value-type="float" office:value="14.5568" calcext:value-type="float">
            <text:p>14.5568</text:p>
          </table:table-cell>
          <table:table-cell office:value-type="float" office:value="2.87021" calcext:value-type="float">
            <text:p>2.87021</text:p>
          </table:table-cell>
          <table:table-cell table:number-columns-repeated="2"/>
          <table:table-cell office:value-type="float" office:value="7.60376" calcext:value-type="float">
            <text:p>7.60376</text:p>
          </table:table-cell>
          <table:table-cell office:value-type="float" office:value="-5.74774" calcext:value-type="float">
            <text:p>-5.74774</text:p>
          </table:table-cell>
          <table:table-cell table:number-columns-repeated="3"/>
          <table:table-cell office:value-type="float" office:value="68.6759" calcext:value-type="float">
            <text:p>68.6759</text:p>
          </table:table-cell>
          <table:table-cell office:value-type="float" office:value="24.6059" calcext:value-type="float">
            <text:p>24.6059</text:p>
          </table:table-cell>
        </table:table-row>
        <table:table-row table:style-name="ro1">
          <table:table-cell office:value-type="float" office:value="14.6754" calcext:value-type="float">
            <text:p>14.6754</text:p>
          </table:table-cell>
          <table:table-cell office:value-type="float" office:value="3.96041" calcext:value-type="float">
            <text:p>3.96041</text:p>
          </table:table-cell>
          <table:table-cell table:number-columns-repeated="2"/>
          <table:table-cell office:value-type="float" office:value="7.82165" calcext:value-type="float">
            <text:p>7.82165</text:p>
          </table:table-cell>
          <table:table-cell office:value-type="float" office:value="-6.06822" calcext:value-type="float">
            <text:p>-6.06822</text:p>
          </table:table-cell>
          <table:table-cell table:number-columns-repeated="3"/>
          <table:table-cell office:value-type="float" office:value="70.7403" calcext:value-type="float">
            <text:p>70.7403</text:p>
          </table:table-cell>
          <table:table-cell office:value-type="float" office:value="24.6728" calcext:value-type="float">
            <text:p>24.6728</text:p>
          </table:table-cell>
        </table:table-row>
        <table:table-row table:style-name="ro1">
          <table:table-cell office:value-type="float" office:value="15.3685" calcext:value-type="float">
            <text:p>15.3685</text:p>
          </table:table-cell>
          <table:table-cell office:value-type="float" office:value="4.14761" calcext:value-type="float">
            <text:p>4.14761</text:p>
          </table:table-cell>
          <table:table-cell table:number-columns-repeated="2"/>
          <table:table-cell office:value-type="float" office:value="8.17338" calcext:value-type="float">
            <text:p>8.17338</text:p>
          </table:table-cell>
          <table:table-cell office:value-type="float" office:value="-6.44684" calcext:value-type="float">
            <text:p>-6.44684</text:p>
          </table:table-cell>
          <table:table-cell table:number-columns-repeated="3"/>
          <table:table-cell office:value-type="float" office:value="73.0732" calcext:value-type="float">
            <text:p>73.0732</text:p>
          </table:table-cell>
          <table:table-cell office:value-type="float" office:value="25.0343" calcext:value-type="float">
            <text:p>25.0343</text:p>
          </table:table-cell>
        </table:table-row>
        <table:table-row table:style-name="ro1">
          <table:table-cell office:value-type="float" office:value="15.7234" calcext:value-type="float">
            <text:p>15.7234</text:p>
          </table:table-cell>
          <table:table-cell office:value-type="float" office:value="3.4105" calcext:value-type="float">
            <text:p>3.4105</text:p>
          </table:table-cell>
          <table:table-cell table:number-columns-repeated="2"/>
          <table:table-cell office:value-type="float" office:value="8.08628" calcext:value-type="float">
            <text:p>8.08628</text:p>
          </table:table-cell>
          <table:table-cell office:value-type="float" office:value="-6.51855" calcext:value-type="float">
            <text:p>-6.51855</text:p>
          </table:table-cell>
          <table:table-cell table:number-columns-repeated="3"/>
          <table:table-cell office:value-type="float" office:value="74.9748" calcext:value-type="float">
            <text:p>74.9748</text:p>
          </table:table-cell>
          <table:table-cell office:value-type="float" office:value="25.1377" calcext:value-type="float">
            <text:p>25.1377</text:p>
          </table:table-cell>
        </table:table-row>
        <table:table-row table:style-name="ro1">
          <table:table-cell office:value-type="float" office:value="16.3376" calcext:value-type="float">
            <text:p>16.3376</text:p>
          </table:table-cell>
          <table:table-cell office:value-type="float" office:value="4.21632" calcext:value-type="float">
            <text:p>4.21632</text:p>
          </table:table-cell>
          <table:table-cell table:number-columns-repeated="2"/>
          <table:table-cell office:value-type="float" office:value="8.25648" calcext:value-type="float">
            <text:p>8.25648</text:p>
          </table:table-cell>
          <table:table-cell office:value-type="float" office:value="-6.78122" calcext:value-type="float">
            <text:p>-6.78122</text:p>
          </table:table-cell>
          <table:table-cell table:number-columns-repeated="3"/>
          <table:table-cell office:value-type="float" office:value="77.1386" calcext:value-type="float">
            <text:p>77.1386</text:p>
          </table:table-cell>
          <table:table-cell office:value-type="float" office:value="25.2948" calcext:value-type="float">
            <text:p>25.2948</text:p>
          </table:table-cell>
        </table:table-row>
        <table:table-row table:style-name="ro1">
          <table:table-cell office:value-type="float" office:value="16.7586" calcext:value-type="float">
            <text:p>16.7586</text:p>
          </table:table-cell>
          <table:table-cell office:value-type="float" office:value="4.48231" calcext:value-type="float">
            <text:p>4.48231</text:p>
          </table:table-cell>
          <table:table-cell table:number-columns-repeated="2"/>
          <table:table-cell office:value-type="float" office:value="8.39359" calcext:value-type="float">
            <text:p>8.39359</text:p>
          </table:table-cell>
          <table:table-cell office:value-type="float" office:value="-7.01743" calcext:value-type="float">
            <text:p>-7.01743</text:p>
          </table:table-cell>
          <table:table-cell table:number-columns-repeated="3"/>
          <table:table-cell office:value-type="float" office:value="79.1718" calcext:value-type="float">
            <text:p>79.1718</text:p>
          </table:table-cell>
          <table:table-cell office:value-type="float" office:value="24.9698" calcext:value-type="float">
            <text:p>24.9698</text:p>
          </table:table-cell>
        </table:table-row>
        <table:table-row table:style-name="ro1">
          <table:table-cell office:value-type="float" office:value="16.9236" calcext:value-type="float">
            <text:p>16.9236</text:p>
          </table:table-cell>
          <table:table-cell office:value-type="float" office:value="5.10119" calcext:value-type="float">
            <text:p>5.10119</text:p>
          </table:table-cell>
          <table:table-cell table:number-columns-repeated="2"/>
          <table:table-cell office:value-type="float" office:value="8.64403" calcext:value-type="float">
            <text:p>8.64403</text:p>
          </table:table-cell>
          <table:table-cell office:value-type="float" office:value="-7.39047" calcext:value-type="float">
            <text:p>-7.39047</text:p>
          </table:table-cell>
          <table:table-cell table:number-columns-repeated="3"/>
          <table:table-cell office:value-type="float" office:value="81.1423" calcext:value-type="float">
            <text:p>81.1423</text:p>
          </table:table-cell>
          <table:table-cell office:value-type="float" office:value="24.8704" calcext:value-type="float">
            <text:p>24.8704</text:p>
          </table:table-cell>
        </table:table-row>
        <table:table-row table:style-name="ro1">
          <table:table-cell office:value-type="float" office:value="17.3421" calcext:value-type="float">
            <text:p>17.3421</text:p>
          </table:table-cell>
          <table:table-cell office:value-type="float" office:value="4.64623" calcext:value-type="float">
            <text:p>4.64623</text:p>
          </table:table-cell>
          <table:table-cell table:number-columns-repeated="2"/>
          <table:table-cell office:value-type="float" office:value="8.87176" calcext:value-type="float">
            <text:p>8.87176</text:p>
          </table:table-cell>
          <table:table-cell office:value-type="float" office:value="-7.71912" calcext:value-type="float">
            <text:p>-7.71912</text:p>
          </table:table-cell>
          <table:table-cell table:number-columns-repeated="3"/>
          <table:table-cell office:value-type="float" office:value="82.5085" calcext:value-type="float">
            <text:p>82.5085</text:p>
          </table:table-cell>
          <table:table-cell office:value-type="float" office:value="24.8114" calcext:value-type="float">
            <text:p>24.8114</text:p>
          </table:table-cell>
        </table:table-row>
        <table:table-row table:style-name="ro1">
          <table:table-cell office:value-type="float" office:value="17.6463" calcext:value-type="float">
            <text:p>17.6463</text:p>
          </table:table-cell>
          <table:table-cell office:value-type="float" office:value="4.74597" calcext:value-type="float">
            <text:p>4.74597</text:p>
          </table:table-cell>
          <table:table-cell table:number-columns-repeated="2"/>
          <table:table-cell office:value-type="float" office:value="8.88333" calcext:value-type="float">
            <text:p>8.88333</text:p>
          </table:table-cell>
          <table:table-cell office:value-type="float" office:value="-7.88636" calcext:value-type="float">
            <text:p>-7.88636</text:p>
          </table:table-cell>
          <table:table-cell table:number-columns-repeated="3"/>
          <table:table-cell office:value-type="float" office:value="84.2898" calcext:value-type="float">
            <text:p>84.2898</text:p>
          </table:table-cell>
          <table:table-cell office:value-type="float" office:value="24.3312" calcext:value-type="float">
            <text:p>24.3312</text:p>
          </table:table-cell>
        </table:table-row>
        <table:table-row table:style-name="ro1">
          <table:table-cell office:value-type="float" office:value="17.9216" calcext:value-type="float">
            <text:p>17.9216</text:p>
          </table:table-cell>
          <table:table-cell office:value-type="float" office:value="6.07151" calcext:value-type="float">
            <text:p>6.07151</text:p>
          </table:table-cell>
          <table:table-cell table:number-columns-repeated="2"/>
          <table:table-cell office:value-type="float" office:value="8.8564" calcext:value-type="float">
            <text:p>8.8564</text:p>
          </table:table-cell>
          <table:table-cell office:value-type="float" office:value="-8.01424" calcext:value-type="float">
            <text:p>-8.01424</text:p>
          </table:table-cell>
          <table:table-cell table:number-columns-repeated="3"/>
          <table:table-cell office:value-type="float" office:value="85.9743" calcext:value-type="float">
            <text:p>85.9743</text:p>
          </table:table-cell>
          <table:table-cell office:value-type="float" office:value="23.7547" calcext:value-type="float">
            <text:p>23.7547</text:p>
          </table:table-cell>
        </table:table-row>
        <table:table-row table:style-name="ro1">
          <table:table-cell office:value-type="float" office:value="18.1245" calcext:value-type="float">
            <text:p>18.1245</text:p>
          </table:table-cell>
          <table:table-cell office:value-type="float" office:value="6.79027" calcext:value-type="float">
            <text:p>6.79027</text:p>
          </table:table-cell>
          <table:table-cell table:number-columns-repeated="2"/>
          <table:table-cell office:value-type="float" office:value="9.17781" calcext:value-type="float">
            <text:p>9.17781</text:p>
          </table:table-cell>
          <table:table-cell office:value-type="float" office:value="-8.47056" calcext:value-type="float">
            <text:p>-8.47056</text:p>
          </table:table-cell>
          <table:table-cell table:number-columns-repeated="3"/>
          <table:table-cell office:value-type="float" office:value="87.6171" calcext:value-type="float">
            <text:p>87.6171</text:p>
          </table:table-cell>
          <table:table-cell office:value-type="float" office:value="23.5127" calcext:value-type="float">
            <text:p>23.5127</text:p>
          </table:table-cell>
        </table:table-row>
        <table:table-row table:style-name="ro1">
          <table:table-cell office:value-type="float" office:value="18.4022" calcext:value-type="float">
            <text:p>18.4022</text:p>
          </table:table-cell>
          <table:table-cell office:value-type="float" office:value="7.02231" calcext:value-type="float">
            <text:p>7.02231</text:p>
          </table:table-cell>
          <table:table-cell table:number-columns-repeated="2"/>
          <table:table-cell office:value-type="float" office:value="9.22922" calcext:value-type="float">
            <text:p>9.22922</text:p>
          </table:table-cell>
          <table:table-cell office:value-type="float" office:value="-8.6898" calcext:value-type="float">
            <text:p>-8.6898</text:p>
          </table:table-cell>
          <table:table-cell table:number-columns-repeated="3"/>
          <table:table-cell office:value-type="float" office:value="88.4191" calcext:value-type="float">
            <text:p>88.4191</text:p>
          </table:table-cell>
          <table:table-cell office:value-type="float" office:value="22.9498" calcext:value-type="float">
            <text:p>22.9498</text:p>
          </table:table-cell>
        </table:table-row>
        <table:table-row table:style-name="ro1">
          <table:table-cell office:value-type="float" office:value="18.8089" calcext:value-type="float">
            <text:p>18.8089</text:p>
          </table:table-cell>
          <table:table-cell office:value-type="float" office:value="7.24388" calcext:value-type="float">
            <text:p>7.24388</text:p>
          </table:table-cell>
          <table:table-cell table:number-columns-repeated="2"/>
          <table:table-cell office:value-type="float" office:value="9.37748" calcext:value-type="float">
            <text:p>9.37748</text:p>
          </table:table-cell>
          <table:table-cell office:value-type="float" office:value="-9.00609" calcext:value-type="float">
            <text:p>-9.00609</text:p>
          </table:table-cell>
          <table:table-cell table:number-columns-repeated="3"/>
          <table:table-cell office:value-type="float" office:value="89.7821" calcext:value-type="float">
            <text:p>89.7821</text:p>
          </table:table-cell>
          <table:table-cell office:value-type="float" office:value="22.4826" calcext:value-type="float">
            <text:p>22.4826</text:p>
          </table:table-cell>
        </table:table-row>
        <table:table-row table:style-name="ro1">
          <table:table-cell office:value-type="float" office:value="18.5479" calcext:value-type="float">
            <text:p>18.5479</text:p>
          </table:table-cell>
          <table:table-cell office:value-type="float" office:value="7.4012" calcext:value-type="float">
            <text:p>7.4012</text:p>
          </table:table-cell>
          <table:table-cell table:number-columns-repeated="2"/>
          <table:table-cell office:value-type="float" office:value="9.50096" calcext:value-type="float">
            <text:p>9.50096</text:p>
          </table:table-cell>
          <table:table-cell office:value-type="float" office:value="-9.25642" calcext:value-type="float">
            <text:p>-9.25642</text:p>
          </table:table-cell>
          <table:table-cell table:number-columns-repeated="3"/>
          <table:table-cell office:value-type="float" office:value="90.8419" calcext:value-type="float">
            <text:p>90.8419</text:p>
          </table:table-cell>
          <table:table-cell office:value-type="float" office:value="22.0974" calcext:value-type="float">
            <text:p>22.0974</text:p>
          </table:table-cell>
        </table:table-row>
        <table:table-row table:style-name="ro1">
          <table:table-cell office:value-type="float" office:value="19.3089" calcext:value-type="float">
            <text:p>19.3089</text:p>
          </table:table-cell>
          <table:table-cell office:value-type="float" office:value="7.67375" calcext:value-type="float">
            <text:p>7.67375</text:p>
          </table:table-cell>
          <table:table-cell table:number-columns-repeated="2"/>
          <table:table-cell office:value-type="float" office:value="9.47534" calcext:value-type="float">
            <text:p>9.47534</text:p>
          </table:table-cell>
          <table:table-cell office:value-type="float" office:value="-9.42627" calcext:value-type="float">
            <text:p>-9.42627</text:p>
          </table:table-cell>
          <table:table-cell table:number-columns-repeated="3"/>
          <table:table-cell office:value-type="float" office:value="92.0492" calcext:value-type="float">
            <text:p>92.0492</text:p>
          </table:table-cell>
          <table:table-cell office:value-type="float" office:value="21.5289" calcext:value-type="float">
            <text:p>21.5289</text:p>
          </table:table-cell>
        </table:table-row>
        <table:table-row table:style-name="ro1">
          <table:table-cell office:value-type="float" office:value="19.0239" calcext:value-type="float">
            <text:p>19.0239</text:p>
          </table:table-cell>
          <table:table-cell office:value-type="float" office:value="8.17194" calcext:value-type="float">
            <text:p>8.17194</text:p>
          </table:table-cell>
          <table:table-cell table:number-columns-repeated="2"/>
          <table:table-cell office:value-type="float" office:value="9.69942" calcext:value-type="float">
            <text:p>9.69942</text:p>
          </table:table-cell>
          <table:table-cell office:value-type="float" office:value="-9.88416" calcext:value-type="float">
            <text:p>-9.88416</text:p>
          </table:table-cell>
          <table:table-cell table:number-columns-repeated="3"/>
          <table:table-cell office:value-type="float" office:value="93.3186" calcext:value-type="float">
            <text:p>93.3186</text:p>
          </table:table-cell>
          <table:table-cell office:value-type="float" office:value="21.0712" calcext:value-type="float">
            <text:p>21.0712</text:p>
          </table:table-cell>
        </table:table-row>
        <table:table-row table:style-name="ro1">
          <table:table-cell office:value-type="float" office:value="19.6843" calcext:value-type="float">
            <text:p>19.6843</text:p>
          </table:table-cell>
          <table:table-cell office:value-type="float" office:value="8.35902" calcext:value-type="float">
            <text:p>8.35902</text:p>
          </table:table-cell>
          <table:table-cell table:number-columns-repeated="2"/>
          <table:table-cell office:value-type="float" office:value="9.60087" calcext:value-type="float">
            <text:p>9.60087</text:p>
          </table:table-cell>
          <table:table-cell office:value-type="float" office:value="-9.96395" calcext:value-type="float">
            <text:p>-9.96395</text:p>
          </table:table-cell>
          <table:table-cell table:number-columns-repeated="3"/>
          <table:table-cell office:value-type="float" office:value="93.7423" calcext:value-type="float">
            <text:p>93.7423</text:p>
          </table:table-cell>
          <table:table-cell office:value-type="float" office:value="20.5071" calcext:value-type="float">
            <text:p>20.5071</text:p>
          </table:table-cell>
        </table:table-row>
        <table:table-row table:style-name="ro1">
          <table:table-cell office:value-type="float" office:value="19.6061" calcext:value-type="float">
            <text:p>19.6061</text:p>
          </table:table-cell>
          <table:table-cell office:value-type="float" office:value="9.48659" calcext:value-type="float">
            <text:p>9.48659</text:p>
          </table:table-cell>
          <table:table-cell table:number-columns-repeated="2"/>
          <table:table-cell office:value-type="float" office:value="9.92627" calcext:value-type="float">
            <text:p>9.92627</text:p>
          </table:table-cell>
          <table:table-cell office:value-type="float" office:value="-10.4745" calcext:value-type="float">
            <text:p>-10.4745</text:p>
          </table:table-cell>
          <table:table-cell table:number-columns-repeated="3"/>
          <table:table-cell office:value-type="float" office:value="94.494" calcext:value-type="float">
            <text:p>94.494</text:p>
          </table:table-cell>
          <table:table-cell office:value-type="float" office:value="19.8854" calcext:value-type="float">
            <text:p>19.8854</text:p>
          </table:table-cell>
        </table:table-row>
        <table:table-row table:style-name="ro1">
          <table:table-cell office:value-type="float" office:value="19.6163" calcext:value-type="float">
            <text:p>19.6163</text:p>
          </table:table-cell>
          <table:table-cell office:value-type="float" office:value="9.76606" calcext:value-type="float">
            <text:p>9.76606</text:p>
          </table:table-cell>
          <table:table-cell table:number-columns-repeated="2"/>
          <table:table-cell office:value-type="float" office:value="9.71825" calcext:value-type="float">
            <text:p>9.71825</text:p>
          </table:table-cell>
          <table:table-cell office:value-type="float" office:value="-10.5087" calcext:value-type="float">
            <text:p>-10.5087</text:p>
          </table:table-cell>
          <table:table-cell table:number-columns-repeated="3"/>
          <table:table-cell office:value-type="float" office:value="95.6097" calcext:value-type="float">
            <text:p>95.6097</text:p>
          </table:table-cell>
          <table:table-cell office:value-type="float" office:value="19.5804" calcext:value-type="float">
            <text:p>19.5804</text:p>
          </table:table-cell>
        </table:table-row>
        <table:table-row table:style-name="ro1">
          <table:table-cell office:value-type="float" office:value="19.1911" calcext:value-type="float">
            <text:p>19.1911</text:p>
          </table:table-cell>
          <table:table-cell office:value-type="float" office:value="11.5493" calcext:value-type="float">
            <text:p>11.5493</text:p>
          </table:table-cell>
          <table:table-cell table:number-columns-repeated="2"/>
          <table:table-cell office:value-type="float" office:value="9.88465" calcext:value-type="float">
            <text:p>9.88465</text:p>
          </table:table-cell>
          <table:table-cell office:value-type="float" office:value="-10.9383" calcext:value-type="float">
            <text:p>-10.9383</text:p>
          </table:table-cell>
          <table:table-cell table:number-columns-repeated="3"/>
          <table:table-cell office:value-type="float" office:value="96.559" calcext:value-type="float">
            <text:p>96.559</text:p>
          </table:table-cell>
          <table:table-cell office:value-type="float" office:value="18.8688" calcext:value-type="float">
            <text:p>18.8688</text:p>
          </table:table-cell>
        </table:table-row>
        <table:table-row table:style-name="ro1">
          <table:table-cell office:value-type="float" office:value="19.6775" calcext:value-type="float">
            <text:p>19.6775</text:p>
          </table:table-cell>
          <table:table-cell office:value-type="float" office:value="10.803" calcext:value-type="float">
            <text:p>10.803</text:p>
          </table:table-cell>
          <table:table-cell table:number-columns-repeated="2"/>
          <table:table-cell office:value-type="float" office:value="9.83952" calcext:value-type="float">
            <text:p>9.83952</text:p>
          </table:table-cell>
          <table:table-cell office:value-type="float" office:value="-11.1692" calcext:value-type="float">
            <text:p>-11.1692</text:p>
          </table:table-cell>
          <table:table-cell table:number-columns-repeated="3"/>
          <table:table-cell office:value-type="float" office:value="97.5333" calcext:value-type="float">
            <text:p>97.5333</text:p>
          </table:table-cell>
          <table:table-cell office:value-type="float" office:value="18.1735" calcext:value-type="float">
            <text:p>18.1735</text:p>
          </table:table-cell>
        </table:table-row>
        <table:table-row table:style-name="ro1">
          <table:table-cell office:value-type="float" office:value="19.4335" calcext:value-type="float">
            <text:p>19.4335</text:p>
          </table:table-cell>
          <table:table-cell office:value-type="float" office:value="12.3402" calcext:value-type="float">
            <text:p>12.3402</text:p>
          </table:table-cell>
          <table:table-cell table:number-columns-repeated="2"/>
          <table:table-cell office:value-type="float" office:value="9.87961" calcext:value-type="float">
            <text:p>9.87961</text:p>
          </table:table-cell>
          <table:table-cell office:value-type="float" office:value="-11.5637" calcext:value-type="float">
            <text:p>-11.5637</text:p>
          </table:table-cell>
          <table:table-cell table:number-columns-repeated="3"/>
          <table:table-cell office:value-type="float" office:value="98.4162" calcext:value-type="float">
            <text:p>98.4162</text:p>
          </table:table-cell>
          <table:table-cell office:value-type="float" office:value="18.1556" calcext:value-type="float">
            <text:p>18.1556</text:p>
          </table:table-cell>
        </table:table-row>
        <table:table-row table:style-name="ro1">
          <table:table-cell office:value-type="float" office:value="19.2063" calcext:value-type="float">
            <text:p>19.2063</text:p>
          </table:table-cell>
          <table:table-cell office:value-type="float" office:value="12.2418" calcext:value-type="float">
            <text:p>12.2418</text:p>
          </table:table-cell>
          <table:table-cell table:number-columns-repeated="2"/>
          <table:table-cell office:value-type="float" office:value="9.85311" calcext:value-type="float">
            <text:p>9.85311</text:p>
          </table:table-cell>
          <table:table-cell office:value-type="float" office:value="-11.8523" calcext:value-type="float">
            <text:p>-11.8523</text:p>
          </table:table-cell>
          <table:table-cell table:number-columns-repeated="3"/>
          <table:table-cell office:value-type="float" office:value="98.9782" calcext:value-type="float">
            <text:p>98.9782</text:p>
          </table:table-cell>
          <table:table-cell office:value-type="float" office:value="17.2949" calcext:value-type="float">
            <text:p>17.2949</text:p>
          </table:table-cell>
        </table:table-row>
        <table:table-row table:style-name="ro1">
          <table:table-cell office:value-type="float" office:value="19.966" calcext:value-type="float">
            <text:p>19.966</text:p>
          </table:table-cell>
          <table:table-cell office:value-type="float" office:value="11.9688" calcext:value-type="float">
            <text:p>11.9688</text:p>
          </table:table-cell>
          <table:table-cell table:number-columns-repeated="2"/>
          <table:table-cell office:value-type="float" office:value="9.69694" calcext:value-type="float">
            <text:p>9.69694</text:p>
          </table:table-cell>
          <table:table-cell office:value-type="float" office:value="-11.9706" calcext:value-type="float">
            <text:p>-11.9706</text:p>
          </table:table-cell>
          <table:table-cell table:number-columns-repeated="3"/>
          <table:table-cell office:value-type="float" office:value="100.441" calcext:value-type="float">
            <text:p>100.441</text:p>
          </table:table-cell>
          <table:table-cell office:value-type="float" office:value="16.9521" calcext:value-type="float">
            <text:p>16.9521</text:p>
          </table:table-cell>
        </table:table-row>
        <table:table-row table:style-name="ro1">
          <table:table-cell office:value-type="float" office:value="20.0192" calcext:value-type="float">
            <text:p>20.0192</text:p>
          </table:table-cell>
          <table:table-cell office:value-type="float" office:value="12.4823" calcext:value-type="float">
            <text:p>12.4823</text:p>
          </table:table-cell>
          <table:table-cell table:number-columns-repeated="2"/>
          <table:table-cell office:value-type="float" office:value="9.72311" calcext:value-type="float">
            <text:p>9.72311</text:p>
          </table:table-cell>
          <table:table-cell office:value-type="float" office:value="-12.3964" calcext:value-type="float">
            <text:p>-12.3964</text:p>
          </table:table-cell>
          <table:table-cell table:number-columns-repeated="3"/>
          <table:table-cell office:value-type="float" office:value="101.169" calcext:value-type="float">
            <text:p>101.169</text:p>
          </table:table-cell>
          <table:table-cell office:value-type="float" office:value="16.4353" calcext:value-type="float">
            <text:p>16.4353</text:p>
          </table:table-cell>
        </table:table-row>
        <table:table-row table:style-name="ro1">
          <table:table-cell office:value-type="float" office:value="20.9151" calcext:value-type="float">
            <text:p>20.9151</text:p>
          </table:table-cell>
          <table:table-cell office:value-type="float" office:value="12.2555" calcext:value-type="float">
            <text:p>12.2555</text:p>
          </table:table-cell>
          <table:table-cell table:number-columns-repeated="2"/>
          <table:table-cell office:value-type="float" office:value="9.39039" calcext:value-type="float">
            <text:p>9.39039</text:p>
          </table:table-cell>
          <table:table-cell office:value-type="float" office:value="-12.3902" calcext:value-type="float">
            <text:p>-12.3902</text:p>
          </table:table-cell>
          <table:table-cell table:number-columns-repeated="3"/>
          <table:table-cell office:value-type="float" office:value="102.081" calcext:value-type="float">
            <text:p>102.081</text:p>
          </table:table-cell>
          <table:table-cell office:value-type="float" office:value="15.8359" calcext:value-type="float">
            <text:p>15.8359</text:p>
          </table:table-cell>
        </table:table-row>
        <table:table-row table:style-name="ro1">
          <table:table-cell office:value-type="float" office:value="19.858" calcext:value-type="float">
            <text:p>19.858</text:p>
          </table:table-cell>
          <table:table-cell office:value-type="float" office:value="13.5236" calcext:value-type="float">
            <text:p>13.5236</text:p>
          </table:table-cell>
          <table:table-cell table:number-columns-repeated="2"/>
          <table:table-cell office:value-type="float" office:value="9.34456" calcext:value-type="float">
            <text:p>9.34456</text:p>
          </table:table-cell>
          <table:table-cell office:value-type="float" office:value="-12.7106" calcext:value-type="float">
            <text:p>-12.7106</text:p>
          </table:table-cell>
          <table:table-cell table:number-columns-repeated="3"/>
          <table:table-cell office:value-type="float" office:value="102.776" calcext:value-type="float">
            <text:p>102.776</text:p>
          </table:table-cell>
          <table:table-cell office:value-type="float" office:value="15.1195" calcext:value-type="float">
            <text:p>15.1195</text:p>
          </table:table-cell>
        </table:table-row>
        <table:table-row table:style-name="ro1">
          <table:table-cell office:value-type="float" office:value="20.3387" calcext:value-type="float">
            <text:p>20.3387</text:p>
          </table:table-cell>
          <table:table-cell office:value-type="float" office:value="13.5307" calcext:value-type="float">
            <text:p>13.5307</text:p>
          </table:table-cell>
          <table:table-cell table:number-columns-repeated="2"/>
          <table:table-cell office:value-type="float" office:value="9.15326" calcext:value-type="float">
            <text:p>9.15326</text:p>
          </table:table-cell>
          <table:table-cell office:value-type="float" office:value="-13.0031" calcext:value-type="float">
            <text:p>-13.0031</text:p>
          </table:table-cell>
          <table:table-cell table:number-columns-repeated="3"/>
          <table:table-cell office:value-type="float" office:value="103.905" calcext:value-type="float">
            <text:p>103.905</text:p>
          </table:table-cell>
          <table:table-cell office:value-type="float" office:value="14.7607" calcext:value-type="float">
            <text:p>14.7607</text:p>
          </table:table-cell>
        </table:table-row>
        <table:table-row table:style-name="ro1">
          <table:table-cell office:value-type="float" office:value="19.6717" calcext:value-type="float">
            <text:p>19.6717</text:p>
          </table:table-cell>
          <table:table-cell office:value-type="float" office:value="14.4038" calcext:value-type="float">
            <text:p>14.4038</text:p>
          </table:table-cell>
          <table:table-cell table:number-columns-repeated="2"/>
          <table:table-cell office:value-type="float" office:value="8.71632" calcext:value-type="float">
            <text:p>8.71632</text:p>
          </table:table-cell>
          <table:table-cell office:value-type="float" office:value="-12.9613" calcext:value-type="float">
            <text:p>-12.9613</text:p>
          </table:table-cell>
          <table:table-cell table:number-columns-repeated="3"/>
          <table:table-cell office:value-type="float" office:value="105.316" calcext:value-type="float">
            <text:p>105.316</text:p>
          </table:table-cell>
          <table:table-cell office:value-type="float" office:value="14.0026" calcext:value-type="float">
            <text:p>14.0026</text:p>
          </table:table-cell>
        </table:table-row>
        <table:table-row table:style-name="ro1">
          <table:table-cell office:value-type="float" office:value="20.1149" calcext:value-type="float">
            <text:p>20.1149</text:p>
          </table:table-cell>
          <table:table-cell office:value-type="float" office:value="14.0165" calcext:value-type="float">
            <text:p>14.0165</text:p>
          </table:table-cell>
          <table:table-cell table:number-columns-repeated="2"/>
          <table:table-cell office:value-type="float" office:value="8.54518" calcext:value-type="float">
            <text:p>8.54518</text:p>
          </table:table-cell>
          <table:table-cell office:value-type="float" office:value="-13.1702" calcext:value-type="float">
            <text:p>-13.1702</text:p>
          </table:table-cell>
          <table:table-cell table:number-columns-repeated="3"/>
          <table:table-cell office:value-type="float" office:value="106.439" calcext:value-type="float">
            <text:p>106.439</text:p>
          </table:table-cell>
          <table:table-cell office:value-type="float" office:value="14.2401" calcext:value-type="float">
            <text:p>14.2401</text:p>
          </table:table-cell>
        </table:table-row>
        <table:table-row table:style-name="ro1">
          <table:table-cell office:value-type="float" office:value="20.0157" calcext:value-type="float">
            <text:p>20.0157</text:p>
          </table:table-cell>
          <table:table-cell office:value-type="float" office:value="15.3443" calcext:value-type="float">
            <text:p>15.3443</text:p>
          </table:table-cell>
          <table:table-cell table:number-columns-repeated="2"/>
          <table:table-cell office:value-type="float" office:value="8.22926" calcext:value-type="float">
            <text:p>8.22926</text:p>
          </table:table-cell>
          <table:table-cell office:value-type="float" office:value="-13.1698" calcext:value-type="float">
            <text:p>-13.1698</text:p>
          </table:table-cell>
          <table:table-cell table:number-columns-repeated="3"/>
          <table:table-cell office:value-type="float" office:value="108.131" calcext:value-type="float">
            <text:p>108.131</text:p>
          </table:table-cell>
          <table:table-cell office:value-type="float" office:value="13.6844" calcext:value-type="float">
            <text:p>13.6844</text:p>
          </table:table-cell>
        </table:table-row>
        <table:table-row table:style-name="ro1">
          <table:table-cell office:value-type="float" office:value="19.9388" calcext:value-type="float">
            <text:p>19.9388</text:p>
          </table:table-cell>
          <table:table-cell office:value-type="float" office:value="15.0864" calcext:value-type="float">
            <text:p>15.0864</text:p>
          </table:table-cell>
          <table:table-cell table:number-columns-repeated="2"/>
          <table:table-cell office:value-type="float" office:value="7.82914" calcext:value-type="float">
            <text:p>7.82914</text:p>
          </table:table-cell>
          <table:table-cell office:value-type="float" office:value="-13.0525" calcext:value-type="float">
            <text:p>-13.0525</text:p>
          </table:table-cell>
          <table:table-cell table:number-columns-repeated="3"/>
          <table:table-cell office:value-type="float" office:value="109.388" calcext:value-type="float">
            <text:p>109.388</text:p>
          </table:table-cell>
          <table:table-cell office:value-type="float" office:value="13.1556" calcext:value-type="float">
            <text:p>13.1556</text:p>
          </table:table-cell>
        </table:table-row>
        <table:table-row table:style-name="ro1">
          <table:table-cell office:value-type="float" office:value="19.1556" calcext:value-type="float">
            <text:p>19.1556</text:p>
          </table:table-cell>
          <table:table-cell office:value-type="float" office:value="16.0022" calcext:value-type="float">
            <text:p>16.0022</text:p>
          </table:table-cell>
          <table:table-cell table:number-columns-repeated="2"/>
          <table:table-cell office:value-type="float" office:value="7.66146" calcext:value-type="float">
            <text:p>7.66146</text:p>
          </table:table-cell>
          <table:table-cell office:value-type="float" office:value="-13.3079" calcext:value-type="float">
            <text:p>-13.3079</text:p>
          </table:table-cell>
          <table:table-cell table:number-columns-repeated="3"/>
          <table:table-cell office:value-type="float" office:value="111.426" calcext:value-type="float">
            <text:p>111.426</text:p>
          </table:table-cell>
          <table:table-cell office:value-type="float" office:value="12.9557" calcext:value-type="float">
            <text:p>12.9557</text:p>
          </table:table-cell>
        </table:table-row>
        <table:table-row table:style-name="ro1">
          <table:table-cell office:value-type="float" office:value="19.4007" calcext:value-type="float">
            <text:p>19.4007</text:p>
          </table:table-cell>
          <table:table-cell office:value-type="float" office:value="16.2962" calcext:value-type="float">
            <text:p>16.2962</text:p>
          </table:table-cell>
          <table:table-cell table:number-columns-repeated="2"/>
          <table:table-cell office:value-type="float" office:value="7.21108" calcext:value-type="float">
            <text:p>7.21108</text:p>
          </table:table-cell>
          <table:table-cell office:value-type="float" office:value="-13.0985" calcext:value-type="float">
            <text:p>-13.0985</text:p>
          </table:table-cell>
          <table:table-cell table:number-columns-repeated="3"/>
          <table:table-cell office:value-type="float" office:value="112.797" calcext:value-type="float">
            <text:p>112.797</text:p>
          </table:table-cell>
          <table:table-cell office:value-type="float" office:value="12.8241" calcext:value-type="float">
            <text:p>12.8241</text:p>
          </table:table-cell>
        </table:table-row>
        <table:table-row table:style-name="ro1">
          <table:table-cell office:value-type="float" office:value="18.8373" calcext:value-type="float">
            <text:p>18.8373</text:p>
          </table:table-cell>
          <table:table-cell office:value-type="float" office:value="17.7112" calcext:value-type="float">
            <text:p>17.7112</text:p>
          </table:table-cell>
          <table:table-cell table:number-columns-repeated="2"/>
          <table:table-cell office:value-type="float" office:value="6.88472" calcext:value-type="float">
            <text:p>6.88472</text:p>
          </table:table-cell>
          <table:table-cell office:value-type="float" office:value="-12.9588" calcext:value-type="float">
            <text:p>-12.9588</text:p>
          </table:table-cell>
          <table:table-cell table:number-columns-repeated="3"/>
          <table:table-cell office:value-type="float" office:value="114.916" calcext:value-type="float">
            <text:p>114.916</text:p>
          </table:table-cell>
          <table:table-cell office:value-type="float" office:value="12.3187" calcext:value-type="float">
            <text:p>12.3187</text:p>
          </table:table-cell>
        </table:table-row>
        <table:table-row table:style-name="ro1">
          <table:table-cell office:value-type="float" office:value="18.8177" calcext:value-type="float">
            <text:p>18.8177</text:p>
          </table:table-cell>
          <table:table-cell office:value-type="float" office:value="17.0316" calcext:value-type="float">
            <text:p>17.0316</text:p>
          </table:table-cell>
          <table:table-cell table:number-columns-repeated="2"/>
          <table:table-cell office:value-type="float" office:value="6.77424" calcext:value-type="float">
            <text:p>6.77424</text:p>
          </table:table-cell>
          <table:table-cell office:value-type="float" office:value="-13.2337" calcext:value-type="float">
            <text:p>-13.2337</text:p>
          </table:table-cell>
          <table:table-cell table:number-columns-repeated="3"/>
          <table:table-cell office:value-type="float" office:value="116.871" calcext:value-type="float">
            <text:p>116.871</text:p>
          </table:table-cell>
          <table:table-cell office:value-type="float" office:value="12.0659" calcext:value-type="float">
            <text:p>12.0659</text:p>
          </table:table-cell>
        </table:table-row>
        <table:table-row table:style-name="ro1">
          <table:table-cell office:value-type="float" office:value="18.2749" calcext:value-type="float">
            <text:p>18.2749</text:p>
          </table:table-cell>
          <table:table-cell office:value-type="float" office:value="17.4877" calcext:value-type="float">
            <text:p>17.4877</text:p>
          </table:table-cell>
          <table:table-cell table:number-columns-repeated="2"/>
          <table:table-cell office:value-type="float" office:value="6.40137" calcext:value-type="float">
            <text:p>6.40137</text:p>
          </table:table-cell>
          <table:table-cell office:value-type="float" office:value="-13.0799" calcext:value-type="float">
            <text:p>-13.0799</text:p>
          </table:table-cell>
          <table:table-cell table:number-columns-repeated="3"/>
          <table:table-cell office:value-type="float" office:value="118.85" calcext:value-type="float">
            <text:p>118.85</text:p>
          </table:table-cell>
          <table:table-cell office:value-type="float" office:value="12.4063" calcext:value-type="float">
            <text:p>12.4063</text:p>
          </table:table-cell>
        </table:table-row>
        <table:table-row table:style-name="ro1">
          <table:table-cell office:value-type="float" office:value="18.3021" calcext:value-type="float">
            <text:p>18.3021</text:p>
          </table:table-cell>
          <table:table-cell office:value-type="float" office:value="17.498" calcext:value-type="float">
            <text:p>17.498</text:p>
          </table:table-cell>
          <table:table-cell table:number-columns-repeated="2"/>
          <table:table-cell office:value-type="float" office:value="6.10143" calcext:value-type="float">
            <text:p>6.10143</text:p>
          </table:table-cell>
          <table:table-cell office:value-type="float" office:value="-13.0076" calcext:value-type="float">
            <text:p>-13.0076</text:p>
          </table:table-cell>
          <table:table-cell table:number-columns-repeated="3"/>
          <table:table-cell office:value-type="float" office:value="120.934" calcext:value-type="float">
            <text:p>120.934</text:p>
          </table:table-cell>
          <table:table-cell office:value-type="float" office:value="12.1905" calcext:value-type="float">
            <text:p>12.1905</text:p>
          </table:table-cell>
        </table:table-row>
        <table:table-row table:style-name="ro1">
          <table:table-cell office:value-type="float" office:value="18.8558" calcext:value-type="float">
            <text:p>18.8558</text:p>
          </table:table-cell>
          <table:table-cell office:value-type="float" office:value="18.1364" calcext:value-type="float">
            <text:p>18.1364</text:p>
          </table:table-cell>
          <table:table-cell table:number-columns-repeated="2"/>
          <table:table-cell office:value-type="float" office:value="5.79854" calcext:value-type="float">
            <text:p>5.79854</text:p>
          </table:table-cell>
          <table:table-cell office:value-type="float" office:value="-12.8478" calcext:value-type="float">
            <text:p>-12.8478</text:p>
          </table:table-cell>
          <table:table-cell table:number-columns-repeated="3"/>
          <table:table-cell office:value-type="float" office:value="123.142" calcext:value-type="float">
            <text:p>123.142</text:p>
          </table:table-cell>
          <table:table-cell office:value-type="float" office:value="12.7694" calcext:value-type="float">
            <text:p>12.7694</text:p>
          </table:table-cell>
        </table:table-row>
        <table:table-row table:style-name="ro1">
          <table:table-cell office:value-type="float" office:value="17.7945" calcext:value-type="float">
            <text:p>17.7945</text:p>
          </table:table-cell>
          <table:table-cell office:value-type="float" office:value="18.0801" calcext:value-type="float">
            <text:p>18.0801</text:p>
          </table:table-cell>
          <table:table-cell table:number-columns-repeated="2"/>
          <table:table-cell office:value-type="float" office:value="5.50547" calcext:value-type="float">
            <text:p>5.50547</text:p>
          </table:table-cell>
          <table:table-cell office:value-type="float" office:value="-12.5721" calcext:value-type="float">
            <text:p>-12.5721</text:p>
          </table:table-cell>
          <table:table-cell table:number-columns-repeated="3"/>
          <table:table-cell office:value-type="float" office:value="125.376" calcext:value-type="float">
            <text:p>125.376</text:p>
          </table:table-cell>
          <table:table-cell office:value-type="float" office:value="12.9964" calcext:value-type="float">
            <text:p>12.9964</text:p>
          </table:table-cell>
        </table:table-row>
        <table:table-row table:style-name="ro1">
          <table:table-cell office:value-type="float" office:value="16.9398" calcext:value-type="float">
            <text:p>16.9398</text:p>
          </table:table-cell>
          <table:table-cell office:value-type="float" office:value="19.7311" calcext:value-type="float">
            <text:p>19.7311</text:p>
          </table:table-cell>
          <table:table-cell table:number-columns-repeated="2"/>
          <table:table-cell office:value-type="float" office:value="5.27506" calcext:value-type="float">
            <text:p>5.27506</text:p>
          </table:table-cell>
          <table:table-cell office:value-type="float" office:value="-12.4782" calcext:value-type="float">
            <text:p>-12.4782</text:p>
          </table:table-cell>
          <table:table-cell table:number-columns-repeated="3"/>
          <table:table-cell office:value-type="float" office:value="127.506" calcext:value-type="float">
            <text:p>127.506</text:p>
          </table:table-cell>
          <table:table-cell office:value-type="float" office:value="13.153" calcext:value-type="float">
            <text:p>13.153</text:p>
          </table:table-cell>
        </table:table-row>
        <table:table-row table:style-name="ro1">
          <table:table-cell office:value-type="float" office:value="16.1674" calcext:value-type="float">
            <text:p>16.1674</text:p>
          </table:table-cell>
          <table:table-cell office:value-type="float" office:value="20.2201" calcext:value-type="float">
            <text:p>20.2201</text:p>
          </table:table-cell>
          <table:table-cell table:number-columns-repeated="2"/>
          <table:table-cell office:value-type="float" office:value="5.04446" calcext:value-type="float">
            <text:p>5.04446</text:p>
          </table:table-cell>
          <table:table-cell office:value-type="float" office:value="-12.3808" calcext:value-type="float">
            <text:p>-12.3808</text:p>
          </table:table-cell>
          <table:table-cell table:number-columns-repeated="3"/>
          <table:table-cell office:value-type="float" office:value="130.334" calcext:value-type="float">
            <text:p>130.334</text:p>
          </table:table-cell>
          <table:table-cell office:value-type="float" office:value="13.781" calcext:value-type="float">
            <text:p>13.781</text:p>
          </table:table-cell>
        </table:table-row>
        <table:table-row table:style-name="ro1">
          <table:table-cell office:value-type="float" office:value="16.4366" calcext:value-type="float">
            <text:p>16.4366</text:p>
          </table:table-cell>
          <table:table-cell office:value-type="float" office:value="18.2742" calcext:value-type="float">
            <text:p>18.2742</text:p>
          </table:table-cell>
          <table:table-cell table:number-columns-repeated="2"/>
          <table:table-cell office:value-type="float" office:value="4.75061" calcext:value-type="float">
            <text:p>4.75061</text:p>
          </table:table-cell>
          <table:table-cell office:value-type="float" office:value="-11.9803" calcext:value-type="float">
            <text:p>-11.9803</text:p>
          </table:table-cell>
          <table:table-cell table:number-columns-repeated="3"/>
          <table:table-cell office:value-type="float" office:value="132.447" calcext:value-type="float">
            <text:p>132.447</text:p>
          </table:table-cell>
          <table:table-cell office:value-type="float" office:value="14.3423" calcext:value-type="float">
            <text:p>14.3423</text:p>
          </table:table-cell>
        </table:table-row>
        <table:table-row table:style-name="ro1">
          <table:table-cell office:value-type="float" office:value="16.2328" calcext:value-type="float">
            <text:p>16.2328</text:p>
          </table:table-cell>
          <table:table-cell office:value-type="float" office:value="19.2166" calcext:value-type="float">
            <text:p>19.2166</text:p>
          </table:table-cell>
          <table:table-cell table:number-columns-repeated="2"/>
          <table:table-cell office:value-type="float" office:value="4.69113" calcext:value-type="float">
            <text:p>4.69113</text:p>
          </table:table-cell>
          <table:table-cell office:value-type="float" office:value="-11.9084" calcext:value-type="float">
            <text:p>-11.9084</text:p>
          </table:table-cell>
          <table:table-cell table:number-columns-repeated="3"/>
          <table:table-cell office:value-type="float" office:value="135.127" calcext:value-type="float">
            <text:p>135.127</text:p>
          </table:table-cell>
          <table:table-cell office:value-type="float" office:value="14.6575" calcext:value-type="float">
            <text:p>14.6575</text:p>
          </table:table-cell>
        </table:table-row>
        <table:table-row table:style-name="ro1">
          <table:table-cell office:value-type="float" office:value="14.3677" calcext:value-type="float">
            <text:p>14.3677</text:p>
          </table:table-cell>
          <table:table-cell office:value-type="float" office:value="21.3406" calcext:value-type="float">
            <text:p>21.3406</text:p>
          </table:table-cell>
          <table:table-cell table:number-columns-repeated="2"/>
          <table:table-cell office:value-type="float" office:value="4.59746" calcext:value-type="float">
            <text:p>4.59746</text:p>
          </table:table-cell>
          <table:table-cell office:value-type="float" office:value="-11.6205" calcext:value-type="float">
            <text:p>-11.6205</text:p>
          </table:table-cell>
          <table:table-cell table:number-columns-repeated="3"/>
          <table:table-cell office:value-type="float" office:value="137.653" calcext:value-type="float">
            <text:p>137.653</text:p>
          </table:table-cell>
          <table:table-cell office:value-type="float" office:value="16.5145" calcext:value-type="float">
            <text:p>16.5145</text:p>
          </table:table-cell>
        </table:table-row>
        <table:table-row table:style-name="ro1">
          <table:table-cell office:value-type="float" office:value="14.7476" calcext:value-type="float">
            <text:p>14.7476</text:p>
          </table:table-cell>
          <table:table-cell office:value-type="float" office:value="19.9571" calcext:value-type="float">
            <text:p>19.9571</text:p>
          </table:table-cell>
          <table:table-cell table:number-columns-repeated="2"/>
          <table:table-cell office:value-type="float" office:value="4.47442" calcext:value-type="float">
            <text:p>4.47442</text:p>
          </table:table-cell>
          <table:table-cell office:value-type="float" office:value="-11.3673" calcext:value-type="float">
            <text:p>-11.3673</text:p>
          </table:table-cell>
          <table:table-cell table:number-columns-repeated="3"/>
          <table:table-cell office:value-type="float" office:value="140.305" calcext:value-type="float">
            <text:p>140.305</text:p>
          </table:table-cell>
          <table:table-cell office:value-type="float" office:value="17.5379" calcext:value-type="float">
            <text:p>17.5379</text:p>
          </table:table-cell>
        </table:table-row>
        <table:table-row table:style-name="ro1">
          <table:table-cell office:value-type="float" office:value="13.841" calcext:value-type="float">
            <text:p>13.841</text:p>
          </table:table-cell>
          <table:table-cell office:value-type="float" office:value="21.0031" calcext:value-type="float">
            <text:p>21.0031</text:p>
          </table:table-cell>
          <table:table-cell table:number-columns-repeated="2"/>
          <table:table-cell office:value-type="float" office:value="4.43713" calcext:value-type="float">
            <text:p>4.43713</text:p>
          </table:table-cell>
          <table:table-cell office:value-type="float" office:value="-11.024" calcext:value-type="float">
            <text:p>-11.024</text:p>
          </table:table-cell>
          <table:table-cell table:number-columns-repeated="3"/>
          <table:table-cell office:value-type="float" office:value="142.626" calcext:value-type="float">
            <text:p>142.626</text:p>
          </table:table-cell>
          <table:table-cell office:value-type="float" office:value="18.1458" calcext:value-type="float">
            <text:p>18.1458</text:p>
          </table:table-cell>
        </table:table-row>
        <table:table-row table:style-name="ro1">
          <table:table-cell office:value-type="float" office:value="13.8232" calcext:value-type="float">
            <text:p>13.8232</text:p>
          </table:table-cell>
          <table:table-cell office:value-type="float" office:value="20.859" calcext:value-type="float">
            <text:p>20.859</text:p>
          </table:table-cell>
          <table:table-cell table:number-columns-repeated="2"/>
          <table:table-cell office:value-type="float" office:value="4.44745" calcext:value-type="float">
            <text:p>4.44745</text:p>
          </table:table-cell>
          <table:table-cell office:value-type="float" office:value="-10.786" calcext:value-type="float">
            <text:p>-10.786</text:p>
          </table:table-cell>
          <table:table-cell table:number-columns-repeated="3"/>
          <table:table-cell office:value-type="float" office:value="145.789" calcext:value-type="float">
            <text:p>145.789</text:p>
          </table:table-cell>
          <table:table-cell office:value-type="float" office:value="19.3785" calcext:value-type="float">
            <text:p>19.3785</text:p>
          </table:table-cell>
        </table:table-row>
        <table:table-row table:style-name="ro1">
          <table:table-cell office:value-type="float" office:value="13.8263" calcext:value-type="float">
            <text:p>13.8263</text:p>
          </table:table-cell>
          <table:table-cell office:value-type="float" office:value="20.4261" calcext:value-type="float">
            <text:p>20.4261</text:p>
          </table:table-cell>
          <table:table-cell table:number-columns-repeated="2"/>
          <table:table-cell office:value-type="float" office:value="4.46329" calcext:value-type="float">
            <text:p>4.46329</text:p>
          </table:table-cell>
          <table:table-cell office:value-type="float" office:value="-10.5756" calcext:value-type="float">
            <text:p>-10.5756</text:p>
          </table:table-cell>
          <table:table-cell table:number-columns-repeated="3"/>
          <table:table-cell office:value-type="float" office:value="148.146" calcext:value-type="float">
            <text:p>148.146</text:p>
          </table:table-cell>
          <table:table-cell office:value-type="float" office:value="20.9376" calcext:value-type="float">
            <text:p>20.9376</text:p>
          </table:table-cell>
        </table:table-row>
        <table:table-row table:style-name="ro1">
          <table:table-cell office:value-type="float" office:value="13.2669" calcext:value-type="float">
            <text:p>13.2669</text:p>
          </table:table-cell>
          <table:table-cell office:value-type="float" office:value="21.1579" calcext:value-type="float">
            <text:p>21.1579</text:p>
          </table:table-cell>
          <table:table-cell table:number-columns-repeated="2"/>
          <table:table-cell office:value-type="float" office:value="4.51895" calcext:value-type="float">
            <text:p>4.51895</text:p>
          </table:table-cell>
          <table:table-cell office:value-type="float" office:value="-10.2367" calcext:value-type="float">
            <text:p>-10.2367</text:p>
          </table:table-cell>
          <table:table-cell table:number-columns-repeated="3"/>
          <table:table-cell office:value-type="float" office:value="150.649" calcext:value-type="float">
            <text:p>150.649</text:p>
          </table:table-cell>
          <table:table-cell office:value-type="float" office:value="21.8148" calcext:value-type="float">
            <text:p>21.8148</text:p>
          </table:table-cell>
        </table:table-row>
        <table:table-row table:style-name="ro1">
          <table:table-cell office:value-type="float" office:value="11.5171" calcext:value-type="float">
            <text:p>11.5171</text:p>
          </table:table-cell>
          <table:table-cell office:value-type="float" office:value="21.6724" calcext:value-type="float">
            <text:p>21.6724</text:p>
          </table:table-cell>
          <table:table-cell table:number-columns-repeated="2"/>
          <table:table-cell office:value-type="float" office:value="4.63224" calcext:value-type="float">
            <text:p>4.63224</text:p>
          </table:table-cell>
          <table:table-cell office:value-type="float" office:value="-9.9707" calcext:value-type="float">
            <text:p>-9.9707</text:p>
          </table:table-cell>
          <table:table-cell table:number-columns-repeated="3"/>
          <table:table-cell office:value-type="float" office:value="153.466" calcext:value-type="float">
            <text:p>153.466</text:p>
          </table:table-cell>
          <table:table-cell office:value-type="float" office:value="22.9115" calcext:value-type="float">
            <text:p>22.9115</text:p>
          </table:table-cell>
        </table:table-row>
        <table:table-row table:style-name="ro1">
          <table:table-cell office:value-type="float" office:value="12.3859" calcext:value-type="float">
            <text:p>12.3859</text:p>
          </table:table-cell>
          <table:table-cell office:value-type="float" office:value="21.1066" calcext:value-type="float">
            <text:p>21.1066</text:p>
          </table:table-cell>
          <table:table-cell table:number-columns-repeated="2"/>
          <table:table-cell office:value-type="float" office:value="4.60757" calcext:value-type="float">
            <text:p>4.60757</text:p>
          </table:table-cell>
          <table:table-cell office:value-type="float" office:value="-9.4335" calcext:value-type="float">
            <text:p>-9.4335</text:p>
          </table:table-cell>
          <table:table-cell table:number-columns-repeated="3"/>
          <table:table-cell office:value-type="float" office:value="156.009" calcext:value-type="float">
            <text:p>156.009</text:p>
          </table:table-cell>
          <table:table-cell office:value-type="float" office:value="25.0678" calcext:value-type="float">
            <text:p>25.0678</text:p>
          </table:table-cell>
        </table:table-row>
        <table:table-row table:style-name="ro1">
          <table:table-cell office:value-type="float" office:value="11.5265" calcext:value-type="float">
            <text:p>11.5265</text:p>
          </table:table-cell>
          <table:table-cell office:value-type="float" office:value="20.6748" calcext:value-type="float">
            <text:p>20.6748</text:p>
          </table:table-cell>
          <table:table-cell table:number-columns-repeated="2"/>
          <table:table-cell office:value-type="float" office:value="4.89179" calcext:value-type="float">
            <text:p>4.89179</text:p>
          </table:table-cell>
          <table:table-cell office:value-type="float" office:value="-9.39473" calcext:value-type="float">
            <text:p>-9.39473</text:p>
          </table:table-cell>
          <table:table-cell table:number-columns-repeated="3"/>
          <table:table-cell office:value-type="float" office:value="159.014" calcext:value-type="float">
            <text:p>159.014</text:p>
          </table:table-cell>
          <table:table-cell office:value-type="float" office:value="26.1903" calcext:value-type="float">
            <text:p>26.1903</text:p>
          </table:table-cell>
        </table:table-row>
        <table:table-row table:style-name="ro1">
          <table:table-cell office:value-type="float" office:value="10.5558" calcext:value-type="float">
            <text:p>10.5558</text:p>
          </table:table-cell>
          <table:table-cell office:value-type="float" office:value="20.5567" calcext:value-type="float">
            <text:p>20.5567</text:p>
          </table:table-cell>
          <table:table-cell table:number-columns-repeated="2"/>
          <table:table-cell office:value-type="float" office:value="4.95209" calcext:value-type="float">
            <text:p>4.95209</text:p>
          </table:table-cell>
          <table:table-cell office:value-type="float" office:value="-8.96272" calcext:value-type="float">
            <text:p>-8.96272</text:p>
          </table:table-cell>
          <table:table-cell table:number-columns-repeated="3"/>
          <table:table-cell office:value-type="float" office:value="161.529" calcext:value-type="float">
            <text:p>161.529</text:p>
          </table:table-cell>
          <table:table-cell office:value-type="float" office:value="27.8454" calcext:value-type="float">
            <text:p>27.8454</text:p>
          </table:table-cell>
        </table:table-row>
        <table:table-row table:style-name="ro1">
          <table:table-cell office:value-type="float" office:value="9.30535" calcext:value-type="float">
            <text:p>9.30535</text:p>
          </table:table-cell>
          <table:table-cell office:value-type="float" office:value="21.3896" calcext:value-type="float">
            <text:p>21.3896</text:p>
          </table:table-cell>
          <table:table-cell table:number-columns-repeated="2"/>
          <table:table-cell office:value-type="float" office:value="5.20806" calcext:value-type="float">
            <text:p>5.20806</text:p>
          </table:table-cell>
          <table:table-cell office:value-type="float" office:value="-8.88942" calcext:value-type="float">
            <text:p>-8.88942</text:p>
          </table:table-cell>
          <table:table-cell table:number-columns-repeated="3"/>
          <table:table-cell office:value-type="float" office:value="164.116" calcext:value-type="float">
            <text:p>164.116</text:p>
          </table:table-cell>
          <table:table-cell office:value-type="float" office:value="29.315" calcext:value-type="float">
            <text:p>29.315</text:p>
          </table:table-cell>
        </table:table-row>
        <table:table-row table:style-name="ro1">
          <table:table-cell office:value-type="float" office:value="9.97958" calcext:value-type="float">
            <text:p>9.97958</text:p>
          </table:table-cell>
          <table:table-cell office:value-type="float" office:value="21.2932" calcext:value-type="float">
            <text:p>21.2932</text:p>
          </table:table-cell>
          <table:table-cell table:number-columns-repeated="2"/>
          <table:table-cell office:value-type="float" office:value="5.3785" calcext:value-type="float">
            <text:p>5.3785</text:p>
          </table:table-cell>
          <table:table-cell office:value-type="float" office:value="-8.56768" calcext:value-type="float">
            <text:p>-8.56768</text:p>
          </table:table-cell>
          <table:table-cell table:number-columns-repeated="3"/>
          <table:table-cell office:value-type="float" office:value="166.748" calcext:value-type="float">
            <text:p>166.748</text:p>
          </table:table-cell>
          <table:table-cell office:value-type="float" office:value="29.7121" calcext:value-type="float">
            <text:p>29.7121</text:p>
          </table:table-cell>
        </table:table-row>
        <table:table-row table:style-name="ro1">
          <table:table-cell office:value-type="float" office:value="9.38223" calcext:value-type="float">
            <text:p>9.38223</text:p>
          </table:table-cell>
          <table:table-cell office:value-type="float" office:value="21.111" calcext:value-type="float">
            <text:p>21.111</text:p>
          </table:table-cell>
          <table:table-cell table:number-columns-repeated="2"/>
          <table:table-cell office:value-type="float" office:value="5.56465" calcext:value-type="float">
            <text:p>5.56465</text:p>
          </table:table-cell>
          <table:table-cell office:value-type="float" office:value="-8.44845" calcext:value-type="float">
            <text:p>-8.44845</text:p>
          </table:table-cell>
          <table:table-cell table:number-columns-repeated="3"/>
          <table:table-cell office:value-type="float" office:value="169.345" calcext:value-type="float">
            <text:p>169.345</text:p>
          </table:table-cell>
          <table:table-cell office:value-type="float" office:value="30.7063" calcext:value-type="float">
            <text:p>30.7063</text:p>
          </table:table-cell>
        </table:table-row>
        <table:table-row table:style-name="ro1">
          <table:table-cell office:value-type="float" office:value="9.63392" calcext:value-type="float">
            <text:p>9.63392</text:p>
          </table:table-cell>
          <table:table-cell office:value-type="float" office:value="20.9724" calcext:value-type="float">
            <text:p>20.9724</text:p>
          </table:table-cell>
          <table:table-cell table:number-columns-repeated="2"/>
          <table:table-cell office:value-type="float" office:value="5.64921" calcext:value-type="float">
            <text:p>5.64921</text:p>
          </table:table-cell>
          <table:table-cell office:value-type="float" office:value="-8.02513" calcext:value-type="float">
            <text:p>-8.02513</text:p>
          </table:table-cell>
          <table:table-cell table:number-columns-repeated="3"/>
          <table:table-cell office:value-type="float" office:value="172.135" calcext:value-type="float">
            <text:p>172.135</text:p>
          </table:table-cell>
          <table:table-cell office:value-type="float" office:value="32.6666" calcext:value-type="float">
            <text:p>32.6666</text:p>
          </table:table-cell>
        </table:table-row>
        <table:table-row table:style-name="ro1">
          <table:table-cell office:value-type="float" office:value="9.84634" calcext:value-type="float">
            <text:p>9.84634</text:p>
          </table:table-cell>
          <table:table-cell office:value-type="float" office:value="20.009" calcext:value-type="float">
            <text:p>20.009</text:p>
          </table:table-cell>
          <table:table-cell table:number-columns-repeated="2"/>
          <table:table-cell office:value-type="float" office:value="5.93492" calcext:value-type="float">
            <text:p>5.93492</text:p>
          </table:table-cell>
          <table:table-cell office:value-type="float" office:value="-7.84119" calcext:value-type="float">
            <text:p>-7.84119</text:p>
          </table:table-cell>
          <table:table-cell table:number-columns-repeated="3"/>
          <table:table-cell office:value-type="float" office:value="174.474" calcext:value-type="float">
            <text:p>174.474</text:p>
          </table:table-cell>
          <table:table-cell office:value-type="float" office:value="33.9157" calcext:value-type="float">
            <text:p>33.9157</text:p>
          </table:table-cell>
        </table:table-row>
        <table:table-row table:style-name="ro1">
          <table:table-cell office:value-type="float" office:value="8.29647" calcext:value-type="float">
            <text:p>8.29647</text:p>
          </table:table-cell>
          <table:table-cell office:value-type="float" office:value="20.4978" calcext:value-type="float">
            <text:p>20.4978</text:p>
          </table:table-cell>
          <table:table-cell table:number-columns-repeated="2"/>
          <table:table-cell office:value-type="float" office:value="6.13741" calcext:value-type="float">
            <text:p>6.13741</text:p>
          </table:table-cell>
          <table:table-cell office:value-type="float" office:value="-7.63243" calcext:value-type="float">
            <text:p>-7.63243</text:p>
          </table:table-cell>
          <table:table-cell table:number-columns-repeated="3"/>
          <table:table-cell office:value-type="float" office:value="177.211" calcext:value-type="float">
            <text:p>177.211</text:p>
          </table:table-cell>
          <table:table-cell office:value-type="float" office:value="33.8467" calcext:value-type="float">
            <text:p>33.8467</text:p>
          </table:table-cell>
        </table:table-row>
        <table:table-row table:style-name="ro1">
          <table:table-cell office:value-type="float" office:value="8.29081" calcext:value-type="float">
            <text:p>8.29081</text:p>
          </table:table-cell>
          <table:table-cell office:value-type="float" office:value="20.6565" calcext:value-type="float">
            <text:p>20.6565</text:p>
          </table:table-cell>
          <table:table-cell table:number-columns-repeated="2"/>
          <table:table-cell office:value-type="float" office:value="6.39143" calcext:value-type="float">
            <text:p>6.39143</text:p>
          </table:table-cell>
          <table:table-cell office:value-type="float" office:value="-7.46358" calcext:value-type="float">
            <text:p>-7.46358</text:p>
          </table:table-cell>
          <table:table-cell table:number-columns-repeated="3"/>
          <table:table-cell office:value-type="float" office:value="179.543" calcext:value-type="float">
            <text:p>179.543</text:p>
          </table:table-cell>
          <table:table-cell office:value-type="float" office:value="35.4767" calcext:value-type="float">
            <text:p>35.4767</text:p>
          </table:table-cell>
        </table:table-row>
        <table:table-row table:style-name="ro1">
          <table:table-cell office:value-type="float" office:value="7.09214" calcext:value-type="float">
            <text:p>7.09214</text:p>
          </table:table-cell>
          <table:table-cell office:value-type="float" office:value="20.1196" calcext:value-type="float">
            <text:p>20.1196</text:p>
          </table:table-cell>
          <table:table-cell table:number-columns-repeated="2"/>
          <table:table-cell office:value-type="float" office:value="6.47916" calcext:value-type="float">
            <text:p>6.47916</text:p>
          </table:table-cell>
          <table:table-cell office:value-type="float" office:value="-7.09783" calcext:value-type="float">
            <text:p>-7.09783</text:p>
          </table:table-cell>
          <table:table-cell table:number-columns-repeated="3"/>
          <table:table-cell office:value-type="float" office:value="182.047" calcext:value-type="float">
            <text:p>182.047</text:p>
          </table:table-cell>
          <table:table-cell office:value-type="float" office:value="36.2626" calcext:value-type="float">
            <text:p>36.2626</text:p>
          </table:table-cell>
        </table:table-row>
        <table:table-row table:style-name="ro1">
          <table:table-cell office:value-type="float" office:value="6.89359" calcext:value-type="float">
            <text:p>6.89359</text:p>
          </table:table-cell>
          <table:table-cell office:value-type="float" office:value="20.1536" calcext:value-type="float">
            <text:p>20.1536</text:p>
          </table:table-cell>
          <table:table-cell table:number-columns-repeated="2"/>
          <table:table-cell office:value-type="float" office:value="6.68682" calcext:value-type="float">
            <text:p>6.68682</text:p>
          </table:table-cell>
          <table:table-cell office:value-type="float" office:value="-6.93297" calcext:value-type="float">
            <text:p>-6.93297</text:p>
          </table:table-cell>
          <table:table-cell table:number-columns-repeated="3"/>
          <table:table-cell office:value-type="float" office:value="184.833" calcext:value-type="float">
            <text:p>184.833</text:p>
          </table:table-cell>
          <table:table-cell office:value-type="float" office:value="36.1451" calcext:value-type="float">
            <text:p>36.1451</text:p>
          </table:table-cell>
        </table:table-row>
        <table:table-row table:style-name="ro1">
          <table:table-cell office:value-type="float" office:value="6.67637" calcext:value-type="float">
            <text:p>6.67637</text:p>
          </table:table-cell>
          <table:table-cell office:value-type="float" office:value="20.2142" calcext:value-type="float">
            <text:p>20.2142</text:p>
          </table:table-cell>
          <table:table-cell table:number-columns-repeated="2"/>
          <table:table-cell office:value-type="float" office:value="7.08741" calcext:value-type="float">
            <text:p>7.08741</text:p>
          </table:table-cell>
          <table:table-cell office:value-type="float" office:value="-6.92602" calcext:value-type="float">
            <text:p>-6.92602</text:p>
          </table:table-cell>
          <table:table-cell table:number-columns-repeated="3"/>
          <table:table-cell office:value-type="float" office:value="187.296" calcext:value-type="float">
            <text:p>187.296</text:p>
          </table:table-cell>
          <table:table-cell office:value-type="float" office:value="36.9375" calcext:value-type="float">
            <text:p>36.9375</text:p>
          </table:table-cell>
        </table:table-row>
        <table:table-row table:style-name="ro1">
          <table:table-cell office:value-type="float" office:value="5.28178" calcext:value-type="float">
            <text:p>5.28178</text:p>
          </table:table-cell>
          <table:table-cell office:value-type="float" office:value="19.5036" calcext:value-type="float">
            <text:p>19.5036</text:p>
          </table:table-cell>
          <table:table-cell table:number-columns-repeated="2"/>
          <table:table-cell office:value-type="float" office:value="7.29976" calcext:value-type="float">
            <text:p>7.29976</text:p>
          </table:table-cell>
          <table:table-cell office:value-type="float" office:value="-6.68807" calcext:value-type="float">
            <text:p>-6.68807</text:p>
          </table:table-cell>
          <table:table-cell table:number-columns-repeated="3"/>
          <table:table-cell office:value-type="float" office:value="189.738" calcext:value-type="float">
            <text:p>189.738</text:p>
          </table:table-cell>
          <table:table-cell office:value-type="float" office:value="36.951" calcext:value-type="float">
            <text:p>36.951</text:p>
          </table:table-cell>
        </table:table-row>
        <table:table-row table:style-name="ro1">
          <table:table-cell office:value-type="float" office:value="5.9506" calcext:value-type="float">
            <text:p>5.9506</text:p>
          </table:table-cell>
          <table:table-cell office:value-type="float" office:value="18.9859" calcext:value-type="float">
            <text:p>18.9859</text:p>
          </table:table-cell>
          <table:table-cell table:number-columns-repeated="2"/>
          <table:table-cell office:value-type="float" office:value="7.53544" calcext:value-type="float">
            <text:p>7.53544</text:p>
          </table:table-cell>
          <table:table-cell office:value-type="float" office:value="-6.5372" calcext:value-type="float">
            <text:p>-6.5372</text:p>
          </table:table-cell>
          <table:table-cell table:number-columns-repeated="3"/>
          <table:table-cell office:value-type="float" office:value="191.682" calcext:value-type="float">
            <text:p>191.682</text:p>
          </table:table-cell>
          <table:table-cell office:value-type="float" office:value="37.1147" calcext:value-type="float">
            <text:p>37.1147</text:p>
          </table:table-cell>
        </table:table-row>
        <table:table-row table:style-name="ro1">
          <table:table-cell office:value-type="float" office:value="5.87397" calcext:value-type="float">
            <text:p>5.87397</text:p>
          </table:table-cell>
          <table:table-cell office:value-type="float" office:value="19.301" calcext:value-type="float">
            <text:p>19.301</text:p>
          </table:table-cell>
          <table:table-cell table:number-columns-repeated="2"/>
          <table:table-cell office:value-type="float" office:value="7.67559" calcext:value-type="float">
            <text:p>7.67559</text:p>
          </table:table-cell>
          <table:table-cell office:value-type="float" office:value="-6.34628" calcext:value-type="float">
            <text:p>-6.34628</text:p>
          </table:table-cell>
          <table:table-cell table:number-columns-repeated="3"/>
          <table:table-cell office:value-type="float" office:value="193.555" calcext:value-type="float">
            <text:p>193.555</text:p>
          </table:table-cell>
          <table:table-cell office:value-type="float" office:value="37.4234" calcext:value-type="float">
            <text:p>37.4234</text:p>
          </table:table-cell>
        </table:table-row>
        <table:table-row table:style-name="ro1">
          <table:table-cell office:value-type="float" office:value="3.98679" calcext:value-type="float">
            <text:p>3.98679</text:p>
          </table:table-cell>
          <table:table-cell office:value-type="float" office:value="19.0452" calcext:value-type="float">
            <text:p>19.0452</text:p>
          </table:table-cell>
          <table:table-cell table:number-columns-repeated="2"/>
          <table:table-cell office:value-type="float" office:value="8.03231" calcext:value-type="float">
            <text:p>8.03231</text:p>
          </table:table-cell>
          <table:table-cell office:value-type="float" office:value="-6.28406" calcext:value-type="float">
            <text:p>-6.28406</text:p>
          </table:table-cell>
          <table:table-cell table:number-columns-repeated="3"/>
          <table:table-cell office:value-type="float" office:value="195.507" calcext:value-type="float">
            <text:p>195.507</text:p>
          </table:table-cell>
          <table:table-cell office:value-type="float" office:value="37.4891" calcext:value-type="float">
            <text:p>37.4891</text:p>
          </table:table-cell>
        </table:table-row>
        <table:table-row table:style-name="ro1">
          <table:table-cell office:value-type="float" office:value="4.69245" calcext:value-type="float">
            <text:p>4.69245</text:p>
          </table:table-cell>
          <table:table-cell office:value-type="float" office:value="18.4634" calcext:value-type="float">
            <text:p>18.4634</text:p>
          </table:table-cell>
          <table:table-cell table:number-columns-repeated="2"/>
          <table:table-cell office:value-type="float" office:value="8.21488" calcext:value-type="float">
            <text:p>8.21488</text:p>
          </table:table-cell>
          <table:table-cell office:value-type="float" office:value="-6.01843" calcext:value-type="float">
            <text:p>-6.01843</text:p>
          </table:table-cell>
          <table:table-cell table:number-columns-repeated="3"/>
          <table:table-cell office:value-type="float" office:value="197.582" calcext:value-type="float">
            <text:p>197.582</text:p>
          </table:table-cell>
          <table:table-cell office:value-type="float" office:value="37.303" calcext:value-type="float">
            <text:p>37.303</text:p>
          </table:table-cell>
        </table:table-row>
        <table:table-row table:style-name="ro1">
          <table:table-cell office:value-type="float" office:value="3.42434" calcext:value-type="float">
            <text:p>3.42434</text:p>
          </table:table-cell>
          <table:table-cell office:value-type="float" office:value="18.8357" calcext:value-type="float">
            <text:p>18.8357</text:p>
          </table:table-cell>
          <table:table-cell table:number-columns-repeated="2"/>
          <table:table-cell office:value-type="float" office:value="8.50318" calcext:value-type="float">
            <text:p>8.50318</text:p>
          </table:table-cell>
          <table:table-cell office:value-type="float" office:value="-5.89335" calcext:value-type="float">
            <text:p>-5.89335</text:p>
          </table:table-cell>
          <table:table-cell table:number-columns-repeated="3"/>
          <table:table-cell office:value-type="float" office:value="199.356" calcext:value-type="float">
            <text:p>199.356</text:p>
          </table:table-cell>
          <table:table-cell office:value-type="float" office:value="37.3527" calcext:value-type="float">
            <text:p>37.3527</text:p>
          </table:table-cell>
        </table:table-row>
        <table:table-row table:style-name="ro1">
          <table:table-cell office:value-type="float" office:value="4.3011" calcext:value-type="float">
            <text:p>4.3011</text:p>
          </table:table-cell>
          <table:table-cell office:value-type="float" office:value="17.9267" calcext:value-type="float">
            <text:p>17.9267</text:p>
          </table:table-cell>
          <table:table-cell table:number-columns-repeated="2"/>
          <table:table-cell office:value-type="float" office:value="8.77185" calcext:value-type="float">
            <text:p>8.77185</text:p>
          </table:table-cell>
          <table:table-cell office:value-type="float" office:value="-5.74314" calcext:value-type="float">
            <text:p>-5.74314</text:p>
          </table:table-cell>
          <table:table-cell table:number-columns-repeated="3"/>
          <table:table-cell office:value-type="float" office:value="200.932" calcext:value-type="float">
            <text:p>200.932</text:p>
          </table:table-cell>
          <table:table-cell office:value-type="float" office:value="37.4694" calcext:value-type="float">
            <text:p>37.4694</text:p>
          </table:table-cell>
        </table:table-row>
        <table:table-row table:style-name="ro1">
          <table:table-cell office:value-type="float" office:value="2.65664" calcext:value-type="float">
            <text:p>2.65664</text:p>
          </table:table-cell>
          <table:table-cell office:value-type="float" office:value="17.888" calcext:value-type="float">
            <text:p>17.888</text:p>
          </table:table-cell>
          <table:table-cell table:number-columns-repeated="2"/>
          <table:table-cell office:value-type="float" office:value="9.02394" calcext:value-type="float">
            <text:p>9.02394</text:p>
          </table:table-cell>
          <table:table-cell office:value-type="float" office:value="-5.6024" calcext:value-type="float">
            <text:p>-5.6024</text:p>
          </table:table-cell>
          <table:table-cell table:number-columns-repeated="3"/>
          <table:table-cell office:value-type="float" office:value="202.65" calcext:value-type="float">
            <text:p>202.65</text:p>
          </table:table-cell>
          <table:table-cell office:value-type="float" office:value="37.2445" calcext:value-type="float">
            <text:p>37.2445</text:p>
          </table:table-cell>
        </table:table-row>
        <table:table-row table:style-name="ro1">
          <table:table-cell office:value-type="float" office:value="3.26647" calcext:value-type="float">
            <text:p>3.26647</text:p>
          </table:table-cell>
          <table:table-cell office:value-type="float" office:value="17.0897" calcext:value-type="float">
            <text:p>17.0897</text:p>
          </table:table-cell>
          <table:table-cell table:number-columns-repeated="2"/>
          <table:table-cell office:value-type="float" office:value="9.04088" calcext:value-type="float">
            <text:p>9.04088</text:p>
          </table:table-cell>
          <table:table-cell office:value-type="float" office:value="-5.29691" calcext:value-type="float">
            <text:p>-5.29691</text:p>
          </table:table-cell>
          <table:table-cell table:number-columns-repeated="3"/>
          <table:table-cell office:value-type="float" office:value="203.809" calcext:value-type="float">
            <text:p>203.809</text:p>
          </table:table-cell>
          <table:table-cell office:value-type="float" office:value="36.2941" calcext:value-type="float">
            <text:p>36.2941</text:p>
          </table:table-cell>
        </table:table-row>
        <table:table-row table:style-name="ro1">
          <table:table-cell office:value-type="float" office:value="2.55039" calcext:value-type="float">
            <text:p>2.55039</text:p>
          </table:table-cell>
          <table:table-cell office:value-type="float" office:value="16.8884" calcext:value-type="float">
            <text:p>16.8884</text:p>
          </table:table-cell>
          <table:table-cell table:number-columns-repeated="2"/>
          <table:table-cell office:value-type="float" office:value="9.39579" calcext:value-type="float">
            <text:p>9.39579</text:p>
          </table:table-cell>
          <table:table-cell office:value-type="float" office:value="-5.21659" calcext:value-type="float">
            <text:p>-5.21659</text:p>
          </table:table-cell>
          <table:table-cell table:number-columns-repeated="5"/>
        </table:table-row>
        <table:table-row table:style-name="ro1">
          <table:table-cell office:value-type="float" office:value="1.57735" calcext:value-type="float">
            <text:p>1.57735</text:p>
          </table:table-cell>
          <table:table-cell office:value-type="float" office:value="16.0489" calcext:value-type="float">
            <text:p>16.0489</text:p>
          </table:table-cell>
          <table:table-cell table:number-columns-repeated="2"/>
          <table:table-cell office:value-type="float" office:value="9.75019" calcext:value-type="float">
            <text:p>9.75019</text:p>
          </table:table-cell>
          <table:table-cell office:value-type="float" office:value="-5.14652" calcext:value-type="float">
            <text:p>-5.14652</text:p>
          </table:table-cell>
          <table:table-cell table:number-columns-repeated="5"/>
        </table:table-row>
        <table:table-row table:style-name="ro1">
          <table:table-cell office:value-type="float" office:value="1.74362" calcext:value-type="float">
            <text:p>1.74362</text:p>
          </table:table-cell>
          <table:table-cell office:value-type="float" office:value="16.2687" calcext:value-type="float">
            <text:p>16.2687</text:p>
          </table:table-cell>
          <table:table-cell table:number-columns-repeated="2"/>
          <table:table-cell office:value-type="float" office:value="9.9198" calcext:value-type="float">
            <text:p>9.9198</text:p>
          </table:table-cell>
          <table:table-cell office:value-type="float" office:value="-4.86941" calcext:value-type="float">
            <text:p>-4.86941</text:p>
          </table:table-cell>
          <table:table-cell table:number-columns-repeated="5"/>
        </table:table-row>
        <table:table-row table:style-name="ro1">
          <table:table-cell office:value-type="float" office:value="1.6097" calcext:value-type="float">
            <text:p>1.6097</text:p>
          </table:table-cell>
          <table:table-cell office:value-type="float" office:value="15.5526" calcext:value-type="float">
            <text:p>15.5526</text:p>
          </table:table-cell>
          <table:table-cell table:number-columns-repeated="2"/>
          <table:table-cell office:value-type="float" office:value="10.0029" calcext:value-type="float">
            <text:p>10.0029</text:p>
          </table:table-cell>
          <table:table-cell office:value-type="float" office:value="-4.54771" calcext:value-type="float">
            <text:p>-4.54771</text:p>
          </table:table-cell>
          <table:table-cell table:number-columns-repeated="5"/>
        </table:table-row>
        <table:table-row table:style-name="ro1">
          <table:table-cell office:value-type="float" office:value="0.828993" calcext:value-type="float">
            <text:p>0.828993</text:p>
          </table:table-cell>
          <table:table-cell office:value-type="float" office:value="15.528" calcext:value-type="float">
            <text:p>15.528</text:p>
          </table:table-cell>
          <table:table-cell table:number-columns-repeated="2"/>
          <table:table-cell office:value-type="float" office:value="10.1981" calcext:value-type="float">
            <text:p>10.1981</text:p>
          </table:table-cell>
          <table:table-cell office:value-type="float" office:value="-4.26556" calcext:value-type="float">
            <text:p>-4.26556</text:p>
          </table:table-cell>
          <table:table-cell table:number-columns-repeated="5"/>
        </table:table-row>
        <table:table-row table:style-name="ro1">
          <table:table-cell office:value-type="float" office:value="1.03147" calcext:value-type="float">
            <text:p>1.03147</text:p>
          </table:table-cell>
          <table:table-cell office:value-type="float" office:value="15.2134" calcext:value-type="float">
            <text:p>15.2134</text:p>
          </table:table-cell>
          <table:table-cell table:number-columns-repeated="2"/>
          <table:table-cell office:value-type="float" office:value="10.5985" calcext:value-type="float">
            <text:p>10.5985</text:p>
          </table:table-cell>
          <table:table-cell office:value-type="float" office:value="-4.12247" calcext:value-type="float">
            <text:p>-4.12247</text:p>
          </table:table-cell>
          <table:table-cell table:number-columns-repeated="5"/>
        </table:table-row>
        <table:table-row table:style-name="ro1">
          <table:table-cell office:value-type="float" office:value="0.722177" calcext:value-type="float">
            <text:p>0.722177</text:p>
          </table:table-cell>
          <table:table-cell office:value-type="float" office:value="14.2445" calcext:value-type="float">
            <text:p>14.2445</text:p>
          </table:table-cell>
          <table:table-cell table:number-columns-repeated="2"/>
          <table:table-cell office:value-type="float" office:value="10.7092" calcext:value-type="float">
            <text:p>10.7092</text:p>
          </table:table-cell>
          <table:table-cell office:value-type="float" office:value="-3.85166" calcext:value-type="float">
            <text:p>-3.85166</text:p>
          </table:table-cell>
          <table:table-cell table:number-columns-repeated="5"/>
        </table:table-row>
        <table:table-row table:style-name="ro1">
          <table:table-cell office:value-type="float" office:value="-0.0328023" calcext:value-type="float">
            <text:p>-0.0328023</text:p>
          </table:table-cell>
          <table:table-cell office:value-type="float" office:value="13.9604" calcext:value-type="float">
            <text:p>13.9604</text:p>
          </table:table-cell>
          <table:table-cell table:number-columns-repeated="2"/>
          <table:table-cell office:value-type="float" office:value="10.795" calcext:value-type="float">
            <text:p>10.795</text:p>
          </table:table-cell>
          <table:table-cell office:value-type="float" office:value="-3.60617" calcext:value-type="float">
            <text:p>-3.60617</text:p>
          </table:table-cell>
          <table:table-cell table:number-columns-repeated="5"/>
        </table:table-row>
        <table:table-row table:style-name="ro1">
          <table:table-cell office:value-type="float" office:value="0.0524412" calcext:value-type="float">
            <text:p>0.0524412</text:p>
          </table:table-cell>
          <table:table-cell office:value-type="float" office:value="13.6377" calcext:value-type="float">
            <text:p>13.6377</text:p>
          </table:table-cell>
          <table:table-cell table:number-columns-repeated="2"/>
          <table:table-cell office:value-type="float" office:value="10.9584" calcext:value-type="float">
            <text:p>10.9584</text:p>
          </table:table-cell>
          <table:table-cell office:value-type="float" office:value="-3.30584" calcext:value-type="float">
            <text:p>-3.30584</text:p>
          </table:table-cell>
          <table:table-cell table:number-columns-repeated="5"/>
        </table:table-row>
        <table:table-row table:style-name="ro1">
          <table:table-cell office:value-type="float" office:value="-0.275043" calcext:value-type="float">
            <text:p>-0.275043</text:p>
          </table:table-cell>
          <table:table-cell office:value-type="float" office:value="13.1456" calcext:value-type="float">
            <text:p>13.1456</text:p>
          </table:table-cell>
          <table:table-cell table:number-columns-repeated="2"/>
          <table:table-cell office:value-type="float" office:value="11.1178" calcext:value-type="float">
            <text:p>11.1178</text:p>
          </table:table-cell>
          <table:table-cell office:value-type="float" office:value="-2.98807" calcext:value-type="float">
            <text:p>-2.98807</text:p>
          </table:table-cell>
          <table:table-cell table:number-columns-repeated="5"/>
        </table:table-row>
        <table:table-row table:style-name="ro1">
          <table:table-cell office:value-type="float" office:value="-0.684792" calcext:value-type="float">
            <text:p>-0.684792</text:p>
          </table:table-cell>
          <table:table-cell office:value-type="float" office:value="12.3563" calcext:value-type="float">
            <text:p>12.3563</text:p>
          </table:table-cell>
          <table:table-cell table:number-columns-repeated="2"/>
          <table:table-cell office:value-type="float" office:value="11.1491" calcext:value-type="float">
            <text:p>11.1491</text:p>
          </table:table-cell>
          <table:table-cell office:value-type="float" office:value="-2.68183" calcext:value-type="float">
            <text:p>-2.68183</text:p>
          </table:table-cell>
          <table:table-cell table:number-columns-repeated="5"/>
        </table:table-row>
        <table:table-row table:style-name="ro1">
          <table:table-cell office:value-type="float" office:value="-0.972122" calcext:value-type="float">
            <text:p>-0.972122</text:p>
          </table:table-cell>
          <table:table-cell office:value-type="float" office:value="12.5207" calcext:value-type="float">
            <text:p>12.5207</text:p>
          </table:table-cell>
          <table:table-cell table:number-columns-repeated="2"/>
          <table:table-cell office:value-type="float" office:value="11.1188" calcext:value-type="float">
            <text:p>11.1188</text:p>
          </table:table-cell>
          <table:table-cell office:value-type="float" office:value="-2.36202" calcext:value-type="float">
            <text:p>-2.36202</text:p>
          </table:table-cell>
          <table:table-cell table:number-columns-repeated="5"/>
        </table:table-row>
        <table:table-row table:style-name="ro1">
          <table:table-cell office:value-type="float" office:value="-1.26757" calcext:value-type="float">
            <text:p>-1.26757</text:p>
          </table:table-cell>
          <table:table-cell office:value-type="float" office:value="11.6495" calcext:value-type="float">
            <text:p>11.6495</text:p>
          </table:table-cell>
          <table:table-cell table:number-columns-repeated="2"/>
          <table:table-cell office:value-type="float" office:value="11.2029" calcext:value-type="float">
            <text:p>11.2029</text:p>
          </table:table-cell>
          <table:table-cell office:value-type="float" office:value="-2.09837" calcext:value-type="float">
            <text:p>-2.09837</text:p>
          </table:table-cell>
          <table:table-cell table:number-columns-repeated="5"/>
        </table:table-row>
        <table:table-row table:style-name="ro1">
          <table:table-cell office:value-type="float" office:value="-0.891441" calcext:value-type="float">
            <text:p>-0.891441</text:p>
          </table:table-cell>
          <table:table-cell office:value-type="float" office:value="10.959" calcext:value-type="float">
            <text:p>10.959</text:p>
          </table:table-cell>
          <table:table-cell table:number-columns-repeated="2"/>
          <table:table-cell office:value-type="float" office:value="11.3011" calcext:value-type="float">
            <text:p>11.3011</text:p>
          </table:table-cell>
          <table:table-cell office:value-type="float" office:value="-1.79507" calcext:value-type="float">
            <text:p>-1.79507</text:p>
          </table:table-cell>
          <table:table-cell table:number-columns-repeated="5"/>
        </table:table-row>
        <table:table-row table:style-name="ro1">
          <table:table-cell office:value-type="float" office:value="-1.29894" calcext:value-type="float">
            <text:p>-1.29894</text:p>
          </table:table-cell>
          <table:table-cell office:value-type="float" office:value="10.9012" calcext:value-type="float">
            <text:p>10.9012</text:p>
          </table:table-cell>
          <table:table-cell table:number-columns-repeated="2"/>
          <table:table-cell office:value-type="float" office:value="11.0622" calcext:value-type="float">
            <text:p>11.0622</text:p>
          </table:table-cell>
          <table:table-cell office:value-type="float" office:value="-1.44342" calcext:value-type="float">
            <text:p>-1.44342</text:p>
          </table:table-cell>
          <table:table-cell table:number-columns-repeated="5"/>
        </table:table-row>
        <table:table-row table:style-name="ro1">
          <table:table-cell office:value-type="float" office:value="-1.59293" calcext:value-type="float">
            <text:p>-1.59293</text:p>
          </table:table-cell>
          <table:table-cell office:value-type="float" office:value="10.0212" calcext:value-type="float">
            <text:p>10.0212</text:p>
          </table:table-cell>
          <table:table-cell table:number-columns-repeated="2"/>
          <table:table-cell office:value-type="float" office:value="11.1658" calcext:value-type="float">
            <text:p>11.1658</text:p>
          </table:table-cell>
          <table:table-cell office:value-type="float" office:value="-1.23674" calcext:value-type="float">
            <text:p>-1.23674</text:p>
          </table:table-cell>
          <table:table-cell table:number-columns-repeated="5"/>
        </table:table-row>
        <table:table-row table:style-name="ro1">
          <table:table-cell office:value-type="float" office:value="-1.59702" calcext:value-type="float">
            <text:p>-1.59702</text:p>
          </table:table-cell>
          <table:table-cell office:value-type="float" office:value="9.96554" calcext:value-type="float">
            <text:p>9.96554</text:p>
          </table:table-cell>
          <table:table-cell table:number-columns-repeated="2"/>
          <table:table-cell office:value-type="float" office:value="10.8534" calcext:value-type="float">
            <text:p>10.8534</text:p>
          </table:table-cell>
          <table:table-cell office:value-type="float" office:value="-0.929069" calcext:value-type="float">
            <text:p>-0.929069</text:p>
          </table:table-cell>
          <table:table-cell table:number-columns-repeated="5"/>
        </table:table-row>
        <table:table-row table:style-name="ro1">
          <table:table-cell office:value-type="float" office:value="-2.27191" calcext:value-type="float">
            <text:p>-2.27191</text:p>
          </table:table-cell>
          <table:table-cell office:value-type="float" office:value="9.37316" calcext:value-type="float">
            <text:p>9.37316</text:p>
          </table:table-cell>
          <table:table-cell table:number-columns-repeated="2"/>
          <table:table-cell office:value-type="float" office:value="10.8608" calcext:value-type="float">
            <text:p>10.8608</text:p>
          </table:table-cell>
          <table:table-cell office:value-type="float" office:value="-0.663121" calcext:value-type="float">
            <text:p>-0.663121</text:p>
          </table:table-cell>
          <table:table-cell table:number-columns-repeated="5"/>
        </table:table-row>
        <table:table-row table:style-name="ro1">
          <table:table-cell office:value-type="float" office:value="-1.96565" calcext:value-type="float">
            <text:p>-1.96565</text:p>
          </table:table-cell>
          <table:table-cell office:value-type="float" office:value="9.13274" calcext:value-type="float">
            <text:p>9.13274</text:p>
          </table:table-cell>
          <table:table-cell table:number-columns-repeated="2"/>
          <table:table-cell office:value-type="float" office:value="10.8451" calcext:value-type="float">
            <text:p>10.8451</text:p>
          </table:table-cell>
          <table:table-cell office:value-type="float" office:value="-0.437482" calcext:value-type="float">
            <text:p>-0.437482</text:p>
          </table:table-cell>
          <table:table-cell table:number-columns-repeated="5"/>
        </table:table-row>
        <table:table-row table:style-name="ro1">
          <table:table-cell office:value-type="float" office:value="-2.65862" calcext:value-type="float">
            <text:p>-2.65862</text:p>
          </table:table-cell>
          <table:table-cell office:value-type="float" office:value="8.19477" calcext:value-type="float">
            <text:p>8.19477</text:p>
          </table:table-cell>
          <table:table-cell table:number-columns-repeated="2"/>
          <table:table-cell office:value-type="float" office:value="10.5062" calcext:value-type="float">
            <text:p>10.5062</text:p>
          </table:table-cell>
          <table:table-cell office:value-type="float" office:value="-0.245062" calcext:value-type="float">
            <text:p>-0.245062</text:p>
          </table:table-cell>
          <table:table-cell table:number-columns-repeated="5"/>
        </table:table-row>
        <table:table-row table:style-name="ro1">
          <table:table-cell office:value-type="float" office:value="-2.273" calcext:value-type="float">
            <text:p>-2.273</text:p>
          </table:table-cell>
          <table:table-cell office:value-type="float" office:value="8.52315" calcext:value-type="float">
            <text:p>8.52315</text:p>
          </table:table-cell>
          <table:table-cell table:number-columns-repeated="2"/>
          <table:table-cell office:value-type="float" office:value="10.4884" calcext:value-type="float">
            <text:p>10.4884</text:p>
          </table:table-cell>
          <table:table-cell office:value-type="float" office:value="-0.0812124" calcext:value-type="float">
            <text:p>-0.0812124</text:p>
          </table:table-cell>
          <table:table-cell table:number-columns-repeated="5"/>
        </table:table-row>
        <table:table-row table:style-name="ro1">
          <table:table-cell office:value-type="float" office:value="-3.08256" calcext:value-type="float">
            <text:p>-3.08256</text:p>
          </table:table-cell>
          <table:table-cell office:value-type="float" office:value="7.38874" calcext:value-type="float">
            <text:p>7.38874</text:p>
          </table:table-cell>
          <table:table-cell table:number-columns-repeated="2"/>
          <table:table-cell office:value-type="float" office:value="9.92588" calcext:value-type="float">
            <text:p>9.92588</text:p>
          </table:table-cell>
          <table:table-cell office:value-type="float" office:value="0.00395802" calcext:value-type="float">
            <text:p>0.00395802</text:p>
          </table:table-cell>
          <table:table-cell table:number-columns-repeated="5"/>
        </table:table-row>
        <table:table-row table:style-name="ro1">
          <table:table-cell office:value-type="float" office:value="-2.79412" calcext:value-type="float">
            <text:p>-2.79412</text:p>
          </table:table-cell>
          <table:table-cell office:value-type="float" office:value="7.20818" calcext:value-type="float">
            <text:p>7.20818</text:p>
          </table:table-cell>
          <table:table-cell table:number-columns-repeated="2"/>
          <table:table-cell office:value-type="float" office:value="9.63973" calcext:value-type="float">
            <text:p>9.63973</text:p>
          </table:table-cell>
          <table:table-cell office:value-type="float" office:value="0.0585714" calcext:value-type="float">
            <text:p>0.0585714</text:p>
          </table:table-cell>
          <table:table-cell table:number-columns-repeated="5"/>
        </table:table-row>
        <table:table-row table:style-name="ro1">
          <table:table-cell office:value-type="float" office:value="-2.57673" calcext:value-type="float">
            <text:p>-2.57673</text:p>
          </table:table-cell>
          <table:table-cell office:value-type="float" office:value="6.36755" calcext:value-type="float">
            <text:p>6.36755</text:p>
          </table:table-cell>
          <table:table-cell table:number-columns-repeated="2"/>
          <table:table-cell office:value-type="float" office:value="9.32242" calcext:value-type="float">
            <text:p>9.32242</text:p>
          </table:table-cell>
          <table:table-cell office:value-type="float" office:value="0.112393" calcext:value-type="float">
            <text:p>0.112393</text:p>
          </table:table-cell>
          <table:table-cell table:number-columns-repeated="5"/>
        </table:table-row>
        <table:table-row table:style-name="ro1">
          <table:table-cell office:value-type="float" office:value="-3.50172" calcext:value-type="float">
            <text:p>-3.50172</text:p>
          </table:table-cell>
          <table:table-cell office:value-type="float" office:value="6.10796" calcext:value-type="float">
            <text:p>6.10796</text:p>
          </table:table-cell>
          <table:table-cell table:number-columns-repeated="2"/>
          <table:table-cell office:value-type="float" office:value="9.0614" calcext:value-type="float">
            <text:p>9.0614</text:p>
          </table:table-cell>
          <table:table-cell office:value-type="float" office:value="0.20077" calcext:value-type="float">
            <text:p>0.20077</text:p>
          </table:table-cell>
          <table:table-cell table:number-columns-repeated="5"/>
        </table:table-row>
        <table:table-row table:style-name="ro1">
          <table:table-cell office:value-type="float" office:value="-3.19736" calcext:value-type="float">
            <text:p>-3.19736</text:p>
          </table:table-cell>
          <table:table-cell office:value-type="float" office:value="5.19093" calcext:value-type="float">
            <text:p>5.19093</text:p>
          </table:table-cell>
          <table:table-cell table:number-columns-repeated="2"/>
          <table:table-cell office:value-type="float" office:value="8.90199" calcext:value-type="float">
            <text:p>8.90199</text:p>
          </table:table-cell>
          <table:table-cell office:value-type="float" office:value="0.247143" calcext:value-type="float">
            <text:p>0.247143</text:p>
          </table:table-cell>
          <table:table-cell table:number-columns-repeated="5"/>
        </table:table-row>
        <table:table-row table:style-name="ro1">
          <table:table-cell office:value-type="float" office:value="-3.4281" calcext:value-type="float">
            <text:p>-3.4281</text:p>
          </table:table-cell>
          <table:table-cell office:value-type="float" office:value="4.94644" calcext:value-type="float">
            <text:p>4.94644</text:p>
          </table:table-cell>
          <table:table-cell table:number-columns-repeated="2"/>
          <table:table-cell office:value-type="float" office:value="8.46355" calcext:value-type="float">
            <text:p>8.46355</text:p>
          </table:table-cell>
          <table:table-cell office:value-type="float" office:value="0.258809" calcext:value-type="float">
            <text:p>0.258809</text:p>
          </table:table-cell>
          <table:table-cell table:number-columns-repeated="5"/>
        </table:table-row>
        <table:table-row table:style-name="ro1">
          <table:table-cell office:value-type="float" office:value="-3.50501" calcext:value-type="float">
            <text:p>-3.50501</text:p>
          </table:table-cell>
          <table:table-cell office:value-type="float" office:value="4.17643" calcext:value-type="float">
            <text:p>4.17643</text:p>
          </table:table-cell>
          <table:table-cell table:number-columns-repeated="2"/>
          <table:table-cell office:value-type="float" office:value="8.05161" calcext:value-type="float">
            <text:p>8.05161</text:p>
          </table:table-cell>
          <table:table-cell office:value-type="float" office:value="0.241868" calcext:value-type="float">
            <text:p>0.241868</text:p>
          </table:table-cell>
          <table:table-cell table:number-columns-repeated="5"/>
        </table:table-row>
        <table:table-row table:style-name="ro1">
          <table:table-cell office:value-type="float" office:value="-4.06447" calcext:value-type="float">
            <text:p>-4.06447</text:p>
          </table:table-cell>
          <table:table-cell office:value-type="float" office:value="4.10977" calcext:value-type="float">
            <text:p>4.10977</text:p>
          </table:table-cell>
          <table:table-cell table:number-columns-repeated="2"/>
          <table:table-cell office:value-type="float" office:value="7.78653" calcext:value-type="float">
            <text:p>7.78653</text:p>
          </table:table-cell>
          <table:table-cell office:value-type="float" office:value="0.205765" calcext:value-type="float">
            <text:p>0.205765</text:p>
          </table:table-cell>
          <table:table-cell table:number-columns-repeated="5"/>
        </table:table-row>
        <table:table-row table:style-name="ro1">
          <table:table-cell office:value-type="float" office:value="-4.23729" calcext:value-type="float">
            <text:p>-4.23729</text:p>
          </table:table-cell>
          <table:table-cell office:value-type="float" office:value="3.88878" calcext:value-type="float">
            <text:p>3.88878</text:p>
          </table:table-cell>
          <table:table-cell table:number-columns-repeated="2"/>
          <table:table-cell office:value-type="float" office:value="7.77346" calcext:value-type="float">
            <text:p>7.77346</text:p>
          </table:table-cell>
          <table:table-cell office:value-type="float" office:value="0.0969346" calcext:value-type="float">
            <text:p>0.0969346</text:p>
          </table:table-cell>
          <table:table-cell table:number-columns-repeated="5"/>
        </table:table-row>
        <table:table-row table:style-name="ro1">
          <table:table-cell office:value-type="float" office:value="-4.27467" calcext:value-type="float">
            <text:p>-4.27467</text:p>
          </table:table-cell>
          <table:table-cell office:value-type="float" office:value="2.88187" calcext:value-type="float">
            <text:p>2.88187</text:p>
          </table:table-cell>
          <table:table-cell table:number-columns-repeated="2"/>
          <table:table-cell office:value-type="float" office:value="7.15329" calcext:value-type="float">
            <text:p>7.15329</text:p>
          </table:table-cell>
          <table:table-cell office:value-type="float" office:value="0.0425189" calcext:value-type="float">
            <text:p>0.0425189</text:p>
          </table:table-cell>
          <table:table-cell table:number-columns-repeated="5"/>
        </table:table-row>
        <table:table-row table:style-name="ro1">
          <table:table-cell office:value-type="float" office:value="-4.38481" calcext:value-type="float">
            <text:p>-4.38481</text:p>
          </table:table-cell>
          <table:table-cell office:value-type="float" office:value="2.39989" calcext:value-type="float">
            <text:p>2.39989</text:p>
          </table:table-cell>
          <table:table-cell table:number-columns-repeated="2"/>
          <table:table-cell office:value-type="float" office:value="7.17215" calcext:value-type="float">
            <text:p>7.17215</text:p>
          </table:table-cell>
          <table:table-cell office:value-type="float" office:value="-0.0469302" calcext:value-type="float">
            <text:p>-0.0469302</text:p>
          </table:table-cell>
          <table:table-cell table:number-columns-repeated="5"/>
        </table:table-row>
        <table:table-row table:style-name="ro1">
          <table:table-cell office:value-type="float" office:value="-4.29257" calcext:value-type="float">
            <text:p>-4.29257</text:p>
          </table:table-cell>
          <table:table-cell office:value-type="float" office:value="1.92854" calcext:value-type="float">
            <text:p>1.92854</text:p>
          </table:table-cell>
          <table:table-cell table:number-columns-repeated="2"/>
          <table:table-cell office:value-type="float" office:value="6.83008" calcext:value-type="float">
            <text:p>6.83008</text:p>
          </table:table-cell>
          <table:table-cell office:value-type="float" office:value="-0.250179" calcext:value-type="float">
            <text:p>-0.250179</text:p>
          </table:table-cell>
          <table:table-cell table:number-columns-repeated="5"/>
        </table:table-row>
        <table:table-row table:style-name="ro1">
          <table:table-cell office:value-type="float" office:value="-4.98165" calcext:value-type="float">
            <text:p>-4.98165</text:p>
          </table:table-cell>
          <table:table-cell office:value-type="float" office:value="1.43611" calcext:value-type="float">
            <text:p>1.43611</text:p>
          </table:table-cell>
          <table:table-cell table:number-columns-repeated="2"/>
          <table:table-cell office:value-type="float" office:value="6.74798" calcext:value-type="float">
            <text:p>6.74798</text:p>
          </table:table-cell>
          <table:table-cell office:value-type="float" office:value="-0.457727" calcext:value-type="float">
            <text:p>-0.457727</text:p>
          </table:table-cell>
          <table:table-cell table:number-columns-repeated="5"/>
        </table:table-row>
        <table:table-row table:style-name="ro1">
          <table:table-cell office:value-type="float" office:value="-4.98594" calcext:value-type="float">
            <text:p>-4.98594</text:p>
          </table:table-cell>
          <table:table-cell office:value-type="float" office:value="1.10894" calcext:value-type="float">
            <text:p>1.10894</text:p>
          </table:table-cell>
          <table:table-cell table:number-columns-repeated="2"/>
          <table:table-cell office:value-type="float" office:value="6.565" calcext:value-type="float">
            <text:p>6.565</text:p>
          </table:table-cell>
          <table:table-cell office:value-type="float" office:value="-0.754748" calcext:value-type="float">
            <text:p>-0.754748</text:p>
          </table:table-cell>
          <table:table-cell table:number-columns-repeated="5"/>
        </table:table-row>
        <table:table-row table:style-name="ro1">
          <table:table-cell office:value-type="float" office:value="-4.84736" calcext:value-type="float">
            <text:p>-4.84736</text:p>
          </table:table-cell>
          <table:table-cell office:value-type="float" office:value="0.18101" calcext:value-type="float">
            <text:p>0.18101</text:p>
          </table:table-cell>
          <table:table-cell table:number-columns-repeated="2"/>
          <table:table-cell office:value-type="float" office:value="6.44213" calcext:value-type="float">
            <text:p>6.44213</text:p>
          </table:table-cell>
          <table:table-cell office:value-type="float" office:value="-1.11266" calcext:value-type="float">
            <text:p>-1.11266</text:p>
          </table:table-cell>
          <table:table-cell table:number-columns-repeated="5"/>
        </table:table-row>
        <table:table-row table:style-name="ro1">
          <table:table-cell office:value-type="float" office:value="-5.99809" calcext:value-type="float">
            <text:p>-5.99809</text:p>
          </table:table-cell>
          <table:table-cell office:value-type="float" office:value="-0.290765" calcext:value-type="float">
            <text:p>-0.290765</text:p>
          </table:table-cell>
          <table:table-cell table:number-columns-repeated="2"/>
          <table:table-cell office:value-type="float" office:value="6.39474" calcext:value-type="float">
            <text:p>6.39474</text:p>
          </table:table-cell>
          <table:table-cell office:value-type="float" office:value="-1.36501" calcext:value-type="float">
            <text:p>-1.36501</text:p>
          </table:table-cell>
          <table:table-cell table:number-columns-repeated="5"/>
        </table:table-row>
        <table:table-row table:style-name="ro1">
          <table:table-cell office:value-type="float" office:value="-5.64447" calcext:value-type="float">
            <text:p>-5.64447</text:p>
          </table:table-cell>
          <table:table-cell office:value-type="float" office:value="-0.144522" calcext:value-type="float">
            <text:p>-0.144522</text:p>
          </table:table-cell>
          <table:table-cell table:number-columns-repeated="2"/>
          <table:table-cell office:value-type="float" office:value="6.24787" calcext:value-type="float">
            <text:p>6.24787</text:p>
          </table:table-cell>
          <table:table-cell office:value-type="float" office:value="-1.61119" calcext:value-type="float">
            <text:p>-1.61119</text:p>
          </table:table-cell>
          <table:table-cell table:number-columns-repeated="5"/>
        </table:table-row>
        <table:table-row table:style-name="ro1">
          <table:table-cell office:value-type="float" office:value="-5.30947" calcext:value-type="float">
            <text:p>-5.30947</text:p>
          </table:table-cell>
          <table:table-cell office:value-type="float" office:value="-0.724468" calcext:value-type="float">
            <text:p>-0.724468</text:p>
          </table:table-cell>
          <table:table-cell table:number-columns-repeated="2"/>
          <table:table-cell office:value-type="float" office:value="6.41111" calcext:value-type="float">
            <text:p>6.41111</text:p>
          </table:table-cell>
          <table:table-cell office:value-type="float" office:value="-1.93027" calcext:value-type="float">
            <text:p>-1.93027</text:p>
          </table:table-cell>
          <table:table-cell table:number-columns-repeated="5"/>
        </table:table-row>
        <table:table-row table:style-name="ro1">
          <table:table-cell office:value-type="float" office:value="-5.68069" calcext:value-type="float">
            <text:p>-5.68069</text:p>
          </table:table-cell>
          <table:table-cell office:value-type="float" office:value="-1.52871" calcext:value-type="float">
            <text:p>-1.52871</text:p>
          </table:table-cell>
          <table:table-cell table:number-columns-repeated="2"/>
          <table:table-cell office:value-type="float" office:value="6.53066" calcext:value-type="float">
            <text:p>6.53066</text:p>
          </table:table-cell>
          <table:table-cell office:value-type="float" office:value="-2.26346" calcext:value-type="float">
            <text:p>-2.26346</text:p>
          </table:table-cell>
          <table:table-cell table:number-columns-repeated="5"/>
        </table:table-row>
        <table:table-row table:style-name="ro1">
          <table:table-cell office:value-type="float" office:value="-6.11355" calcext:value-type="float">
            <text:p>-6.11355</text:p>
          </table:table-cell>
          <table:table-cell office:value-type="float" office:value="-1.75966" calcext:value-type="float">
            <text:p>-1.75966</text:p>
          </table:table-cell>
          <table:table-cell table:number-columns-repeated="2"/>
          <table:table-cell office:value-type="float" office:value="6.27034" calcext:value-type="float">
            <text:p>6.27034</text:p>
          </table:table-cell>
          <table:table-cell office:value-type="float" office:value="-2.51837" calcext:value-type="float">
            <text:p>-2.51837</text:p>
          </table:table-cell>
          <table:table-cell table:number-columns-repeated="5"/>
        </table:table-row>
        <table:table-row table:style-name="ro1">
          <table:table-cell office:value-type="float" office:value="-6.99344" calcext:value-type="float">
            <text:p>-6.99344</text:p>
          </table:table-cell>
          <table:table-cell office:value-type="float" office:value="-2.17445" calcext:value-type="float">
            <text:p>-2.17445</text:p>
          </table:table-cell>
          <table:table-cell table:number-columns-repeated="2"/>
          <table:table-cell office:value-type="float" office:value="6.45883" calcext:value-type="float">
            <text:p>6.45883</text:p>
          </table:table-cell>
          <table:table-cell office:value-type="float" office:value="-2.92313" calcext:value-type="float">
            <text:p>-2.92313</text:p>
          </table:table-cell>
          <table:table-cell table:number-columns-repeated="5"/>
        </table:table-row>
        <table:table-row table:style-name="ro1">
          <table:table-cell office:value-type="float" office:value="-7.14408" calcext:value-type="float">
            <text:p>-7.14408</text:p>
          </table:table-cell>
          <table:table-cell office:value-type="float" office:value="-2.67584" calcext:value-type="float">
            <text:p>-2.67584</text:p>
          </table:table-cell>
          <table:table-cell table:number-columns-repeated="2"/>
          <table:table-cell office:value-type="float" office:value="6.49154" calcext:value-type="float">
            <text:p>6.49154</text:p>
          </table:table-cell>
          <table:table-cell office:value-type="float" office:value="-3.20004" calcext:value-type="float">
            <text:p>-3.20004</text:p>
          </table:table-cell>
          <table:table-cell table:number-columns-repeated="5"/>
        </table:table-row>
        <table:table-row table:style-name="ro1">
          <table:table-cell office:value-type="float" office:value="-7.13937" calcext:value-type="float">
            <text:p>-7.13937</text:p>
          </table:table-cell>
          <table:table-cell office:value-type="float" office:value="-3.22028" calcext:value-type="float">
            <text:p>-3.22028</text:p>
          </table:table-cell>
          <table:table-cell table:number-columns-repeated="2"/>
          <table:table-cell office:value-type="float" office:value="6.70146" calcext:value-type="float">
            <text:p>6.70146</text:p>
          </table:table-cell>
          <table:table-cell office:value-type="float" office:value="-3.53446" calcext:value-type="float">
            <text:p>-3.53446</text:p>
          </table:table-cell>
          <table:table-cell table:number-columns-repeated="5"/>
        </table:table-row>
        <table:table-row table:style-name="ro1">
          <table:table-cell office:value-type="float" office:value="-7.77186" calcext:value-type="float">
            <text:p>-7.77186</text:p>
          </table:table-cell>
          <table:table-cell office:value-type="float" office:value="-4.08999" calcext:value-type="float">
            <text:p>-4.08999</text:p>
          </table:table-cell>
          <table:table-cell table:number-columns-repeated="2"/>
          <table:table-cell office:value-type="float" office:value="6.70956" calcext:value-type="float">
            <text:p>6.70956</text:p>
          </table:table-cell>
          <table:table-cell office:value-type="float" office:value="-3.81739" calcext:value-type="float">
            <text:p>-3.81739</text:p>
          </table:table-cell>
          <table:table-cell table:number-columns-repeated="5"/>
        </table:table-row>
        <table:table-row table:style-name="ro1">
          <table:table-cell office:value-type="float" office:value="-7.52393" calcext:value-type="float">
            <text:p>-7.52393</text:p>
          </table:table-cell>
          <table:table-cell office:value-type="float" office:value="-3.88213" calcext:value-type="float">
            <text:p>-3.88213</text:p>
          </table:table-cell>
          <table:table-cell table:number-columns-repeated="2"/>
          <table:table-cell office:value-type="float" office:value="6.73758" calcext:value-type="float">
            <text:p>6.73758</text:p>
          </table:table-cell>
          <table:table-cell office:value-type="float" office:value="-4.06653" calcext:value-type="float">
            <text:p>-4.06653</text:p>
          </table:table-cell>
          <table:table-cell table:number-columns-repeated="5"/>
        </table:table-row>
        <table:table-row table:style-name="ro1">
          <table:table-cell office:value-type="float" office:value="-8.08524" calcext:value-type="float">
            <text:p>-8.08524</text:p>
          </table:table-cell>
          <table:table-cell office:value-type="float" office:value="-4.57834" calcext:value-type="float">
            <text:p>-4.57834</text:p>
          </table:table-cell>
          <table:table-cell table:number-columns-repeated="2"/>
          <table:table-cell office:value-type="float" office:value="7.10395" calcext:value-type="float">
            <text:p>7.10395</text:p>
          </table:table-cell>
          <table:table-cell office:value-type="float" office:value="-4.49091" calcext:value-type="float">
            <text:p>-4.49091</text:p>
          </table:table-cell>
          <table:table-cell table:number-columns-repeated="5"/>
        </table:table-row>
        <table:table-row table:style-name="ro1">
          <table:table-cell office:value-type="float" office:value="-8.453" calcext:value-type="float">
            <text:p>-8.453</text:p>
          </table:table-cell>
          <table:table-cell office:value-type="float" office:value="-4.95621" calcext:value-type="float">
            <text:p>-4.95621</text:p>
          </table:table-cell>
          <table:table-cell table:number-columns-repeated="2"/>
          <table:table-cell office:value-type="float" office:value="7.02393" calcext:value-type="float">
            <text:p>7.02393</text:p>
          </table:table-cell>
          <table:table-cell office:value-type="float" office:value="-4.64459" calcext:value-type="float">
            <text:p>-4.64459</text:p>
          </table:table-cell>
          <table:table-cell table:number-columns-repeated="5"/>
        </table:table-row>
        <table:table-row table:style-name="ro1">
          <table:table-cell office:value-type="float" office:value="-8.55062" calcext:value-type="float">
            <text:p>-8.55062</text:p>
          </table:table-cell>
          <table:table-cell office:value-type="float" office:value="-4.79248" calcext:value-type="float">
            <text:p>-4.79248</text:p>
          </table:table-cell>
          <table:table-cell table:number-columns-repeated="2"/>
          <table:table-cell office:value-type="float" office:value="7.24619" calcext:value-type="float">
            <text:p>7.24619</text:p>
          </table:table-cell>
          <table:table-cell office:value-type="float" office:value="-4.97656" calcext:value-type="float">
            <text:p>-4.97656</text:p>
          </table:table-cell>
          <table:table-cell table:number-columns-repeated="5"/>
        </table:table-row>
        <table:table-row table:style-name="ro1">
          <table:table-cell office:value-type="float" office:value="-9.04115" calcext:value-type="float">
            <text:p>-9.04115</text:p>
          </table:table-cell>
          <table:table-cell office:value-type="float" office:value="-5.69364" calcext:value-type="float">
            <text:p>-5.69364</text:p>
          </table:table-cell>
          <table:table-cell table:number-columns-repeated="2"/>
          <table:table-cell office:value-type="float" office:value="7.22054" calcext:value-type="float">
            <text:p>7.22054</text:p>
          </table:table-cell>
          <table:table-cell office:value-type="float" office:value="-5.09604" calcext:value-type="float">
            <text:p>-5.09604</text:p>
          </table:table-cell>
          <table:table-cell table:number-columns-repeated="5"/>
        </table:table-row>
        <table:table-row table:style-name="ro1">
          <table:table-cell office:value-type="float" office:value="-8.86897" calcext:value-type="float">
            <text:p>-8.86897</text:p>
          </table:table-cell>
          <table:table-cell office:value-type="float" office:value="-5.41973" calcext:value-type="float">
            <text:p>-5.41973</text:p>
          </table:table-cell>
          <table:table-cell table:number-columns-repeated="2"/>
          <table:table-cell office:value-type="float" office:value="7.40989" calcext:value-type="float">
            <text:p>7.40989</text:p>
          </table:table-cell>
          <table:table-cell office:value-type="float" office:value="-5.38617" calcext:value-type="float">
            <text:p>-5.38617</text:p>
          </table:table-cell>
          <table:table-cell table:number-columns-repeated="5"/>
        </table:table-row>
        <table:table-row table:style-name="ro1">
          <table:table-cell office:value-type="float" office:value="-9.80646" calcext:value-type="float">
            <text:p>-9.80646</text:p>
          </table:table-cell>
          <table:table-cell office:value-type="float" office:value="-6.41174" calcext:value-type="float">
            <text:p>-6.41174</text:p>
          </table:table-cell>
          <table:table-cell table:number-columns-repeated="2"/>
          <table:table-cell office:value-type="float" office:value="7.39379" calcext:value-type="float">
            <text:p>7.39379</text:p>
          </table:table-cell>
          <table:table-cell office:value-type="float" office:value="-5.52612" calcext:value-type="float">
            <text:p>-5.52612</text:p>
          </table:table-cell>
          <table:table-cell table:number-columns-repeated="5"/>
        </table:table-row>
        <table:table-row table:style-name="ro1">
          <table:table-cell office:value-type="float" office:value="-10.6688" calcext:value-type="float">
            <text:p>-10.6688</text:p>
          </table:table-cell>
          <table:table-cell office:value-type="float" office:value="-6.35543" calcext:value-type="float">
            <text:p>-6.35543</text:p>
          </table:table-cell>
          <table:table-cell table:number-columns-repeated="2"/>
          <table:table-cell office:value-type="float" office:value="7.84699" calcext:value-type="float">
            <text:p>7.84699</text:p>
          </table:table-cell>
          <table:table-cell office:value-type="float" office:value="-6.00602" calcext:value-type="float">
            <text:p>-6.00602</text:p>
          </table:table-cell>
          <table:table-cell table:number-columns-repeated="5"/>
        </table:table-row>
        <table:table-row table:style-name="ro1">
          <table:table-cell office:value-type="float" office:value="-10.2205" calcext:value-type="float">
            <text:p>-10.2205</text:p>
          </table:table-cell>
          <table:table-cell office:value-type="float" office:value="-6.71044" calcext:value-type="float">
            <text:p>-6.71044</text:p>
          </table:table-cell>
          <table:table-cell table:number-columns-repeated="2"/>
          <table:table-cell office:value-type="float" office:value="7.89511" calcext:value-type="float">
            <text:p>7.89511</text:p>
          </table:table-cell>
          <table:table-cell office:value-type="float" office:value="-6.1416" calcext:value-type="float">
            <text:p>-6.1416</text:p>
          </table:table-cell>
          <table:table-cell table:number-columns-repeated="5"/>
        </table:table-row>
        <table:table-row table:style-name="ro1">
          <table:table-cell office:value-type="float" office:value="-10.8944" calcext:value-type="float">
            <text:p>-10.8944</text:p>
          </table:table-cell>
          <table:table-cell office:value-type="float" office:value="-6.83335" calcext:value-type="float">
            <text:p>-6.83335</text:p>
          </table:table-cell>
          <table:table-cell table:number-columns-repeated="2"/>
          <table:table-cell office:value-type="float" office:value="8.2234" calcext:value-type="float">
            <text:p>8.2234</text:p>
          </table:table-cell>
          <table:table-cell office:value-type="float" office:value="-6.53735" calcext:value-type="float">
            <text:p>-6.53735</text:p>
          </table:table-cell>
          <table:table-cell table:number-columns-repeated="5"/>
        </table:table-row>
        <table:table-row table:style-name="ro1">
          <table:table-cell office:value-type="float" office:value="-10.986" calcext:value-type="float">
            <text:p>-10.986</text:p>
          </table:table-cell>
          <table:table-cell office:value-type="float" office:value="-7.3707" calcext:value-type="float">
            <text:p>-7.3707</text:p>
          </table:table-cell>
          <table:table-cell table:number-columns-repeated="2"/>
          <table:table-cell office:value-type="float" office:value="8.32206" calcext:value-type="float">
            <text:p>8.32206</text:p>
          </table:table-cell>
          <table:table-cell office:value-type="float" office:value="-6.77114" calcext:value-type="float">
            <text:p>-6.77114</text:p>
          </table:table-cell>
          <table:table-cell table:number-columns-repeated="5"/>
        </table:table-row>
        <table:table-row table:style-name="ro1">
          <table:table-cell office:value-type="float" office:value="-11.4213" calcext:value-type="float">
            <text:p>-11.4213</text:p>
          </table:table-cell>
          <table:table-cell office:value-type="float" office:value="-7.46085" calcext:value-type="float">
            <text:p>-7.46085</text:p>
          </table:table-cell>
          <table:table-cell table:number-columns-repeated="2"/>
          <table:table-cell office:value-type="float" office:value="8.2713" calcext:value-type="float">
            <text:p>8.2713</text:p>
          </table:table-cell>
          <table:table-cell office:value-type="float" office:value="-6.91098" calcext:value-type="float">
            <text:p>-6.91098</text:p>
          </table:table-cell>
          <table:table-cell table:number-columns-repeated="5"/>
        </table:table-row>
        <table:table-row table:style-name="ro1">
          <table:table-cell office:value-type="float" office:value="-11.9422" calcext:value-type="float">
            <text:p>-11.9422</text:p>
          </table:table-cell>
          <table:table-cell office:value-type="float" office:value="-7.88317" calcext:value-type="float">
            <text:p>-7.88317</text:p>
          </table:table-cell>
          <table:table-cell table:number-columns-repeated="2"/>
          <table:table-cell office:value-type="float" office:value="8.54154" calcext:value-type="float">
            <text:p>8.54154</text:p>
          </table:table-cell>
          <table:table-cell office:value-type="float" office:value="-7.25975" calcext:value-type="float">
            <text:p>-7.25975</text:p>
          </table:table-cell>
          <table:table-cell table:number-columns-repeated="5"/>
        </table:table-row>
        <table:table-row table:style-name="ro1">
          <table:table-cell office:value-type="float" office:value="-12.4462" calcext:value-type="float">
            <text:p>-12.4462</text:p>
          </table:table-cell>
          <table:table-cell office:value-type="float" office:value="-8.02117" calcext:value-type="float">
            <text:p>-8.02117</text:p>
          </table:table-cell>
          <table:table-cell table:number-columns-repeated="2"/>
          <table:table-cell office:value-type="float" office:value="8.83598" calcext:value-type="float">
            <text:p>8.83598</text:p>
          </table:table-cell>
          <table:table-cell office:value-type="float" office:value="-7.68162" calcext:value-type="float">
            <text:p>-7.68162</text:p>
          </table:table-cell>
          <table:table-cell table:number-columns-repeated="5"/>
        </table:table-row>
        <table:table-row table:style-name="ro1">
          <table:table-cell office:value-type="float" office:value="-12.7461" calcext:value-type="float">
            <text:p>-12.7461</text:p>
          </table:table-cell>
          <table:table-cell office:value-type="float" office:value="-8.19449" calcext:value-type="float">
            <text:p>-8.19449</text:p>
          </table:table-cell>
          <table:table-cell table:number-columns-repeated="2"/>
          <table:table-cell office:value-type="float" office:value="8.77916" calcext:value-type="float">
            <text:p>8.77916</text:p>
          </table:table-cell>
          <table:table-cell office:value-type="float" office:value="-7.72457" calcext:value-type="float">
            <text:p>-7.72457</text:p>
          </table:table-cell>
          <table:table-cell table:number-columns-repeated="5"/>
        </table:table-row>
        <table:table-row table:style-name="ro1">
          <table:table-cell office:value-type="float" office:value="-13.7929" calcext:value-type="float">
            <text:p>-13.7929</text:p>
          </table:table-cell>
          <table:table-cell office:value-type="float" office:value="-8.47158" calcext:value-type="float">
            <text:p>-8.47158</text:p>
          </table:table-cell>
          <table:table-cell table:number-columns-repeated="2"/>
          <table:table-cell office:value-type="float" office:value="9.1081" calcext:value-type="float">
            <text:p>9.1081</text:p>
          </table:table-cell>
          <table:table-cell office:value-type="float" office:value="-8.22433" calcext:value-type="float">
            <text:p>-8.22433</text:p>
          </table:table-cell>
          <table:table-cell table:number-columns-repeated="5"/>
        </table:table-row>
        <table:table-row table:style-name="ro1">
          <table:table-cell office:value-type="float" office:value="-13.6376" calcext:value-type="float">
            <text:p>-13.6376</text:p>
          </table:table-cell>
          <table:table-cell office:value-type="float" office:value="-8.26344" calcext:value-type="float">
            <text:p>-8.26344</text:p>
          </table:table-cell>
          <table:table-cell table:number-columns-repeated="2"/>
          <table:table-cell office:value-type="float" office:value="9.13825" calcext:value-type="float">
            <text:p>9.13825</text:p>
          </table:table-cell>
          <table:table-cell office:value-type="float" office:value="-8.4037" calcext:value-type="float">
            <text:p>-8.4037</text:p>
          </table:table-cell>
          <table:table-cell table:number-columns-repeated="5"/>
        </table:table-row>
        <table:table-row table:style-name="ro1">
          <table:table-cell office:value-type="float" office:value="-14.4737" calcext:value-type="float">
            <text:p>-14.4737</text:p>
          </table:table-cell>
          <table:table-cell office:value-type="float" office:value="-8.79552" calcext:value-type="float">
            <text:p>-8.79552</text:p>
          </table:table-cell>
          <table:table-cell table:number-columns-repeated="2"/>
          <table:table-cell office:value-type="float" office:value="9.22081" calcext:value-type="float">
            <text:p>9.22081</text:p>
          </table:table-cell>
          <table:table-cell office:value-type="float" office:value="-8.59155" calcext:value-type="float">
            <text:p>-8.59155</text:p>
          </table:table-cell>
          <table:table-cell table:number-columns-repeated="5"/>
        </table:table-row>
        <table:table-row table:style-name="ro1">
          <table:table-cell office:value-type="float" office:value="-14.5757" calcext:value-type="float">
            <text:p>-14.5757</text:p>
          </table:table-cell>
          <table:table-cell office:value-type="float" office:value="-9.32634" calcext:value-type="float">
            <text:p>-9.32634</text:p>
          </table:table-cell>
          <table:table-cell table:number-columns-repeated="2"/>
          <table:table-cell office:value-type="float" office:value="9.30208" calcext:value-type="float">
            <text:p>9.30208</text:p>
          </table:table-cell>
          <table:table-cell office:value-type="float" office:value="-8.90831" calcext:value-type="float">
            <text:p>-8.90831</text:p>
          </table:table-cell>
          <table:table-cell table:number-columns-repeated="5"/>
        </table:table-row>
        <table:table-row table:style-name="ro1">
          <table:table-cell office:value-type="float" office:value="-15.6189" calcext:value-type="float">
            <text:p>-15.6189</text:p>
          </table:table-cell>
          <table:table-cell office:value-type="float" office:value="-9.69365" calcext:value-type="float">
            <text:p>-9.69365</text:p>
          </table:table-cell>
          <table:table-cell table:number-columns-repeated="2"/>
          <table:table-cell office:value-type="float" office:value="9.39993" calcext:value-type="float">
            <text:p>9.39993</text:p>
          </table:table-cell>
          <table:table-cell office:value-type="float" office:value="-9.18842" calcext:value-type="float">
            <text:p>-9.18842</text:p>
          </table:table-cell>
          <table:table-cell table:number-columns-repeated="5"/>
        </table:table-row>
        <table:table-row table:style-name="ro1">
          <table:table-cell office:value-type="float" office:value="-15.9382" calcext:value-type="float">
            <text:p>-15.9382</text:p>
          </table:table-cell>
          <table:table-cell office:value-type="float" office:value="-9.35751" calcext:value-type="float">
            <text:p>-9.35751</text:p>
          </table:table-cell>
          <table:table-cell table:number-columns-repeated="2"/>
          <table:table-cell office:value-type="float" office:value="9.48751" calcext:value-type="float">
            <text:p>9.48751</text:p>
          </table:table-cell>
          <table:table-cell office:value-type="float" office:value="-9.46421" calcext:value-type="float">
            <text:p>-9.46421</text:p>
          </table:table-cell>
          <table:table-cell table:number-columns-repeated="5"/>
        </table:table-row>
        <table:table-row table:style-name="ro1">
          <table:table-cell office:value-type="float" office:value="-16.6033" calcext:value-type="float">
            <text:p>-16.6033</text:p>
          </table:table-cell>
          <table:table-cell office:value-type="float" office:value="-8.85459" calcext:value-type="float">
            <text:p>-8.85459</text:p>
          </table:table-cell>
          <table:table-cell table:number-columns-repeated="2"/>
          <table:table-cell office:value-type="float" office:value="9.57122" calcext:value-type="float">
            <text:p>9.57122</text:p>
          </table:table-cell>
          <table:table-cell office:value-type="float" office:value="-9.75525" calcext:value-type="float">
            <text:p>-9.75525</text:p>
          </table:table-cell>
          <table:table-cell table:number-columns-repeated="5"/>
        </table:table-row>
        <table:table-row table:style-name="ro1">
          <table:table-cell office:value-type="float" office:value="-16.011" calcext:value-type="float">
            <text:p>-16.011</text:p>
          </table:table-cell>
          <table:table-cell office:value-type="float" office:value="-9.33486" calcext:value-type="float">
            <text:p>-9.33486</text:p>
          </table:table-cell>
          <table:table-cell table:number-columns-repeated="2"/>
          <table:table-cell office:value-type="float" office:value="9.61433" calcext:value-type="float">
            <text:p>9.61433</text:p>
          </table:table-cell>
          <table:table-cell office:value-type="float" office:value="-9.96417" calcext:value-type="float">
            <text:p>-9.96417</text:p>
          </table:table-cell>
          <table:table-cell table:number-columns-repeated="5"/>
        </table:table-row>
        <table:table-row table:style-name="ro1">
          <table:table-cell office:value-type="float" office:value="-16.9255" calcext:value-type="float">
            <text:p>-16.9255</text:p>
          </table:table-cell>
          <table:table-cell office:value-type="float" office:value="-10.8571" calcext:value-type="float">
            <text:p>-10.8571</text:p>
          </table:table-cell>
          <table:table-cell table:number-columns-repeated="2"/>
          <table:table-cell office:value-type="float" office:value="9.77731" calcext:value-type="float">
            <text:p>9.77731</text:p>
          </table:table-cell>
          <table:table-cell office:value-type="float" office:value="-10.3295" calcext:value-type="float">
            <text:p>-10.3295</text:p>
          </table:table-cell>
          <table:table-cell table:number-columns-repeated="5"/>
        </table:table-row>
        <table:table-row table:style-name="ro1">
          <table:table-cell office:value-type="float" office:value="-18.1371" calcext:value-type="float">
            <text:p>-18.1371</text:p>
          </table:table-cell>
          <table:table-cell office:value-type="float" office:value="-9.39146" calcext:value-type="float">
            <text:p>-9.39146</text:p>
          </table:table-cell>
          <table:table-cell table:number-columns-repeated="2"/>
          <table:table-cell office:value-type="float" office:value="9.89592" calcext:value-type="float">
            <text:p>9.89592</text:p>
          </table:table-cell>
          <table:table-cell office:value-type="float" office:value="-10.7137" calcext:value-type="float">
            <text:p>-10.7137</text:p>
          </table:table-cell>
          <table:table-cell table:number-columns-repeated="5"/>
        </table:table-row>
        <table:table-row table:style-name="ro1">
          <table:table-cell office:value-type="float" office:value="-18.3083" calcext:value-type="float">
            <text:p>-18.3083</text:p>
          </table:table-cell>
          <table:table-cell office:value-type="float" office:value="-9.18778" calcext:value-type="float">
            <text:p>-9.18778</text:p>
          </table:table-cell>
          <table:table-cell table:number-columns-repeated="2"/>
          <table:table-cell office:value-type="float" office:value="9.84397" calcext:value-type="float">
            <text:p>9.84397</text:p>
          </table:table-cell>
          <table:table-cell office:value-type="float" office:value="-10.9287" calcext:value-type="float">
            <text:p>-10.9287</text:p>
          </table:table-cell>
          <table:table-cell table:number-columns-repeated="5"/>
        </table:table-row>
        <table:table-row table:style-name="ro1">
          <table:table-cell office:value-type="float" office:value="-18.2443" calcext:value-type="float">
            <text:p>-18.2443</text:p>
          </table:table-cell>
          <table:table-cell office:value-type="float" office:value="-9.58547" calcext:value-type="float">
            <text:p>-9.58547</text:p>
          </table:table-cell>
          <table:table-cell table:number-columns-repeated="2"/>
          <table:table-cell office:value-type="float" office:value="9.74773" calcext:value-type="float">
            <text:p>9.74773</text:p>
          </table:table-cell>
          <table:table-cell office:value-type="float" office:value="-11.0482" calcext:value-type="float">
            <text:p>-11.0482</text:p>
          </table:table-cell>
          <table:table-cell table:number-columns-repeated="5"/>
        </table:table-row>
        <table:table-row table:style-name="ro1">
          <table:table-cell office:value-type="float" office:value="-18.6983" calcext:value-type="float">
            <text:p>-18.6983</text:p>
          </table:table-cell>
          <table:table-cell office:value-type="float" office:value="-9.02886" calcext:value-type="float">
            <text:p>-9.02886</text:p>
          </table:table-cell>
          <table:table-cell table:number-columns-repeated="2"/>
          <table:table-cell office:value-type="float" office:value="9.79495" calcext:value-type="float">
            <text:p>9.79495</text:p>
          </table:table-cell>
          <table:table-cell office:value-type="float" office:value="-11.4686" calcext:value-type="float">
            <text:p>-11.4686</text:p>
          </table:table-cell>
          <table:table-cell table:number-columns-repeated="5"/>
        </table:table-row>
        <table:table-row table:style-name="ro1">
          <table:table-cell office:value-type="float" office:value="-19.7037" calcext:value-type="float">
            <text:p>-19.7037</text:p>
          </table:table-cell>
          <table:table-cell office:value-type="float" office:value="-8.79906" calcext:value-type="float">
            <text:p>-8.79906</text:p>
          </table:table-cell>
          <table:table-cell table:number-columns-repeated="2"/>
          <table:table-cell office:value-type="float" office:value="9.76634" calcext:value-type="float">
            <text:p>9.76634</text:p>
          </table:table-cell>
          <table:table-cell office:value-type="float" office:value="-11.6976" calcext:value-type="float">
            <text:p>-11.6976</text:p>
          </table:table-cell>
          <table:table-cell table:number-columns-repeated="5"/>
        </table:table-row>
        <table:table-row table:style-name="ro1">
          <table:table-cell office:value-type="float" office:value="-20.3815" calcext:value-type="float">
            <text:p>-20.3815</text:p>
          </table:table-cell>
          <table:table-cell office:value-type="float" office:value="-7.6755" calcext:value-type="float">
            <text:p>-7.6755</text:p>
          </table:table-cell>
          <table:table-cell table:number-columns-repeated="2"/>
          <table:table-cell office:value-type="float" office:value="9.7856" calcext:value-type="float">
            <text:p>9.7856</text:p>
          </table:table-cell>
          <table:table-cell office:value-type="float" office:value="-12.1262" calcext:value-type="float">
            <text:p>-12.1262</text:p>
          </table:table-cell>
          <table:table-cell table:number-columns-repeated="5"/>
        </table:table-row>
        <table:table-row table:style-name="ro1">
          <table:table-cell office:value-type="float" office:value="-20.4587" calcext:value-type="float">
            <text:p>-20.4587</text:p>
          </table:table-cell>
          <table:table-cell office:value-type="float" office:value="-9.7448" calcext:value-type="float">
            <text:p>-9.7448</text:p>
          </table:table-cell>
          <table:table-cell table:number-columns-repeated="2"/>
          <table:table-cell office:value-type="float" office:value="9.57233" calcext:value-type="float">
            <text:p>9.57233</text:p>
          </table:table-cell>
          <table:table-cell office:value-type="float" office:value="-12.2948" calcext:value-type="float">
            <text:p>-12.2948</text:p>
          </table:table-cell>
          <table:table-cell table:number-columns-repeated="5"/>
        </table:table-row>
        <table:table-row table:style-name="ro1">
          <table:table-cell office:value-type="float" office:value="-21.5568" calcext:value-type="float">
            <text:p>-21.5568</text:p>
          </table:table-cell>
          <table:table-cell office:value-type="float" office:value="-8.5005" calcext:value-type="float">
            <text:p>-8.5005</text:p>
          </table:table-cell>
          <table:table-cell table:number-columns-repeated="2"/>
          <table:table-cell office:value-type="float" office:value="9.37132" calcext:value-type="float">
            <text:p>9.37132</text:p>
          </table:table-cell>
          <table:table-cell office:value-type="float" office:value="-12.4833" calcext:value-type="float">
            <text:p>-12.4833</text:p>
          </table:table-cell>
          <table:table-cell table:number-columns-repeated="5"/>
        </table:table-row>
        <table:table-row table:style-name="ro1">
          <table:table-cell office:value-type="float" office:value="-21.8628" calcext:value-type="float">
            <text:p>-21.8628</text:p>
          </table:table-cell>
          <table:table-cell office:value-type="float" office:value="-8.64129" calcext:value-type="float">
            <text:p>-8.64129</text:p>
          </table:table-cell>
          <table:table-cell table:number-columns-repeated="2"/>
          <table:table-cell office:value-type="float" office:value="9.16109" calcext:value-type="float">
            <text:p>9.16109</text:p>
          </table:table-cell>
          <table:table-cell office:value-type="float" office:value="-12.6848" calcext:value-type="float">
            <text:p>-12.6848</text:p>
          </table:table-cell>
          <table:table-cell table:number-columns-repeated="5"/>
        </table:table-row>
        <table:table-row table:style-name="ro1">
          <table:table-cell office:value-type="float" office:value="-21.9514" calcext:value-type="float">
            <text:p>-21.9514</text:p>
          </table:table-cell>
          <table:table-cell office:value-type="float" office:value="-7.41274" calcext:value-type="float">
            <text:p>-7.41274</text:p>
          </table:table-cell>
          <table:table-cell table:number-columns-repeated="2"/>
          <table:table-cell office:value-type="float" office:value="8.85918" calcext:value-type="float">
            <text:p>8.85918</text:p>
          </table:table-cell>
          <table:table-cell office:value-type="float" office:value="-12.7953" calcext:value-type="float">
            <text:p>-12.7953</text:p>
          </table:table-cell>
          <table:table-cell table:number-columns-repeated="5"/>
        </table:table-row>
        <table:table-row table:style-name="ro1">
          <table:table-cell office:value-type="float" office:value="-22.1914" calcext:value-type="float">
            <text:p>-22.1914</text:p>
          </table:table-cell>
          <table:table-cell office:value-type="float" office:value="-7.70392" calcext:value-type="float">
            <text:p>-7.70392</text:p>
          </table:table-cell>
          <table:table-cell table:number-columns-repeated="2"/>
          <table:table-cell office:value-type="float" office:value="8.66865" calcext:value-type="float">
            <text:p>8.66865</text:p>
          </table:table-cell>
          <table:table-cell office:value-type="float" office:value="-13.0114" calcext:value-type="float">
            <text:p>-13.0114</text:p>
          </table:table-cell>
          <table:table-cell table:number-columns-repeated="5"/>
        </table:table-row>
        <table:table-row table:style-name="ro1">
          <table:table-cell office:value-type="float" office:value="-22.3177" calcext:value-type="float">
            <text:p>-22.3177</text:p>
          </table:table-cell>
          <table:table-cell office:value-type="float" office:value="-8.57758" calcext:value-type="float">
            <text:p>-8.57758</text:p>
          </table:table-cell>
          <table:table-cell table:number-columns-repeated="2"/>
          <table:table-cell office:value-type="float" office:value="8.27267" calcext:value-type="float">
            <text:p>8.27267</text:p>
          </table:table-cell>
          <table:table-cell office:value-type="float" office:value="-12.996" calcext:value-type="float">
            <text:p>-12.996</text:p>
          </table:table-cell>
          <table:table-cell table:number-columns-repeated="5"/>
        </table:table-row>
        <table:table-row table:style-name="ro1">
          <table:table-cell office:value-type="float" office:value="-23.2693" calcext:value-type="float">
            <text:p>-23.2693</text:p>
          </table:table-cell>
          <table:table-cell office:value-type="float" office:value="-8.32031" calcext:value-type="float">
            <text:p>-8.32031</text:p>
          </table:table-cell>
          <table:table-cell table:number-columns-repeated="2"/>
          <table:table-cell office:value-type="float" office:value="8.04571" calcext:value-type="float">
            <text:p>8.04571</text:p>
          </table:table-cell>
          <table:table-cell office:value-type="float" office:value="-13.0646" calcext:value-type="float">
            <text:p>-13.0646</text:p>
          </table:table-cell>
          <table:table-cell table:number-columns-repeated="5"/>
        </table:table-row>
        <table:table-row table:style-name="ro1">
          <table:table-cell office:value-type="float" office:value="-23.473" calcext:value-type="float">
            <text:p>-23.473</text:p>
          </table:table-cell>
          <table:table-cell office:value-type="float" office:value="-7.02103" calcext:value-type="float">
            <text:p>-7.02103</text:p>
          </table:table-cell>
          <table:table-cell table:number-columns-repeated="2"/>
          <table:table-cell office:value-type="float" office:value="7.86599" calcext:value-type="float">
            <text:p>7.86599</text:p>
          </table:table-cell>
          <table:table-cell office:value-type="float" office:value="-13.4154" calcext:value-type="float">
            <text:p>-13.4154</text:p>
          </table:table-cell>
          <table:table-cell table:number-columns-repeated="5"/>
        </table:table-row>
        <table:table-row table:style-name="ro1">
          <table:table-cell office:value-type="float" office:value="-24.0505" calcext:value-type="float">
            <text:p>-24.0505</text:p>
          </table:table-cell>
          <table:table-cell office:value-type="float" office:value="-6.56968" calcext:value-type="float">
            <text:p>-6.56968</text:p>
          </table:table-cell>
          <table:table-cell table:number-columns-repeated="2"/>
          <table:table-cell office:value-type="float" office:value="7.50783" calcext:value-type="float">
            <text:p>7.50783</text:p>
          </table:table-cell>
          <table:table-cell office:value-type="float" office:value="-13.2944" calcext:value-type="float">
            <text:p>-13.2944</text:p>
          </table:table-cell>
          <table:table-cell table:number-columns-repeated="5"/>
        </table:table-row>
        <table:table-row table:style-name="ro1">
          <table:table-cell office:value-type="float" office:value="-24.3577" calcext:value-type="float">
            <text:p>-24.3577</text:p>
          </table:table-cell>
          <table:table-cell office:value-type="float" office:value="-5.94086" calcext:value-type="float">
            <text:p>-5.94086</text:p>
          </table:table-cell>
          <table:table-cell table:number-columns-repeated="2"/>
          <table:table-cell office:value-type="float" office:value="7.19781" calcext:value-type="float">
            <text:p>7.19781</text:p>
          </table:table-cell>
          <table:table-cell office:value-type="float" office:value="-13.1973" calcext:value-type="float">
            <text:p>-13.1973</text:p>
          </table:table-cell>
          <table:table-cell table:number-columns-repeated="5"/>
        </table:table-row>
        <table:table-row table:style-name="ro1">
          <table:table-cell office:value-type="float" office:value="-24.788" calcext:value-type="float">
            <text:p>-24.788</text:p>
          </table:table-cell>
          <table:table-cell office:value-type="float" office:value="-7.18367" calcext:value-type="float">
            <text:p>-7.18367</text:p>
          </table:table-cell>
          <table:table-cell table:number-columns-repeated="2"/>
          <table:table-cell office:value-type="float" office:value="6.79473" calcext:value-type="float">
            <text:p>6.79473</text:p>
          </table:table-cell>
          <table:table-cell office:value-type="float" office:value="-13.0433" calcext:value-type="float">
            <text:p>-13.0433</text:p>
          </table:table-cell>
          <table:table-cell table:number-columns-repeated="5"/>
        </table:table-row>
        <table:table-row table:style-name="ro1">
          <table:table-cell office:value-type="float" office:value="-24.6108" calcext:value-type="float">
            <text:p>-24.6108</text:p>
          </table:table-cell>
          <table:table-cell office:value-type="float" office:value="-6.00878" calcext:value-type="float">
            <text:p>-6.00878</text:p>
          </table:table-cell>
          <table:table-cell table:number-columns-repeated="2"/>
          <table:table-cell office:value-type="float" office:value="6.54114" calcext:value-type="float">
            <text:p>6.54114</text:p>
          </table:table-cell>
          <table:table-cell office:value-type="float" office:value="-13.2079" calcext:value-type="float">
            <text:p>-13.2079</text:p>
          </table:table-cell>
          <table:table-cell table:number-columns-repeated="5"/>
        </table:table-row>
        <table:table-row table:style-name="ro1">
          <table:table-cell office:value-type="float" office:value="-24.8975" calcext:value-type="float">
            <text:p>-24.8975</text:p>
          </table:table-cell>
          <table:table-cell office:value-type="float" office:value="-5.02285" calcext:value-type="float">
            <text:p>-5.02285</text:p>
          </table:table-cell>
          <table:table-cell table:number-columns-repeated="2"/>
          <table:table-cell office:value-type="float" office:value="6.27012" calcext:value-type="float">
            <text:p>6.27012</text:p>
          </table:table-cell>
          <table:table-cell office:value-type="float" office:value="-13.1139" calcext:value-type="float">
            <text:p>-13.1139</text:p>
          </table:table-cell>
          <table:table-cell table:number-columns-repeated="5"/>
        </table:table-row>
        <table:table-row table:style-name="ro1">
          <table:table-cell office:value-type="float" office:value="-25.5328" calcext:value-type="float">
            <text:p>-25.5328</text:p>
          </table:table-cell>
          <table:table-cell office:value-type="float" office:value="-5.4399" calcext:value-type="float">
            <text:p>-5.4399</text:p>
          </table:table-cell>
          <table:table-cell table:number-columns-repeated="2"/>
          <table:table-cell office:value-type="float" office:value="5.99498" calcext:value-type="float">
            <text:p>5.99498</text:p>
          </table:table-cell>
          <table:table-cell office:value-type="float" office:value="-12.9442" calcext:value-type="float">
            <text:p>-12.9442</text:p>
          </table:table-cell>
          <table:table-cell table:number-columns-repeated="5"/>
        </table:table-row>
        <table:table-row table:style-name="ro1">
          <table:table-cell office:value-type="float" office:value="-25.0178" calcext:value-type="float">
            <text:p>-25.0178</text:p>
          </table:table-cell>
          <table:table-cell office:value-type="float" office:value="-6.55904" calcext:value-type="float">
            <text:p>-6.55904</text:p>
          </table:table-cell>
          <table:table-cell table:number-columns-repeated="2"/>
          <table:table-cell office:value-type="float" office:value="5.73761" calcext:value-type="float">
            <text:p>5.73761</text:p>
          </table:table-cell>
          <table:table-cell office:value-type="float" office:value="-12.8672" calcext:value-type="float">
            <text:p>-12.8672</text:p>
          </table:table-cell>
          <table:table-cell table:number-columns-repeated="5"/>
        </table:table-row>
        <table:table-row table:style-name="ro1">
          <table:table-cell office:value-type="float" office:value="-25.8162" calcext:value-type="float">
            <text:p>-25.8162</text:p>
          </table:table-cell>
          <table:table-cell office:value-type="float" office:value="-4.40681" calcext:value-type="float">
            <text:p>-4.40681</text:p>
          </table:table-cell>
          <table:table-cell table:number-columns-repeated="2"/>
          <table:table-cell office:value-type="float" office:value="5.45236" calcext:value-type="float">
            <text:p>5.45236</text:p>
          </table:table-cell>
          <table:table-cell office:value-type="float" office:value="-12.7392" calcext:value-type="float">
            <text:p>-12.7392</text:p>
          </table:table-cell>
          <table:table-cell table:number-columns-repeated="5"/>
        </table:table-row>
        <table:table-row table:style-name="ro1">
          <table:table-cell office:value-type="float" office:value="-26.8953" calcext:value-type="float">
            <text:p>-26.8953</text:p>
          </table:table-cell>
          <table:table-cell office:value-type="float" office:value="-4.43966" calcext:value-type="float">
            <text:p>-4.43966</text:p>
          </table:table-cell>
          <table:table-cell table:number-columns-repeated="2"/>
          <table:table-cell office:value-type="float" office:value="5.26451" calcext:value-type="float">
            <text:p>5.26451</text:p>
          </table:table-cell>
          <table:table-cell office:value-type="float" office:value="-12.5511" calcext:value-type="float">
            <text:p>-12.5511</text:p>
          </table:table-cell>
          <table:table-cell table:number-columns-repeated="5"/>
        </table:table-row>
        <table:table-row table:style-name="ro1">
          <table:table-cell office:value-type="float" office:value="-26.5652" calcext:value-type="float">
            <text:p>-26.5652</text:p>
          </table:table-cell>
          <table:table-cell office:value-type="float" office:value="-3.85723" calcext:value-type="float">
            <text:p>-3.85723</text:p>
          </table:table-cell>
          <table:table-cell table:number-columns-repeated="2"/>
          <table:table-cell office:value-type="float" office:value="5.1317" calcext:value-type="float">
            <text:p>5.1317</text:p>
          </table:table-cell>
          <table:table-cell office:value-type="float" office:value="-12.5744" calcext:value-type="float">
            <text:p>-12.5744</text:p>
          </table:table-cell>
          <table:table-cell table:number-columns-repeated="5"/>
        </table:table-row>
        <table:table-row table:style-name="ro1">
          <table:table-cell office:value-type="float" office:value="-26.2976" calcext:value-type="float">
            <text:p>-26.2976</text:p>
          </table:table-cell>
          <table:table-cell office:value-type="float" office:value="-3.01078" calcext:value-type="float">
            <text:p>-3.01078</text:p>
          </table:table-cell>
          <table:table-cell table:number-columns-repeated="2"/>
          <table:table-cell office:value-type="float" office:value="4.89215" calcext:value-type="float">
            <text:p>4.89215</text:p>
          </table:table-cell>
          <table:table-cell office:value-type="float" office:value="-12.1623" calcext:value-type="float">
            <text:p>-12.1623</text:p>
          </table:table-cell>
          <table:table-cell table:number-columns-repeated="5"/>
        </table:table-row>
        <table:table-row table:style-name="ro1">
          <table:table-cell office:value-type="float" office:value="-26.4681" calcext:value-type="float">
            <text:p>-26.4681</text:p>
          </table:table-cell>
          <table:table-cell office:value-type="float" office:value="-3.44967" calcext:value-type="float">
            <text:p>-3.44967</text:p>
          </table:table-cell>
          <table:table-cell table:number-columns-repeated="2"/>
          <table:table-cell office:value-type="float" office:value="4.6421" calcext:value-type="float">
            <text:p>4.6421</text:p>
          </table:table-cell>
          <table:table-cell office:value-type="float" office:value="-11.7788" calcext:value-type="float">
            <text:p>-11.7788</text:p>
          </table:table-cell>
          <table:table-cell table:number-columns-repeated="5"/>
        </table:table-row>
        <table:table-row table:style-name="ro1">
          <table:table-cell office:value-type="float" office:value="-26.657" calcext:value-type="float">
            <text:p>-26.657</text:p>
          </table:table-cell>
          <table:table-cell office:value-type="float" office:value="-1.72382" calcext:value-type="float">
            <text:p>-1.72382</text:p>
          </table:table-cell>
          <table:table-cell table:number-columns-repeated="2"/>
          <table:table-cell office:value-type="float" office:value="4.58347" calcext:value-type="float">
            <text:p>4.58347</text:p>
          </table:table-cell>
          <table:table-cell office:value-type="float" office:value="-11.632" calcext:value-type="float">
            <text:p>-11.632</text:p>
          </table:table-cell>
          <table:table-cell table:number-columns-repeated="5"/>
        </table:table-row>
        <table:table-row table:style-name="ro1">
          <table:table-cell office:value-type="float" office:value="-26.3248" calcext:value-type="float">
            <text:p>-26.3248</text:p>
          </table:table-cell>
          <table:table-cell office:value-type="float" office:value="-1.32261" calcext:value-type="float">
            <text:p>-1.32261</text:p>
          </table:table-cell>
          <table:table-cell table:number-columns-repeated="2"/>
          <table:table-cell office:value-type="float" office:value="4.46846" calcext:value-type="float">
            <text:p>4.46846</text:p>
          </table:table-cell>
          <table:table-cell office:value-type="float" office:value="-11.2092" calcext:value-type="float">
            <text:p>-11.2092</text:p>
          </table:table-cell>
          <table:table-cell table:number-columns-repeated="5"/>
        </table:table-row>
        <table:table-row table:style-name="ro1">
          <table:table-cell office:value-type="float" office:value="-26.4998" calcext:value-type="float">
            <text:p>-26.4998</text:p>
          </table:table-cell>
          <table:table-cell office:value-type="float" office:value="-2.19526" calcext:value-type="float">
            <text:p>-2.19526</text:p>
          </table:table-cell>
          <table:table-cell table:number-columns-repeated="2"/>
          <table:table-cell office:value-type="float" office:value="4.43672" calcext:value-type="float">
            <text:p>4.43672</text:p>
          </table:table-cell>
          <table:table-cell office:value-type="float" office:value="-11.0976" calcext:value-type="float">
            <text:p>-11.0976</text:p>
          </table:table-cell>
          <table:table-cell table:number-columns-repeated="5"/>
        </table:table-row>
        <table:table-row table:style-name="ro1">
          <table:table-cell office:value-type="float" office:value="-27.2008" calcext:value-type="float">
            <text:p>-27.2008</text:p>
          </table:table-cell>
          <table:table-cell office:value-type="float" office:value="-1.67679" calcext:value-type="float">
            <text:p>-1.67679</text:p>
          </table:table-cell>
          <table:table-cell table:number-columns-repeated="2"/>
          <table:table-cell office:value-type="float" office:value="4.40556" calcext:value-type="float">
            <text:p>4.40556</text:p>
          </table:table-cell>
          <table:table-cell office:value-type="float" office:value="-10.7068" calcext:value-type="float">
            <text:p>-10.7068</text:p>
          </table:table-cell>
          <table:table-cell table:number-columns-repeated="5"/>
        </table:table-row>
        <table:table-row table:style-name="ro1">
          <table:table-cell office:value-type="float" office:value="-26.9891" calcext:value-type="float">
            <text:p>-26.9891</text:p>
          </table:table-cell>
          <table:table-cell office:value-type="float" office:value="0.0351487" calcext:value-type="float">
            <text:p>0.0351487</text:p>
          </table:table-cell>
          <table:table-cell table:number-columns-repeated="2"/>
          <table:table-cell office:value-type="float" office:value="4.44716" calcext:value-type="float">
            <text:p>4.44716</text:p>
          </table:table-cell>
          <table:table-cell office:value-type="float" office:value="-10.5583" calcext:value-type="float">
            <text:p>-10.5583</text:p>
          </table:table-cell>
          <table:table-cell table:number-columns-repeated="5"/>
        </table:table-row>
        <table:table-row table:style-name="ro1">
          <table:table-cell office:value-type="float" office:value="-26.9537" calcext:value-type="float">
            <text:p>-26.9537</text:p>
          </table:table-cell>
          <table:table-cell office:value-type="float" office:value="0.136943" calcext:value-type="float">
            <text:p>0.136943</text:p>
          </table:table-cell>
          <table:table-cell table:number-columns-repeated="2"/>
          <table:table-cell office:value-type="float" office:value="4.45602" calcext:value-type="float">
            <text:p>4.45602</text:p>
          </table:table-cell>
          <table:table-cell office:value-type="float" office:value="-10.2142" calcext:value-type="float">
            <text:p>-10.2142</text:p>
          </table:table-cell>
          <table:table-cell table:number-columns-repeated="5"/>
        </table:table-row>
        <table:table-row table:style-name="ro1">
          <table:table-cell office:value-type="float" office:value="-26.8241" calcext:value-type="float">
            <text:p>-26.8241</text:p>
          </table:table-cell>
          <table:table-cell office:value-type="float" office:value="0.381506" calcext:value-type="float">
            <text:p>0.381506</text:p>
          </table:table-cell>
          <table:table-cell table:number-columns-repeated="2"/>
          <table:table-cell office:value-type="float" office:value="4.56608" calcext:value-type="float">
            <text:p>4.56608</text:p>
          </table:table-cell>
          <table:table-cell office:value-type="float" office:value="-10.005" calcext:value-type="float">
            <text:p>-10.005</text:p>
          </table:table-cell>
          <table:table-cell table:number-columns-repeated="5"/>
        </table:table-row>
        <table:table-row table:style-name="ro1">
          <table:table-cell office:value-type="float" office:value="-25.9562" calcext:value-type="float">
            <text:p>-25.9562</text:p>
          </table:table-cell>
          <table:table-cell office:value-type="float" office:value="2.60409" calcext:value-type="float">
            <text:p>2.60409</text:p>
          </table:table-cell>
          <table:table-cell table:number-columns-repeated="2"/>
          <table:table-cell office:value-type="float" office:value="4.62339" calcext:value-type="float">
            <text:p>4.62339</text:p>
          </table:table-cell>
          <table:table-cell office:value-type="float" office:value="-9.6559" calcext:value-type="float">
            <text:p>-9.6559</text:p>
          </table:table-cell>
          <table:table-cell table:number-columns-repeated="5"/>
        </table:table-row>
        <table:table-row table:style-name="ro1">
          <table:table-cell office:value-type="float" office:value="-26.5072" calcext:value-type="float">
            <text:p>-26.5072</text:p>
          </table:table-cell>
          <table:table-cell office:value-type="float" office:value="-0.563928" calcext:value-type="float">
            <text:p>-0.563928</text:p>
          </table:table-cell>
          <table:table-cell table:number-columns-repeated="2"/>
          <table:table-cell office:value-type="float" office:value="4.74852" calcext:value-type="float">
            <text:p>4.74852</text:p>
          </table:table-cell>
          <table:table-cell office:value-type="float" office:value="-9.27389" calcext:value-type="float">
            <text:p>-9.27389</text:p>
          </table:table-cell>
          <table:table-cell table:number-columns-repeated="5"/>
        </table:table-row>
        <table:table-row table:style-name="ro1">
          <table:table-cell office:value-type="float" office:value="-26.3475" calcext:value-type="float">
            <text:p>-26.3475</text:p>
          </table:table-cell>
          <table:table-cell office:value-type="float" office:value="1.82827" calcext:value-type="float">
            <text:p>1.82827</text:p>
          </table:table-cell>
          <table:table-cell table:number-columns-repeated="2"/>
          <table:table-cell office:value-type="float" office:value="4.98605" calcext:value-type="float">
            <text:p>4.98605</text:p>
          </table:table-cell>
          <table:table-cell office:value-type="float" office:value="-9.20516" calcext:value-type="float">
            <text:p>-9.20516</text:p>
          </table:table-cell>
          <table:table-cell table:number-columns-repeated="5"/>
        </table:table-row>
        <table:table-row table:style-name="ro1">
          <table:table-cell office:value-type="float" office:value="-26.069" calcext:value-type="float">
            <text:p>-26.069</text:p>
          </table:table-cell>
          <table:table-cell office:value-type="float" office:value="2.27896" calcext:value-type="float">
            <text:p>2.27896</text:p>
          </table:table-cell>
          <table:table-cell table:number-columns-repeated="2"/>
          <table:table-cell office:value-type="float" office:value="5.12819" calcext:value-type="float">
            <text:p>5.12819</text:p>
          </table:table-cell>
          <table:table-cell office:value-type="float" office:value="-8.95913" calcext:value-type="float">
            <text:p>-8.95913</text:p>
          </table:table-cell>
          <table:table-cell table:number-columns-repeated="5"/>
        </table:table-row>
        <table:table-row table:style-name="ro1">
          <table:table-cell office:value-type="float" office:value="-26.3234" calcext:value-type="float">
            <text:p>-26.3234</text:p>
          </table:table-cell>
          <table:table-cell office:value-type="float" office:value="3.02388" calcext:value-type="float">
            <text:p>3.02388</text:p>
          </table:table-cell>
          <table:table-cell table:number-columns-repeated="2"/>
          <table:table-cell office:value-type="float" office:value="5.33883" calcext:value-type="float">
            <text:p>5.33883</text:p>
          </table:table-cell>
          <table:table-cell office:value-type="float" office:value="-8.81618" calcext:value-type="float">
            <text:p>-8.81618</text:p>
          </table:table-cell>
          <table:table-cell table:number-columns-repeated="5"/>
        </table:table-row>
        <table:table-row table:style-name="ro1">
          <table:table-cell office:value-type="float" office:value="-26.1824" calcext:value-type="float">
            <text:p>-26.1824</text:p>
          </table:table-cell>
          <table:table-cell office:value-type="float" office:value="3.73376" calcext:value-type="float">
            <text:p>3.73376</text:p>
          </table:table-cell>
          <table:table-cell table:number-columns-repeated="2"/>
          <table:table-cell office:value-type="float" office:value="5.38848" calcext:value-type="float">
            <text:p>5.38848</text:p>
          </table:table-cell>
          <table:table-cell office:value-type="float" office:value="-8.31037" calcext:value-type="float">
            <text:p>-8.31037</text:p>
          </table:table-cell>
          <table:table-cell table:number-columns-repeated="5"/>
        </table:table-row>
        <table:table-row table:style-name="ro1">
          <table:table-cell office:value-type="float" office:value="-25.5773" calcext:value-type="float">
            <text:p>-25.5773</text:p>
          </table:table-cell>
          <table:table-cell office:value-type="float" office:value="3.13316" calcext:value-type="float">
            <text:p>3.13316</text:p>
          </table:table-cell>
          <table:table-cell table:number-columns-repeated="2"/>
          <table:table-cell office:value-type="float" office:value="5.56632" calcext:value-type="float">
            <text:p>5.56632</text:p>
          </table:table-cell>
          <table:table-cell office:value-type="float" office:value="-8.04704" calcext:value-type="float">
            <text:p>-8.04704</text:p>
          </table:table-cell>
          <table:table-cell table:number-columns-repeated="5"/>
        </table:table-row>
        <table:table-row table:style-name="ro1">
          <table:table-cell office:value-type="float" office:value="-25.3516" calcext:value-type="float">
            <text:p>-25.3516</text:p>
          </table:table-cell>
          <table:table-cell office:value-type="float" office:value="3.75691" calcext:value-type="float">
            <text:p>3.75691</text:p>
          </table:table-cell>
          <table:table-cell table:number-columns-repeated="2"/>
          <table:table-cell office:value-type="float" office:value="5.78426" calcext:value-type="float">
            <text:p>5.78426</text:p>
          </table:table-cell>
          <table:table-cell office:value-type="float" office:value="-7.91676" calcext:value-type="float">
            <text:p>-7.91676</text:p>
          </table:table-cell>
          <table:table-cell table:number-columns-repeated="5"/>
        </table:table-row>
        <table:table-row table:style-name="ro1">
          <table:table-cell office:value-type="float" office:value="-24.2719" calcext:value-type="float">
            <text:p>-24.2719</text:p>
          </table:table-cell>
          <table:table-cell office:value-type="float" office:value="4.30917" calcext:value-type="float">
            <text:p>4.30917</text:p>
          </table:table-cell>
          <table:table-cell table:number-columns-repeated="2"/>
          <table:table-cell office:value-type="float" office:value="5.92249" calcext:value-type="float">
            <text:p>5.92249</text:p>
          </table:table-cell>
          <table:table-cell office:value-type="float" office:value="-7.69769" calcext:value-type="float">
            <text:p>-7.69769</text:p>
          </table:table-cell>
          <table:table-cell table:number-columns-repeated="5"/>
        </table:table-row>
        <table:table-row table:style-name="ro1">
          <table:table-cell office:value-type="float" office:value="-24.3609" calcext:value-type="float">
            <text:p>-24.3609</text:p>
          </table:table-cell>
          <table:table-cell office:value-type="float" office:value="4.95947" calcext:value-type="float">
            <text:p>4.95947</text:p>
          </table:table-cell>
          <table:table-cell table:number-columns-repeated="2"/>
          <table:table-cell office:value-type="float" office:value="6.16773" calcext:value-type="float">
            <text:p>6.16773</text:p>
          </table:table-cell>
          <table:table-cell office:value-type="float" office:value="-7.55437" calcext:value-type="float">
            <text:p>-7.55437</text:p>
          </table:table-cell>
          <table:table-cell table:number-columns-repeated="5"/>
        </table:table-row>
        <table:table-row table:style-name="ro1">
          <table:table-cell office:value-type="float" office:value="-24.4379" calcext:value-type="float">
            <text:p>-24.4379</text:p>
          </table:table-cell>
          <table:table-cell office:value-type="float" office:value="5.24592" calcext:value-type="float">
            <text:p>5.24592</text:p>
          </table:table-cell>
          <table:table-cell table:number-columns-repeated="2"/>
          <table:table-cell office:value-type="float" office:value="6.25322" calcext:value-type="float">
            <text:p>6.25322</text:p>
          </table:table-cell>
          <table:table-cell office:value-type="float" office:value="-7.17734" calcext:value-type="float">
            <text:p>-7.17734</text:p>
          </table:table-cell>
          <table:table-cell table:number-columns-repeated="5"/>
        </table:table-row>
        <table:table-row table:style-name="ro1">
          <table:table-cell office:value-type="float" office:value="-24.5638" calcext:value-type="float">
            <text:p>-24.5638</text:p>
          </table:table-cell>
          <table:table-cell office:value-type="float" office:value="4.75836" calcext:value-type="float">
            <text:p>4.75836</text:p>
          </table:table-cell>
          <table:table-cell table:number-columns-repeated="2"/>
          <table:table-cell office:value-type="float" office:value="6.67172" calcext:value-type="float">
            <text:p>6.67172</text:p>
          </table:table-cell>
          <table:table-cell office:value-type="float" office:value="-7.23041" calcext:value-type="float">
            <text:p>-7.23041</text:p>
          </table:table-cell>
          <table:table-cell table:number-columns-repeated="5"/>
        </table:table-row>
        <table:table-row table:style-name="ro1">
          <table:table-cell office:value-type="float" office:value="-23.5491" calcext:value-type="float">
            <text:p>-23.5491</text:p>
          </table:table-cell>
          <table:table-cell office:value-type="float" office:value="6.44495" calcext:value-type="float">
            <text:p>6.44495</text:p>
          </table:table-cell>
          <table:table-cell table:number-columns-repeated="2"/>
          <table:table-cell office:value-type="float" office:value="6.79888" calcext:value-type="float">
            <text:p>6.79888</text:p>
          </table:table-cell>
          <table:table-cell office:value-type="float" office:value="-6.99594" calcext:value-type="float">
            <text:p>-6.99594</text:p>
          </table:table-cell>
          <table:table-cell table:number-columns-repeated="5"/>
        </table:table-row>
        <table:table-row table:style-name="ro1">
          <table:table-cell office:value-type="float" office:value="-23.7544" calcext:value-type="float">
            <text:p>-23.7544</text:p>
          </table:table-cell>
          <table:table-cell office:value-type="float" office:value="6.53746" calcext:value-type="float">
            <text:p>6.53746</text:p>
          </table:table-cell>
          <table:table-cell table:number-columns-repeated="2"/>
          <table:table-cell office:value-type="float" office:value="7.17955" calcext:value-type="float">
            <text:p>7.17955</text:p>
          </table:table-cell>
          <table:table-cell office:value-type="float" office:value="-6.9446" calcext:value-type="float">
            <text:p>-6.9446</text:p>
          </table:table-cell>
          <table:table-cell table:number-columns-repeated="5"/>
        </table:table-row>
        <table:table-row table:style-name="ro1">
          <table:table-cell office:value-type="float" office:value="-22.7862" calcext:value-type="float">
            <text:p>-22.7862</text:p>
          </table:table-cell>
          <table:table-cell office:value-type="float" office:value="5.74143" calcext:value-type="float">
            <text:p>5.74143</text:p>
          </table:table-cell>
          <table:table-cell table:number-columns-repeated="2"/>
          <table:table-cell office:value-type="float" office:value="7.42782" calcext:value-type="float">
            <text:p>7.42782</text:p>
          </table:table-cell>
          <table:table-cell office:value-type="float" office:value="-6.72337" calcext:value-type="float">
            <text:p>-6.72337</text:p>
          </table:table-cell>
          <table:table-cell table:number-columns-repeated="5"/>
        </table:table-row>
        <table:table-row table:style-name="ro1">
          <table:table-cell office:value-type="float" office:value="-22.418" calcext:value-type="float">
            <text:p>-22.418</text:p>
          </table:table-cell>
          <table:table-cell office:value-type="float" office:value="6.76159" calcext:value-type="float">
            <text:p>6.76159</text:p>
          </table:table-cell>
          <table:table-cell table:number-columns-repeated="2"/>
          <table:table-cell office:value-type="float" office:value="7.54452" calcext:value-type="float">
            <text:p>7.54452</text:p>
          </table:table-cell>
          <table:table-cell office:value-type="float" office:value="-6.5069" calcext:value-type="float">
            <text:p>-6.5069</text:p>
          </table:table-cell>
          <table:table-cell table:number-columns-repeated="5"/>
        </table:table-row>
        <table:table-row table:style-name="ro1">
          <table:table-cell office:value-type="float" office:value="-22.0543" calcext:value-type="float">
            <text:p>-22.0543</text:p>
          </table:table-cell>
          <table:table-cell office:value-type="float" office:value="7.85452" calcext:value-type="float">
            <text:p>7.85452</text:p>
          </table:table-cell>
          <table:table-cell table:number-columns-repeated="2"/>
          <table:table-cell office:value-type="float" office:value="7.8635" calcext:value-type="float">
            <text:p>7.8635</text:p>
          </table:table-cell>
          <table:table-cell office:value-type="float" office:value="-6.45394" calcext:value-type="float">
            <text:p>-6.45394</text:p>
          </table:table-cell>
          <table:table-cell table:number-columns-repeated="5"/>
        </table:table-row>
        <table:table-row table:style-name="ro1">
          <table:table-cell office:value-type="float" office:value="-21.6178" calcext:value-type="float">
            <text:p>-21.6178</text:p>
          </table:table-cell>
          <table:table-cell office:value-type="float" office:value="9.0351" calcext:value-type="float">
            <text:p>9.0351</text:p>
          </table:table-cell>
          <table:table-cell table:number-columns-repeated="2"/>
          <table:table-cell office:value-type="float" office:value="7.89525" calcext:value-type="float">
            <text:p>7.89525</text:p>
          </table:table-cell>
          <table:table-cell office:value-type="float" office:value="-6.11857" calcext:value-type="float">
            <text:p>-6.11857</text:p>
          </table:table-cell>
          <table:table-cell table:number-columns-repeated="5"/>
        </table:table-row>
        <table:table-row table:style-name="ro1">
          <table:table-cell office:value-type="float" office:value="-21.8637" calcext:value-type="float">
            <text:p>-21.8637</text:p>
          </table:table-cell>
          <table:table-cell office:value-type="float" office:value="7.78661" calcext:value-type="float">
            <text:p>7.78661</text:p>
          </table:table-cell>
          <table:table-cell table:number-columns-repeated="2"/>
          <table:table-cell office:value-type="float" office:value="8.31423" calcext:value-type="float">
            <text:p>8.31423</text:p>
          </table:table-cell>
          <table:table-cell office:value-type="float" office:value="-6.05705" calcext:value-type="float">
            <text:p>-6.05705</text:p>
          </table:table-cell>
          <table:table-cell table:number-columns-repeated="5"/>
        </table:table-row>
        <table:table-row table:style-name="ro1">
          <table:table-cell office:value-type="float" office:value="-20.5503" calcext:value-type="float">
            <text:p>-20.5503</text:p>
          </table:table-cell>
          <table:table-cell office:value-type="float" office:value="9.28616" calcext:value-type="float">
            <text:p>9.28616</text:p>
          </table:table-cell>
          <table:table-cell table:number-columns-repeated="2"/>
          <table:table-cell office:value-type="float" office:value="8.53167" calcext:value-type="float">
            <text:p>8.53167</text:p>
          </table:table-cell>
          <table:table-cell office:value-type="float" office:value="-5.90349" calcext:value-type="float">
            <text:p>-5.90349</text:p>
          </table:table-cell>
          <table:table-cell table:number-columns-repeated="5"/>
        </table:table-row>
        <table:table-row table:style-name="ro1">
          <table:table-cell office:value-type="float" office:value="-19.9265" calcext:value-type="float">
            <text:p>-19.9265</text:p>
          </table:table-cell>
          <table:table-cell office:value-type="float" office:value="9.40847" calcext:value-type="float">
            <text:p>9.40847</text:p>
          </table:table-cell>
          <table:table-cell table:number-columns-repeated="2"/>
          <table:table-cell office:value-type="float" office:value="8.88764" calcext:value-type="float">
            <text:p>8.88764</text:p>
          </table:table-cell>
          <table:table-cell office:value-type="float" office:value="-5.82241" calcext:value-type="float">
            <text:p>-5.82241</text:p>
          </table:table-cell>
          <table:table-cell table:number-columns-repeated="5"/>
        </table:table-row>
        <table:table-row table:style-name="ro1">
          <table:table-cell office:value-type="float" office:value="-20.2277" calcext:value-type="float">
            <text:p>-20.2277</text:p>
          </table:table-cell>
          <table:table-cell office:value-type="float" office:value="8.8532" calcext:value-type="float">
            <text:p>8.8532</text:p>
          </table:table-cell>
          <table:table-cell table:number-columns-repeated="2"/>
          <table:table-cell office:value-type="float" office:value="9.21669" calcext:value-type="float">
            <text:p>9.21669</text:p>
          </table:table-cell>
          <table:table-cell office:value-type="float" office:value="-5.64514" calcext:value-type="float">
            <text:p>-5.64514</text:p>
          </table:table-cell>
          <table:table-cell table:number-columns-repeated="5"/>
        </table:table-row>
        <table:table-row table:style-name="ro1">
          <table:table-cell office:value-type="float" office:value="-19.9264" calcext:value-type="float">
            <text:p>-19.9264</text:p>
          </table:table-cell>
          <table:table-cell office:value-type="float" office:value="8.78179" calcext:value-type="float">
            <text:p>8.78179</text:p>
          </table:table-cell>
          <table:table-cell table:number-columns-repeated="2"/>
          <table:table-cell office:value-type="float" office:value="9.16723" calcext:value-type="float">
            <text:p>9.16723</text:p>
          </table:table-cell>
          <table:table-cell office:value-type="float" office:value="-5.29709" calcext:value-type="float">
            <text:p>-5.29709</text:p>
          </table:table-cell>
          <table:table-cell table:number-columns-repeated="5"/>
        </table:table-row>
        <table:table-row table:style-name="ro1">
          <table:table-cell office:value-type="float" office:value="-18.5719" calcext:value-type="float">
            <text:p>-18.5719</text:p>
          </table:table-cell>
          <table:table-cell office:value-type="float" office:value="10.2069" calcext:value-type="float">
            <text:p>10.2069</text:p>
          </table:table-cell>
          <table:table-cell table:number-columns-repeated="2"/>
          <table:table-cell office:value-type="float" office:value="9.39027" calcext:value-type="float">
            <text:p>9.39027</text:p>
          </table:table-cell>
          <table:table-cell office:value-type="float" office:value="-5.1041" calcext:value-type="float">
            <text:p>-5.1041</text:p>
          </table:table-cell>
          <table:table-cell table:number-columns-repeated="5"/>
        </table:table-row>
        <table:table-row table:style-name="ro1">
          <table:table-cell office:value-type="float" office:value="-19.2825" calcext:value-type="float">
            <text:p>-19.2825</text:p>
          </table:table-cell>
          <table:table-cell office:value-type="float" office:value="8.98189" calcext:value-type="float">
            <text:p>8.98189</text:p>
          </table:table-cell>
          <table:table-cell table:number-columns-repeated="2"/>
          <table:table-cell office:value-type="float" office:value="9.62802" calcext:value-type="float">
            <text:p>9.62802</text:p>
          </table:table-cell>
          <table:table-cell office:value-type="float" office:value="-5.02338" calcext:value-type="float">
            <text:p>-5.02338</text:p>
          </table:table-cell>
          <table:table-cell table:number-columns-repeated="5"/>
        </table:table-row>
        <table:table-row table:style-name="ro1">
          <table:table-cell office:value-type="float" office:value="-18.1634" calcext:value-type="float">
            <text:p>-18.1634</text:p>
          </table:table-cell>
          <table:table-cell office:value-type="float" office:value="8.72444" calcext:value-type="float">
            <text:p>8.72444</text:p>
          </table:table-cell>
          <table:table-cell table:number-columns-repeated="2"/>
          <table:table-cell office:value-type="float" office:value="9.88102" calcext:value-type="float">
            <text:p>9.88102</text:p>
          </table:table-cell>
          <table:table-cell office:value-type="float" office:value="-4.86216" calcext:value-type="float">
            <text:p>-4.86216</text:p>
          </table:table-cell>
          <table:table-cell table:number-columns-repeated="5"/>
        </table:table-row>
        <table:table-row table:style-name="ro1">
          <table:table-cell office:value-type="float" office:value="-17.2296" calcext:value-type="float">
            <text:p>-17.2296</text:p>
          </table:table-cell>
          <table:table-cell office:value-type="float" office:value="9.97767" calcext:value-type="float">
            <text:p>9.97767</text:p>
          </table:table-cell>
          <table:table-cell table:number-columns-repeated="2"/>
          <table:table-cell office:value-type="float" office:value="10.0747" calcext:value-type="float">
            <text:p>10.0747</text:p>
          </table:table-cell>
          <table:table-cell office:value-type="float" office:value="-4.62454" calcext:value-type="float">
            <text:p>-4.62454</text:p>
          </table:table-cell>
          <table:table-cell table:number-columns-repeated="5"/>
        </table:table-row>
        <table:table-row table:style-name="ro1">
          <table:table-cell office:value-type="float" office:value="-17.1554" calcext:value-type="float">
            <text:p>-17.1554</text:p>
          </table:table-cell>
          <table:table-cell office:value-type="float" office:value="10.212" calcext:value-type="float">
            <text:p>10.212</text:p>
          </table:table-cell>
          <table:table-cell table:number-columns-repeated="2"/>
          <table:table-cell office:value-type="float" office:value="10.1743" calcext:value-type="float">
            <text:p>10.1743</text:p>
          </table:table-cell>
          <table:table-cell office:value-type="float" office:value="-4.32841" calcext:value-type="float">
            <text:p>-4.32841</text:p>
          </table:table-cell>
          <table:table-cell table:number-columns-repeated="5"/>
        </table:table-row>
        <table:table-row table:style-name="ro1">
          <table:table-cell office:value-type="float" office:value="-16.5958" calcext:value-type="float">
            <text:p>-16.5958</text:p>
          </table:table-cell>
          <table:table-cell office:value-type="float" office:value="10.1078" calcext:value-type="float">
            <text:p>10.1078</text:p>
          </table:table-cell>
          <table:table-cell table:number-columns-repeated="2"/>
          <table:table-cell office:value-type="float" office:value="10.56" calcext:value-type="float">
            <text:p>10.56</text:p>
          </table:table-cell>
          <table:table-cell office:value-type="float" office:value="-4.15868" calcext:value-type="float">
            <text:p>-4.15868</text:p>
          </table:table-cell>
          <table:table-cell table:number-columns-repeated="5"/>
        </table:table-row>
        <table:table-row table:style-name="ro1">
          <table:table-cell office:value-type="float" office:value="-16.09" calcext:value-type="float">
            <text:p>-16.09</text:p>
          </table:table-cell>
          <table:table-cell office:value-type="float" office:value="10.5824" calcext:value-type="float">
            <text:p>10.5824</text:p>
          </table:table-cell>
          <table:table-cell table:number-columns-repeated="2"/>
          <table:table-cell office:value-type="float" office:value="10.7738" calcext:value-type="float">
            <text:p>10.7738</text:p>
          </table:table-cell>
          <table:table-cell office:value-type="float" office:value="-3.89129" calcext:value-type="float">
            <text:p>-3.89129</text:p>
          </table:table-cell>
          <table:table-cell table:number-columns-repeated="5"/>
        </table:table-row>
        <table:table-row table:style-name="ro1">
          <table:table-cell office:value-type="float" office:value="-15.7234" calcext:value-type="float">
            <text:p>-15.7234</text:p>
          </table:table-cell>
          <table:table-cell office:value-type="float" office:value="10.41" calcext:value-type="float">
            <text:p>10.41</text:p>
          </table:table-cell>
          <table:table-cell table:number-columns-repeated="2"/>
          <table:table-cell office:value-type="float" office:value="10.7674" calcext:value-type="float">
            <text:p>10.7674</text:p>
          </table:table-cell>
          <table:table-cell office:value-type="float" office:value="-3.58281" calcext:value-type="float">
            <text:p>-3.58281</text:p>
          </table:table-cell>
          <table:table-cell table:number-columns-repeated="5"/>
        </table:table-row>
        <table:table-row table:style-name="ro1">
          <table:table-cell office:value-type="float" office:value="-14.2385" calcext:value-type="float">
            <text:p>-14.2385</text:p>
          </table:table-cell>
          <table:table-cell office:value-type="float" office:value="10.9109" calcext:value-type="float">
            <text:p>10.9109</text:p>
          </table:table-cell>
          <table:table-cell table:number-columns-repeated="2"/>
          <table:table-cell office:value-type="float" office:value="10.9601" calcext:value-type="float">
            <text:p>10.9601</text:p>
          </table:table-cell>
          <table:table-cell office:value-type="float" office:value="-3.36033" calcext:value-type="float">
            <text:p>-3.36033</text:p>
          </table:table-cell>
          <table:table-cell table:number-columns-repeated="5"/>
        </table:table-row>
        <table:table-row table:style-name="ro1">
          <table:table-cell office:value-type="float" office:value="-14.724" calcext:value-type="float">
            <text:p>-14.724</text:p>
          </table:table-cell>
          <table:table-cell office:value-type="float" office:value="9.63507" calcext:value-type="float">
            <text:p>9.63507</text:p>
          </table:table-cell>
          <table:table-cell table:number-columns-repeated="2"/>
          <table:table-cell office:value-type="float" office:value="11.0282" calcext:value-type="float">
            <text:p>11.0282</text:p>
          </table:table-cell>
          <table:table-cell office:value-type="float" office:value="-3.07488" calcext:value-type="float">
            <text:p>-3.07488</text:p>
          </table:table-cell>
          <table:table-cell table:number-columns-repeated="5"/>
        </table:table-row>
        <table:table-row table:style-name="ro1">
          <table:table-cell office:value-type="float" office:value="-13.9005" calcext:value-type="float">
            <text:p>-13.9005</text:p>
          </table:table-cell>
          <table:table-cell office:value-type="float" office:value="10.5238" calcext:value-type="float">
            <text:p>10.5238</text:p>
          </table:table-cell>
          <table:table-cell table:number-columns-repeated="2"/>
          <table:table-cell office:value-type="float" office:value="11.1386" calcext:value-type="float">
            <text:p>11.1386</text:p>
          </table:table-cell>
          <table:table-cell office:value-type="float" office:value="-2.78926" calcext:value-type="float">
            <text:p>-2.78926</text:p>
          </table:table-cell>
          <table:table-cell table:number-columns-repeated="5"/>
        </table:table-row>
        <table:table-row table:style-name="ro1">
          <table:table-cell office:value-type="float" office:value="-13.3956" calcext:value-type="float">
            <text:p>-13.3956</text:p>
          </table:table-cell>
          <table:table-cell office:value-type="float" office:value="10.7857" calcext:value-type="float">
            <text:p>10.7857</text:p>
          </table:table-cell>
          <table:table-cell table:number-columns-repeated="2"/>
          <table:table-cell office:value-type="float" office:value="11.1042" calcext:value-type="float">
            <text:p>11.1042</text:p>
          </table:table-cell>
          <table:table-cell office:value-type="float" office:value="-2.54354" calcext:value-type="float">
            <text:p>-2.54354</text:p>
          </table:table-cell>
          <table:table-cell table:number-columns-repeated="5"/>
        </table:table-row>
        <table:table-row table:style-name="ro1">
          <table:table-cell office:value-type="float" office:value="-12.9374" calcext:value-type="float">
            <text:p>-12.9374</text:p>
          </table:table-cell>
          <table:table-cell office:value-type="float" office:value="10.8137" calcext:value-type="float">
            <text:p>10.8137</text:p>
          </table:table-cell>
          <table:table-cell table:number-columns-repeated="2"/>
          <table:table-cell office:value-type="float" office:value="11.1658" calcext:value-type="float">
            <text:p>11.1658</text:p>
          </table:table-cell>
          <table:table-cell office:value-type="float" office:value="-2.25651" calcext:value-type="float">
            <text:p>-2.25651</text:p>
          </table:table-cell>
          <table:table-cell table:number-columns-repeated="5"/>
        </table:table-row>
        <table:table-row table:style-name="ro1">
          <table:table-cell office:value-type="float" office:value="-12.2518" calcext:value-type="float">
            <text:p>-12.2518</text:p>
          </table:table-cell>
          <table:table-cell office:value-type="float" office:value="11.2495" calcext:value-type="float">
            <text:p>11.2495</text:p>
          </table:table-cell>
          <table:table-cell table:number-columns-repeated="2"/>
          <table:table-cell office:value-type="float" office:value="11.3117" calcext:value-type="float">
            <text:p>11.3117</text:p>
          </table:table-cell>
          <table:table-cell office:value-type="float" office:value="-1.92025" calcext:value-type="float">
            <text:p>-1.92025</text:p>
          </table:table-cell>
          <table:table-cell table:number-columns-repeated="5"/>
        </table:table-row>
        <table:table-row table:style-name="ro1">
          <table:table-cell office:value-type="float" office:value="-11.9352" calcext:value-type="float">
            <text:p>-11.9352</text:p>
          </table:table-cell>
          <table:table-cell office:value-type="float" office:value="10.9161" calcext:value-type="float">
            <text:p>10.9161</text:p>
          </table:table-cell>
          <table:table-cell table:number-columns-repeated="2"/>
          <table:table-cell office:value-type="float" office:value="11.4185" calcext:value-type="float">
            <text:p>11.4185</text:p>
          </table:table-cell>
          <table:table-cell office:value-type="float" office:value="-1.70062" calcext:value-type="float">
            <text:p>-1.70062</text:p>
          </table:table-cell>
          <table:table-cell table:number-columns-repeated="5"/>
        </table:table-row>
        <table:table-row table:style-name="ro1">
          <table:table-cell office:value-type="float" office:value="-10.9703" calcext:value-type="float">
            <text:p>-10.9703</text:p>
          </table:table-cell>
          <table:table-cell office:value-type="float" office:value="10.9676" calcext:value-type="float">
            <text:p>10.9676</text:p>
          </table:table-cell>
          <table:table-cell table:number-columns-repeated="2"/>
          <table:table-cell office:value-type="float" office:value="11.2541" calcext:value-type="float">
            <text:p>11.2541</text:p>
          </table:table-cell>
          <table:table-cell office:value-type="float" office:value="-1.38373" calcext:value-type="float">
            <text:p>-1.38373</text:p>
          </table:table-cell>
          <table:table-cell table:number-columns-repeated="5"/>
        </table:table-row>
        <table:table-row table:style-name="ro1">
          <table:table-cell office:value-type="float" office:value="-11.3472" calcext:value-type="float">
            <text:p>-11.3472</text:p>
          </table:table-cell>
          <table:table-cell office:value-type="float" office:value="10.5111" calcext:value-type="float">
            <text:p>10.5111</text:p>
          </table:table-cell>
          <table:table-cell table:number-columns-repeated="2"/>
          <table:table-cell office:value-type="float" office:value="11.0754" calcext:value-type="float">
            <text:p>11.0754</text:p>
          </table:table-cell>
          <table:table-cell office:value-type="float" office:value="-1.08747" calcext:value-type="float">
            <text:p>-1.08747</text:p>
          </table:table-cell>
          <table:table-cell table:number-columns-repeated="5"/>
        </table:table-row>
        <table:table-row table:style-name="ro1">
          <table:table-cell office:value-type="float" office:value="-10.6563" calcext:value-type="float">
            <text:p>-10.6563</text:p>
          </table:table-cell>
          <table:table-cell office:value-type="float" office:value="10.8369" calcext:value-type="float">
            <text:p>10.8369</text:p>
          </table:table-cell>
          <table:table-cell table:number-columns-repeated="2"/>
          <table:table-cell office:value-type="float" office:value="10.9247" calcext:value-type="float">
            <text:p>10.9247</text:p>
          </table:table-cell>
          <table:table-cell office:value-type="float" office:value="-0.791254" calcext:value-type="float">
            <text:p>-0.791254</text:p>
          </table:table-cell>
          <table:table-cell table:number-columns-repeated="5"/>
        </table:table-row>
        <table:table-row table:style-name="ro1">
          <table:table-cell office:value-type="float" office:value="-9.90413" calcext:value-type="float">
            <text:p>-9.90413</text:p>
          </table:table-cell>
          <table:table-cell office:value-type="float" office:value="11.2255" calcext:value-type="float">
            <text:p>11.2255</text:p>
          </table:table-cell>
          <table:table-cell table:number-columns-repeated="2"/>
          <table:table-cell office:value-type="float" office:value="10.7146" calcext:value-type="float">
            <text:p>10.7146</text:p>
          </table:table-cell>
          <table:table-cell office:value-type="float" office:value="-0.485949" calcext:value-type="float">
            <text:p>-0.485949</text:p>
          </table:table-cell>
          <table:table-cell table:number-columns-repeated="5"/>
        </table:table-row>
        <table:table-row table:style-name="ro1">
          <table:table-cell office:value-type="float" office:value="-10.195" calcext:value-type="float">
            <text:p>-10.195</text:p>
          </table:table-cell>
          <table:table-cell office:value-type="float" office:value="10.3498" calcext:value-type="float">
            <text:p>10.3498</text:p>
          </table:table-cell>
          <table:table-cell table:number-columns-repeated="2"/>
          <table:table-cell office:value-type="float" office:value="10.6895" calcext:value-type="float">
            <text:p>10.6895</text:p>
          </table:table-cell>
          <table:table-cell office:value-type="float" office:value="-0.304531" calcext:value-type="float">
            <text:p>-0.304531</text:p>
          </table:table-cell>
          <table:table-cell table:number-columns-repeated="5"/>
        </table:table-row>
        <table:table-row table:style-name="ro1">
          <table:table-cell office:value-type="float" office:value="-9.2226" calcext:value-type="float">
            <text:p>-9.2226</text:p>
          </table:table-cell>
          <table:table-cell office:value-type="float" office:value="10.3527" calcext:value-type="float">
            <text:p>10.3527</text:p>
          </table:table-cell>
          <table:table-cell table:number-columns-repeated="2"/>
          <table:table-cell office:value-type="float" office:value="10.5032" calcext:value-type="float">
            <text:p>10.5032</text:p>
          </table:table-cell>
          <table:table-cell office:value-type="float" office:value="-0.154501" calcext:value-type="float">
            <text:p>-0.154501</text:p>
          </table:table-cell>
          <table:table-cell table:number-columns-repeated="5"/>
        </table:table-row>
        <table:table-row table:style-name="ro1">
          <table:table-cell office:value-type="float" office:value="-8.83914" calcext:value-type="float">
            <text:p>-8.83914</text:p>
          </table:table-cell>
          <table:table-cell office:value-type="float" office:value="10.0319" calcext:value-type="float">
            <text:p>10.0319</text:p>
          </table:table-cell>
          <table:table-cell table:number-columns-repeated="2"/>
          <table:table-cell office:value-type="float" office:value="10.1407" calcext:value-type="float">
            <text:p>10.1407</text:p>
          </table:table-cell>
          <table:table-cell office:value-type="float" office:value="-0.0721585" calcext:value-type="float">
            <text:p>-0.0721585</text:p>
          </table:table-cell>
          <table:table-cell table:number-columns-repeated="5"/>
        </table:table-row>
        <table:table-row table:style-name="ro1">
          <table:table-cell office:value-type="float" office:value="-7.91543" calcext:value-type="float">
            <text:p>-7.91543</text:p>
          </table:table-cell>
          <table:table-cell office:value-type="float" office:value="11.1157" calcext:value-type="float">
            <text:p>11.1157</text:p>
          </table:table-cell>
          <table:table-cell table:number-columns-repeated="2"/>
          <table:table-cell office:value-type="float" office:value="10.0898" calcext:value-type="float">
            <text:p>10.0898</text:p>
          </table:table-cell>
          <table:table-cell office:value-type="float" office:value="-0.00166396" calcext:value-type="float">
            <text:p>-0.00166396</text:p>
          </table:table-cell>
          <table:table-cell table:number-columns-repeated="5"/>
        </table:table-row>
        <table:table-row table:style-name="ro1">
          <table:table-cell office:value-type="float" office:value="-7.25987" calcext:value-type="float">
            <text:p>-7.25987</text:p>
          </table:table-cell>
          <table:table-cell office:value-type="float" office:value="10.6458" calcext:value-type="float">
            <text:p>10.6458</text:p>
          </table:table-cell>
          <table:table-cell table:number-columns-repeated="2"/>
          <table:table-cell office:value-type="float" office:value="9.50401" calcext:value-type="float">
            <text:p>9.50401</text:p>
          </table:table-cell>
          <table:table-cell office:value-type="float" office:value="0.0833188" calcext:value-type="float">
            <text:p>0.0833188</text:p>
          </table:table-cell>
          <table:table-cell table:number-columns-repeated="5"/>
        </table:table-row>
        <table:table-row table:style-name="ro1">
          <table:table-cell office:value-type="float" office:value="-7.39396" calcext:value-type="float">
            <text:p>-7.39396</text:p>
          </table:table-cell>
          <table:table-cell office:value-type="float" office:value="11.0181" calcext:value-type="float">
            <text:p>11.0181</text:p>
          </table:table-cell>
          <table:table-cell table:number-columns-repeated="2"/>
          <table:table-cell office:value-type="float" office:value="9.22819" calcext:value-type="float">
            <text:p>9.22819</text:p>
          </table:table-cell>
          <table:table-cell office:value-type="float" office:value="0.16178" calcext:value-type="float">
            <text:p>0.161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729" calcext:value-type="float">
            <text:p>9.0729</text:p>
          </table:table-cell>
          <table:table-cell office:value-type="float" office:value="0.205961" calcext:value-type="float">
            <text:p>0.2059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84168" calcext:value-type="float">
            <text:p>8.84168</text:p>
          </table:table-cell>
          <table:table-cell office:value-type="float" office:value="0.257617" calcext:value-type="float">
            <text:p>0.2576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3549" calcext:value-type="float">
            <text:p>8.43549</text:p>
          </table:table-cell>
          <table:table-cell office:value-type="float" office:value="0.247188" calcext:value-type="float">
            <text:p>0.2471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27073" calcext:value-type="float">
            <text:p>8.27073</text:p>
          </table:table-cell>
          <table:table-cell office:value-type="float" office:value="0.243988" calcext:value-type="float">
            <text:p>0.2439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98053" calcext:value-type="float">
            <text:p>7.98053</text:p>
          </table:table-cell>
          <table:table-cell office:value-type="float" office:value="0.204587" calcext:value-type="float">
            <text:p>0.2045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46173" calcext:value-type="float">
            <text:p>7.46173</text:p>
          </table:table-cell>
          <table:table-cell office:value-type="float" office:value="0.143776" calcext:value-type="float">
            <text:p>0.1437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7986" calcext:value-type="float">
            <text:p>7.37986</text:p>
          </table:table-cell>
          <table:table-cell office:value-type="float" office:value="0.0951006" calcext:value-type="float">
            <text:p>0.09510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2548" calcext:value-type="float">
            <text:p>7.32548</text:p>
          </table:table-cell>
          <table:table-cell office:value-type="float" office:value="-0.0461763" calcext:value-type="float">
            <text:p>-0.04617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09668" calcext:value-type="float">
            <text:p>7.09668</text:p>
          </table:table-cell>
          <table:table-cell office:value-type="float" office:value="-0.264116" calcext:value-type="float">
            <text:p>-0.2641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4638" calcext:value-type="float">
            <text:p>6.64638</text:p>
          </table:table-cell>
          <table:table-cell office:value-type="float" office:value="-0.45061" calcext:value-type="float">
            <text:p>-0.450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50462" calcext:value-type="float">
            <text:p>6.50462</text:p>
          </table:table-cell>
          <table:table-cell office:value-type="float" office:value="-0.718" calcext:value-type="float">
            <text:p>-0.7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2547" calcext:value-type="float">
            <text:p>6.42547</text:p>
          </table:table-cell>
          <table:table-cell office:value-type="float" office:value="-0.999512" calcext:value-type="float">
            <text:p>-0.9995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14523" calcext:value-type="float">
            <text:p>6.14523</text:p>
          </table:table-cell>
          <table:table-cell office:value-type="float" office:value="-1.27904" calcext:value-type="float">
            <text:p>-1.279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7158" calcext:value-type="float">
            <text:p>6.37158</text:p>
          </table:table-cell>
          <table:table-cell office:value-type="float" office:value="-1.60661" calcext:value-type="float">
            <text:p>-1.606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4" calcext:value-type="float">
            <text:p>6.34</text:p>
          </table:table-cell>
          <table:table-cell office:value-type="float" office:value="-1.88987" calcext:value-type="float">
            <text:p>-1.889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5002" calcext:value-type="float">
            <text:p>6.45002</text:p>
          </table:table-cell>
          <table:table-cell office:value-type="float" office:value="-2.23466" calcext:value-type="float">
            <text:p>-2.234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979" calcext:value-type="float">
            <text:p>6.4979</text:p>
          </table:table-cell>
          <table:table-cell office:value-type="float" office:value="-2.56206" calcext:value-type="float">
            <text:p>-2.562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6538" calcext:value-type="float">
            <text:p>6.46538</text:p>
          </table:table-cell>
          <table:table-cell office:value-type="float" office:value="-2.81029" calcext:value-type="float">
            <text:p>-2.810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6717" calcext:value-type="float">
            <text:p>6.36717</text:p>
          </table:table-cell>
          <table:table-cell office:value-type="float" office:value="-3.08903" calcext:value-type="float">
            <text:p>-3.089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454" calcext:value-type="float">
            <text:p>6.6454</text:p>
          </table:table-cell>
          <table:table-cell office:value-type="float" office:value="-3.53435" calcext:value-type="float">
            <text:p>-3.534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0981" calcext:value-type="float">
            <text:p>6.70981</text:p>
          </table:table-cell>
          <table:table-cell office:value-type="float" office:value="-3.81998" calcext:value-type="float">
            <text:p>-3.819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2525" calcext:value-type="float">
            <text:p>6.72525</text:p>
          </table:table-cell>
          <table:table-cell office:value-type="float" office:value="-4.05329" calcext:value-type="float">
            <text:p>-4.053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86491" calcext:value-type="float">
            <text:p>6.86491</text:p>
          </table:table-cell>
          <table:table-cell office:value-type="float" office:value="-4.32753" calcext:value-type="float">
            <text:p>-4.327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99339" calcext:value-type="float">
            <text:p>6.99339</text:p>
          </table:table-cell>
          <table:table-cell office:value-type="float" office:value="-4.57763" calcext:value-type="float">
            <text:p>-4.577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1889" calcext:value-type="float">
            <text:p>7.11889</text:p>
          </table:table-cell>
          <table:table-cell office:value-type="float" office:value="-4.79341" calcext:value-type="float">
            <text:p>-4.793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28536" calcext:value-type="float">
            <text:p>7.28536</text:p>
          </table:table-cell>
          <table:table-cell office:value-type="float" office:value="-5.09276" calcext:value-type="float">
            <text:p>-5.092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3914" calcext:value-type="float">
            <text:p>7.33914</text:p>
          </table:table-cell>
          <table:table-cell office:value-type="float" office:value="-5.30864" calcext:value-type="float">
            <text:p>-5.308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59167" calcext:value-type="float">
            <text:p>7.59167</text:p>
          </table:table-cell>
          <table:table-cell office:value-type="float" office:value="-5.64447" calcext:value-type="float">
            <text:p>-5.644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6402" calcext:value-type="float">
            <text:p>7.6402</text:p>
          </table:table-cell>
          <table:table-cell office:value-type="float" office:value="-5.81769" calcext:value-type="float">
            <text:p>-5.817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91394" calcext:value-type="float">
            <text:p>7.91394</text:p>
          </table:table-cell>
          <table:table-cell office:value-type="float" office:value="-6.15143" calcext:value-type="float">
            <text:p>-6.151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0134" calcext:value-type="float">
            <text:p>8.10134</text:p>
          </table:table-cell>
          <table:table-cell office:value-type="float" office:value="-6.38026" calcext:value-type="float">
            <text:p>-6.380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3424" calcext:value-type="float">
            <text:p>8.3424</text:p>
          </table:table-cell>
          <table:table-cell office:value-type="float" office:value="-6.65648" calcext:value-type="float">
            <text:p>-6.656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6635" calcext:value-type="float">
            <text:p>8.46635</text:p>
          </table:table-cell>
          <table:table-cell office:value-type="float" office:value="-6.96022" calcext:value-type="float">
            <text:p>-6.960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53661" calcext:value-type="float">
            <text:p>8.53661</text:p>
          </table:table-cell>
          <table:table-cell office:value-type="float" office:value="-7.23635" calcext:value-type="float">
            <text:p>-7.23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70486" calcext:value-type="float">
            <text:p>8.70486</text:p>
          </table:table-cell>
          <table:table-cell office:value-type="float" office:value="-7.48959" calcext:value-type="float">
            <text:p>-7.489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74707" calcext:value-type="float">
            <text:p>8.74707</text:p>
          </table:table-cell>
          <table:table-cell office:value-type="float" office:value="-7.66927" calcext:value-type="float">
            <text:p>-7.669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88546" calcext:value-type="float">
            <text:p>8.88546</text:p>
          </table:table-cell>
          <table:table-cell office:value-type="float" office:value="-7.96913" calcext:value-type="float">
            <text:p>-7.9691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3618" calcext:value-type="float">
            <text:p>9.03618</text:p>
          </table:table-cell>
          <table:table-cell office:value-type="float" office:value="-8.239" calcext:value-type="float">
            <text:p>-8.2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14011" calcext:value-type="float">
            <text:p>9.14011</text:p>
          </table:table-cell>
          <table:table-cell office:value-type="float" office:value="-8.44049" calcext:value-type="float">
            <text:p>-8.440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23666" calcext:value-type="float">
            <text:p>9.23666</text:p>
          </table:table-cell>
          <table:table-cell office:value-type="float" office:value="-8.722" calcext:value-type="float">
            <text:p>-8.7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7823" calcext:value-type="float">
            <text:p>9.47823</text:p>
          </table:table-cell>
          <table:table-cell office:value-type="float" office:value="-9.13791" calcext:value-type="float">
            <text:p>-9.137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4585" calcext:value-type="float">
            <text:p>9.44585</text:p>
          </table:table-cell>
          <table:table-cell office:value-type="float" office:value="-9.27158" calcext:value-type="float">
            <text:p>-9.271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872" calcext:value-type="float">
            <text:p>9.6872</text:p>
          </table:table-cell>
          <table:table-cell office:value-type="float" office:value="-9.68187" calcext:value-type="float">
            <text:p>-9.681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6489" calcext:value-type="float">
            <text:p>9.86489</text:p>
          </table:table-cell>
          <table:table-cell office:value-type="float" office:value="-10.0711" calcext:value-type="float">
            <text:p>-10.07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5497" calcext:value-type="float">
            <text:p>9.75497</text:p>
          </table:table-cell>
          <table:table-cell office:value-type="float" office:value="-10.1932" calcext:value-type="float">
            <text:p>-10.19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7249" calcext:value-type="float">
            <text:p>9.77249</text:p>
          </table:table-cell>
          <table:table-cell office:value-type="float" office:value="-10.4428" calcext:value-type="float">
            <text:p>-10.44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6786" calcext:value-type="float">
            <text:p>9.86786</text:p>
          </table:table-cell>
          <table:table-cell office:value-type="float" office:value="-10.8223" calcext:value-type="float">
            <text:p>-10.82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4594" calcext:value-type="float">
            <text:p>9.84594</text:p>
          </table:table-cell>
          <table:table-cell office:value-type="float" office:value="-11.0973" calcext:value-type="float">
            <text:p>-11.097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926" calcext:value-type="float">
            <text:p>9.8926</text:p>
          </table:table-cell>
          <table:table-cell office:value-type="float" office:value="-11.4631" calcext:value-type="float">
            <text:p>-11.4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9882" calcext:value-type="float">
            <text:p>9.89882</text:p>
          </table:table-cell>
          <table:table-cell office:value-type="float" office:value="-11.7746" calcext:value-type="float">
            <text:p>-11.77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5738" calcext:value-type="float">
            <text:p>9.75738</text:p>
          </table:table-cell>
          <table:table-cell office:value-type="float" office:value="-12.0161" calcext:value-type="float">
            <text:p>-12.01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0373" calcext:value-type="float">
            <text:p>9.60373</text:p>
          </table:table-cell>
          <table:table-cell office:value-type="float" office:value="-12.2428" calcext:value-type="float">
            <text:p>-12.24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38815" calcext:value-type="float">
            <text:p>9.38815</text:p>
          </table:table-cell>
          <table:table-cell office:value-type="float" office:value="-12.3607" calcext:value-type="float">
            <text:p>-12.36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33568" calcext:value-type="float">
            <text:p>9.33568</text:p>
          </table:table-cell>
          <table:table-cell office:value-type="float" office:value="-12.8372" calcext:value-type="float">
            <text:p>-12.83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97697" calcext:value-type="float">
            <text:p>8.97697</text:p>
          </table:table-cell>
          <table:table-cell office:value-type="float" office:value="-12.8161" calcext:value-type="float">
            <text:p>-12.81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64934" calcext:value-type="float">
            <text:p>8.64934</text:p>
          </table:table-cell>
          <table:table-cell office:value-type="float" office:value="-12.9537" calcext:value-type="float">
            <text:p>-12.95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3462" calcext:value-type="float">
            <text:p>8.43462</text:p>
          </table:table-cell>
          <table:table-cell office:value-type="float" office:value="-13.263" calcext:value-type="float">
            <text:p>-13.2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0139" calcext:value-type="float">
            <text:p>8.10139</text:p>
          </table:table-cell>
          <table:table-cell office:value-type="float" office:value="-13.1447" calcext:value-type="float">
            <text:p>-13.14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85182" calcext:value-type="float">
            <text:p>7.85182</text:p>
          </table:table-cell>
          <table:table-cell office:value-type="float" office:value="-13.2702" calcext:value-type="float">
            <text:p>-13.27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51359" calcext:value-type="float">
            <text:p>7.51359</text:p>
          </table:table-cell>
          <table:table-cell office:value-type="float" office:value="-13.2891" calcext:value-type="float">
            <text:p>-13.28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9553" calcext:value-type="float">
            <text:p>7.19553</text:p>
          </table:table-cell>
          <table:table-cell office:value-type="float" office:value="-13.2012" calcext:value-type="float">
            <text:p>-13.20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87644" calcext:value-type="float">
            <text:p>6.87644</text:p>
          </table:table-cell>
          <table:table-cell office:value-type="float" office:value="-13.2105" calcext:value-type="float">
            <text:p>-13.21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53838" calcext:value-type="float">
            <text:p>6.53838</text:p>
          </table:table-cell>
          <table:table-cell office:value-type="float" office:value="-13.1322" calcext:value-type="float">
            <text:p>-13.13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22921" calcext:value-type="float">
            <text:p>6.22921</text:p>
          </table:table-cell>
          <table:table-cell office:value-type="float" office:value="-13.0167" calcext:value-type="float">
            <text:p>-13.01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95573" calcext:value-type="float">
            <text:p>5.95573</text:p>
          </table:table-cell>
          <table:table-cell office:value-type="float" office:value="-12.8757" calcext:value-type="float">
            <text:p>-12.87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73901" calcext:value-type="float">
            <text:p>5.73901</text:p>
          </table:table-cell>
          <table:table-cell office:value-type="float" office:value="-12.8863" calcext:value-type="float">
            <text:p>-12.88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41889" calcext:value-type="float">
            <text:p>5.41889</text:p>
          </table:table-cell>
          <table:table-cell office:value-type="float" office:value="-12.699" calcext:value-type="float">
            <text:p>-12.6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16911" calcext:value-type="float">
            <text:p>5.16911</text:p>
          </table:table-cell>
          <table:table-cell office:value-type="float" office:value="-12.5003" calcext:value-type="float">
            <text:p>-12.50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99996" calcext:value-type="float">
            <text:p>4.99996</text:p>
          </table:table-cell>
          <table:table-cell office:value-type="float" office:value="-12.3538" calcext:value-type="float">
            <text:p>-12.35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83937" calcext:value-type="float">
            <text:p>4.83937</text:p>
          </table:table-cell>
          <table:table-cell office:value-type="float" office:value="-12.0439" calcext:value-type="float">
            <text:p>-12.04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839" calcext:value-type="float">
            <text:p>4.5839</text:p>
          </table:table-cell>
          <table:table-cell office:value-type="float" office:value="-11.6711" calcext:value-type="float">
            <text:p>-11.67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3697" calcext:value-type="float">
            <text:p>4.53697</text:p>
          </table:table-cell>
          <table:table-cell office:value-type="float" office:value="-11.5591" calcext:value-type="float">
            <text:p>-11.5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7604" calcext:value-type="float">
            <text:p>4.47604</text:p>
          </table:table-cell>
          <table:table-cell office:value-type="float" office:value="-11.2089" calcext:value-type="float">
            <text:p>-11.20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39651" calcext:value-type="float">
            <text:p>4.39651</text:p>
          </table:table-cell>
          <table:table-cell office:value-type="float" office:value="-10.8822" calcext:value-type="float">
            <text:p>-10.88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93" calcext:value-type="float">
            <text:p>4.493</text:p>
          </table:table-cell>
          <table:table-cell office:value-type="float" office:value="-10.7885" calcext:value-type="float">
            <text:p>-10.78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4399" calcext:value-type="float">
            <text:p>4.44399</text:p>
          </table:table-cell>
          <table:table-cell office:value-type="float" office:value="-10.3941" calcext:value-type="float">
            <text:p>-10.39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3204" calcext:value-type="float">
            <text:p>4.53204</text:p>
          </table:table-cell>
          <table:table-cell office:value-type="float" office:value="-10.1814" calcext:value-type="float">
            <text:p>-10.18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7622" calcext:value-type="float">
            <text:p>4.57622</text:p>
          </table:table-cell>
          <table:table-cell office:value-type="float" office:value="-9.70975" calcext:value-type="float">
            <text:p>-9.709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76627" calcext:value-type="float">
            <text:p>4.76627</text:p>
          </table:table-cell>
          <table:table-cell office:value-type="float" office:value="-9.54952" calcext:value-type="float">
            <text:p>-9.549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89701" calcext:value-type="float">
            <text:p>4.89701</text:p>
          </table:table-cell>
          <table:table-cell office:value-type="float" office:value="-9.18082" calcext:value-type="float">
            <text:p>-9.180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09012" calcext:value-type="float">
            <text:p>5.09012</text:p>
          </table:table-cell>
          <table:table-cell office:value-type="float" office:value="-9.06486" calcext:value-type="float">
            <text:p>-9.064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21345" calcext:value-type="float">
            <text:p>5.21345</text:p>
          </table:table-cell>
          <table:table-cell office:value-type="float" office:value="-8.63875" calcext:value-type="float">
            <text:p>-8.638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35874" calcext:value-type="float">
            <text:p>5.35874</text:p>
          </table:table-cell>
          <table:table-cell office:value-type="float" office:value="-8.39385" calcext:value-type="float">
            <text:p>-8.393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63723" calcext:value-type="float">
            <text:p>5.63723</text:p>
          </table:table-cell>
          <table:table-cell office:value-type="float" office:value="-8.3352" calcext:value-type="float">
            <text:p>-8.33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69655" calcext:value-type="float">
            <text:p>5.69655</text:p>
          </table:table-cell>
          <table:table-cell office:value-type="float" office:value="-7.84304" calcext:value-type="float">
            <text:p>-7.8430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9537" calcext:value-type="float">
            <text:p>5.9537</text:p>
          </table:table-cell>
          <table:table-cell office:value-type="float" office:value="-7.7033" calcext:value-type="float">
            <text:p>-7.70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27" calcext:value-type="float">
            <text:p>6.27</text:p>
          </table:table-cell>
          <table:table-cell office:value-type="float" office:value="-7.55894" calcext:value-type="float">
            <text:p>-7.558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4365" calcext:value-type="float">
            <text:p>6.44365</text:p>
          </table:table-cell>
          <table:table-cell office:value-type="float" office:value="-7.32743" calcext:value-type="float">
            <text:p>-7.327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1635" calcext:value-type="float">
            <text:p>6.71635</text:p>
          </table:table-cell>
          <table:table-cell office:value-type="float" office:value="-7.22979" calcext:value-type="float">
            <text:p>-7.229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81357" calcext:value-type="float">
            <text:p>6.81357</text:p>
          </table:table-cell>
          <table:table-cell office:value-type="float" office:value="-6.96259" calcext:value-type="float">
            <text:p>-6.962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00414" calcext:value-type="float">
            <text:p>7.00414</text:p>
          </table:table-cell>
          <table:table-cell office:value-type="float" office:value="-6.76319" calcext:value-type="float">
            <text:p>-6.763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28718" calcext:value-type="float">
            <text:p>7.28718</text:p>
          </table:table-cell>
          <table:table-cell office:value-type="float" office:value="-6.59248" calcext:value-type="float">
            <text:p>-6.592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58756" calcext:value-type="float">
            <text:p>7.58756</text:p>
          </table:table-cell>
          <table:table-cell office:value-type="float" office:value="-6.53752" calcext:value-type="float">
            <text:p>-6.537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78988" calcext:value-type="float">
            <text:p>7.78988</text:p>
          </table:table-cell>
          <table:table-cell office:value-type="float" office:value="-6.37954" calcext:value-type="float">
            <text:p>-6.379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289" calcext:value-type="float">
            <text:p>8.1289</text:p>
          </table:table-cell>
          <table:table-cell office:value-type="float" office:value="-6.31809" calcext:value-type="float">
            <text:p>-6.318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2981" calcext:value-type="float">
            <text:p>8.12981</text:p>
          </table:table-cell>
          <table:table-cell office:value-type="float" office:value="-5.95044" calcext:value-type="float">
            <text:p>-5.950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5627" calcext:value-type="float">
            <text:p>8.45627</text:p>
          </table:table-cell>
          <table:table-cell office:value-type="float" office:value="-5.87026" calcext:value-type="float">
            <text:p>-5.870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68227" calcext:value-type="float">
            <text:p>8.68227</text:p>
          </table:table-cell>
          <table:table-cell office:value-type="float" office:value="-5.68169" calcext:value-type="float">
            <text:p>-5.681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99196" calcext:value-type="float">
            <text:p>8.99196</text:p>
          </table:table-cell>
          <table:table-cell office:value-type="float" office:value="-5.51961" calcext:value-type="float">
            <text:p>-5.519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25593" calcext:value-type="float">
            <text:p>9.25593</text:p>
          </table:table-cell>
          <table:table-cell office:value-type="float" office:value="-5.41629" calcext:value-type="float">
            <text:p>-5.416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35852" calcext:value-type="float">
            <text:p>9.35852</text:p>
          </table:table-cell>
          <table:table-cell office:value-type="float" office:value="-5.15981" calcext:value-type="float">
            <text:p>-5.159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0543" calcext:value-type="float">
            <text:p>9.60543</text:p>
          </table:table-cell>
          <table:table-cell office:value-type="float" office:value="-4.91132" calcext:value-type="float">
            <text:p>-4.911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0131" calcext:value-type="float">
            <text:p>10.0131</text:p>
          </table:table-cell>
          <table:table-cell office:value-type="float" office:value="-4.84834" calcext:value-type="float">
            <text:p>-4.848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99977" calcext:value-type="float">
            <text:p>9.99977</text:p>
          </table:table-cell>
          <table:table-cell office:value-type="float" office:value="-4.51909" calcext:value-type="float">
            <text:p>-4.519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1567" calcext:value-type="float">
            <text:p>10.1567</text:p>
          </table:table-cell>
          <table:table-cell office:value-type="float" office:value="-4.25503" calcext:value-type="float">
            <text:p>-4.255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3715" calcext:value-type="float">
            <text:p>10.3715</text:p>
          </table:table-cell>
          <table:table-cell office:value-type="float" office:value="-4.04505" calcext:value-type="float">
            <text:p>-4.045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6459" calcext:value-type="float">
            <text:p>10.6459</text:p>
          </table:table-cell>
          <table:table-cell office:value-type="float" office:value="-3.84961" calcext:value-type="float">
            <text:p>-3.849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9384" calcext:value-type="float">
            <text:p>10.9384</text:p>
          </table:table-cell>
          <table:table-cell office:value-type="float" office:value="-3.6422" calcext:value-type="float">
            <text:p>-3.64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1095" calcext:value-type="float">
            <text:p>11.1095</text:p>
          </table:table-cell>
          <table:table-cell office:value-type="float" office:value="-3.32648" calcext:value-type="float">
            <text:p>-3.326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9851" calcext:value-type="float">
            <text:p>10.9851</text:p>
          </table:table-cell>
          <table:table-cell office:value-type="float" office:value="-2.95299" calcext:value-type="float">
            <text:p>-2.952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0233" calcext:value-type="float">
            <text:p>11.0233</text:p>
          </table:table-cell>
          <table:table-cell office:value-type="float" office:value="-2.67356" calcext:value-type="float">
            <text:p>-2.673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541" calcext:value-type="float">
            <text:p>11.2541</text:p>
          </table:table-cell>
          <table:table-cell office:value-type="float" office:value="-2.42353" calcext:value-type="float">
            <text:p>-2.4235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203" calcext:value-type="float">
            <text:p>11.2203</text:p>
          </table:table-cell>
          <table:table-cell office:value-type="float" office:value="-2.08998" calcext:value-type="float">
            <text:p>-2.089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3928" calcext:value-type="float">
            <text:p>11.3928</text:p>
          </table:table-cell>
          <table:table-cell office:value-type="float" office:value="-1.80815" calcext:value-type="float">
            <text:p>-1.808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3341" calcext:value-type="float">
            <text:p>11.3341</text:p>
          </table:table-cell>
          <table:table-cell office:value-type="float" office:value="-1.51762" calcext:value-type="float">
            <text:p>-1.517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3121" calcext:value-type="float">
            <text:p>11.3121</text:p>
          </table:table-cell>
          <table:table-cell office:value-type="float" office:value="-1.19064" calcext:value-type="float">
            <text:p>-1.190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9982" calcext:value-type="float">
            <text:p>10.9982</text:p>
          </table:table-cell>
          <table:table-cell office:value-type="float" office:value="-0.893223" calcext:value-type="float">
            <text:p>-0.8932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8362" calcext:value-type="float">
            <text:p>10.8362</text:p>
          </table:table-cell>
          <table:table-cell office:value-type="float" office:value="-0.586" calcext:value-type="float">
            <text:p>-0.5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6309" calcext:value-type="float">
            <text:p>10.6309</text:p>
          </table:table-cell>
          <table:table-cell office:value-type="float" office:value="-0.359954" calcext:value-type="float">
            <text:p>-0.3599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4322" calcext:value-type="float">
            <text:p>10.4322</text:p>
          </table:table-cell>
          <table:table-cell office:value-type="float" office:value="-0.19515" calcext:value-type="float">
            <text:p>-0.195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2068" calcext:value-type="float">
            <text:p>10.2068</text:p>
          </table:table-cell>
          <table:table-cell office:value-type="float" office:value="-0.109014" calcext:value-type="float">
            <text:p>-0.1090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9001" calcext:value-type="float">
            <text:p>9.89001</text:p>
          </table:table-cell>
          <table:table-cell office:value-type="float" office:value="0.00816785" calcext:value-type="float">
            <text:p>0.008167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3528" calcext:value-type="float">
            <text:p>9.63528</text:p>
          </table:table-cell>
          <table:table-cell office:value-type="float" office:value="0.0929341" calcext:value-type="float">
            <text:p>0.09293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56225" calcext:value-type="float">
            <text:p>9.56225</text:p>
          </table:table-cell>
          <table:table-cell office:value-type="float" office:value="0.148577" calcext:value-type="float">
            <text:p>0.1485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821" calcext:value-type="float">
            <text:p>9.0821</text:p>
          </table:table-cell>
          <table:table-cell office:value-type="float" office:value="0.207802" calcext:value-type="float">
            <text:p>0.2078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94634" calcext:value-type="float">
            <text:p>8.94634</text:p>
          </table:table-cell>
          <table:table-cell office:value-type="float" office:value="0.26481" calcext:value-type="float">
            <text:p>0.264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6866" calcext:value-type="float">
            <text:p>8.46866</text:p>
          </table:table-cell>
          <table:table-cell office:value-type="float" office:value="0.251128" calcext:value-type="float">
            <text:p>0.25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28111" calcext:value-type="float">
            <text:p>8.28111</text:p>
          </table:table-cell>
          <table:table-cell office:value-type="float" office:value="0.196974" calcext:value-type="float">
            <text:p>0.1969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74678" calcext:value-type="float">
            <text:p>7.74678</text:p>
          </table:table-cell>
          <table:table-cell office:value-type="float" office:value="0.154598" calcext:value-type="float">
            <text:p>0.1545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61982" calcext:value-type="float">
            <text:p>7.61982</text:p>
          </table:table-cell>
          <table:table-cell office:value-type="float" office:value="0.157052" calcext:value-type="float">
            <text:p>0.1570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4481" calcext:value-type="float">
            <text:p>7.34481</text:p>
          </table:table-cell>
          <table:table-cell office:value-type="float" office:value="0.102019" calcext:value-type="float">
            <text:p>0.1020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05721" calcext:value-type="float">
            <text:p>7.05721</text:p>
          </table:table-cell>
          <table:table-cell office:value-type="float" office:value="-0.05037" calcext:value-type="float">
            <text:p>-0.050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87212" calcext:value-type="float">
            <text:p>6.87212</text:p>
          </table:table-cell>
          <table:table-cell office:value-type="float" office:value="-0.243254" calcext:value-type="float">
            <text:p>-0.2432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5759" calcext:value-type="float">
            <text:p>6.75759</text:p>
          </table:table-cell>
          <table:table-cell office:value-type="float" office:value="-0.453523" calcext:value-type="float">
            <text:p>-0.4535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0439" calcext:value-type="float">
            <text:p>6.60439</text:p>
          </table:table-cell>
          <table:table-cell office:value-type="float" office:value="-0.765755" calcext:value-type="float">
            <text:p>-0.7657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5624" calcext:value-type="float">
            <text:p>6.35624</text:p>
          </table:table-cell>
          <table:table-cell office:value-type="float" office:value="-1.10001" calcext:value-type="float">
            <text:p>-1.100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0992" calcext:value-type="float">
            <text:p>6.30992</text:p>
          </table:table-cell>
          <table:table-cell office:value-type="float" office:value="-1.40686" calcext:value-type="float">
            <text:p>-1.406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50996" calcext:value-type="float">
            <text:p>6.50996</text:p>
          </table:table-cell>
          <table:table-cell office:value-type="float" office:value="-1.74616" calcext:value-type="float">
            <text:p>-1.746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8849" calcext:value-type="float">
            <text:p>6.38849</text:p>
          </table:table-cell>
          <table:table-cell office:value-type="float" office:value="-2.02257" calcext:value-type="float">
            <text:p>-2.022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28921" calcext:value-type="float">
            <text:p>6.28921</text:p>
          </table:table-cell>
          <table:table-cell office:value-type="float" office:value="-2.27735" calcext:value-type="float">
            <text:p>-2.277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0986" calcext:value-type="float">
            <text:p>6.30986</text:p>
          </table:table-cell>
          <table:table-cell office:value-type="float" office:value="-2.56694" calcext:value-type="float">
            <text:p>-2.566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0481" calcext:value-type="float">
            <text:p>6.40481</text:p>
          </table:table-cell>
          <table:table-cell office:value-type="float" office:value="-2.87127" calcext:value-type="float">
            <text:p>-2.87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0928" calcext:value-type="float">
            <text:p>6.70928</text:p>
          </table:table-cell>
          <table:table-cell office:value-type="float" office:value="-3.32749" calcext:value-type="float">
            <text:p>-3.327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52015" calcext:value-type="float">
            <text:p>6.52015</text:p>
          </table:table-cell>
          <table:table-cell office:value-type="float" office:value="-3.55608" calcext:value-type="float">
            <text:p>-3.556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1319" calcext:value-type="float">
            <text:p>6.71319</text:p>
          </table:table-cell>
          <table:table-cell office:value-type="float" office:value="-3.83967" calcext:value-type="float">
            <text:p>-3.839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3409" calcext:value-type="float">
            <text:p>7.13409</text:p>
          </table:table-cell>
          <table:table-cell office:value-type="float" office:value="-4.28567" calcext:value-type="float">
            <text:p>-4.285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00947" calcext:value-type="float">
            <text:p>7.00947</text:p>
          </table:table-cell>
          <table:table-cell office:value-type="float" office:value="-4.44692" calcext:value-type="float">
            <text:p>-4.446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5974" calcext:value-type="float">
            <text:p>7.15974</text:p>
          </table:table-cell>
          <table:table-cell office:value-type="float" office:value="-4.75194" calcext:value-type="float">
            <text:p>-4.751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2829" calcext:value-type="float">
            <text:p>7.2829</text:p>
          </table:table-cell>
          <table:table-cell office:value-type="float" office:value="-5.01975" calcext:value-type="float">
            <text:p>-5.019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2687" calcext:value-type="float">
            <text:p>7.32687</text:p>
          </table:table-cell>
          <table:table-cell office:value-type="float" office:value="-5.26205" calcext:value-type="float">
            <text:p>-5.262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47116" calcext:value-type="float">
            <text:p>7.47116</text:p>
          </table:table-cell>
          <table:table-cell office:value-type="float" office:value="-5.48352" calcext:value-type="float">
            <text:p>-5.483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78563" calcext:value-type="float">
            <text:p>7.78563</text:p>
          </table:table-cell>
          <table:table-cell office:value-type="float" office:value="-5.85993" calcext:value-type="float">
            <text:p>-5.85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79663" calcext:value-type="float">
            <text:p>7.79663</text:p>
          </table:table-cell>
          <table:table-cell office:value-type="float" office:value="-6.00945" calcext:value-type="float">
            <text:p>-6.009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04642" calcext:value-type="float">
            <text:p>8.04642</text:p>
          </table:table-cell>
          <table:table-cell office:value-type="float" office:value="-6.30578" calcext:value-type="float">
            <text:p>-6.305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26534" calcext:value-type="float">
            <text:p>8.26534</text:p>
          </table:table-cell>
          <table:table-cell office:value-type="float" office:value="-6.60186" calcext:value-type="float">
            <text:p>-6.601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2109" calcext:value-type="float">
            <text:p>8.2109</text:p>
          </table:table-cell>
          <table:table-cell office:value-type="float" office:value="-6.73286" calcext:value-type="float">
            <text:p>-6.7328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61718" calcext:value-type="float">
            <text:p>8.61718</text:p>
          </table:table-cell>
          <table:table-cell office:value-type="float" office:value="-7.22425" calcext:value-type="float">
            <text:p>-7.224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69659" calcext:value-type="float">
            <text:p>8.69659</text:p>
          </table:table-cell>
          <table:table-cell office:value-type="float" office:value="-7.3744" calcext:value-type="float">
            <text:p>-7.37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68846" calcext:value-type="float">
            <text:p>8.68846</text:p>
          </table:table-cell>
          <table:table-cell office:value-type="float" office:value="-7.50096" calcext:value-type="float">
            <text:p>-7.500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77486" calcext:value-type="float">
            <text:p>8.77486</text:p>
          </table:table-cell>
          <table:table-cell office:value-type="float" office:value="-7.80083" calcext:value-type="float">
            <text:p>-7.800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92041" calcext:value-type="float">
            <text:p>8.92041</text:p>
          </table:table-cell>
          <table:table-cell office:value-type="float" office:value="-8.11276" calcext:value-type="float">
            <text:p>-8.112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4724" calcext:value-type="float">
            <text:p>9.04724</text:p>
          </table:table-cell>
          <table:table-cell office:value-type="float" office:value="-8.3711" calcext:value-type="float">
            <text:p>-8.37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9379" calcext:value-type="float">
            <text:p>9.09379</text:p>
          </table:table-cell>
          <table:table-cell office:value-type="float" office:value="-8.55764" calcext:value-type="float">
            <text:p>-8.557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0597" calcext:value-type="float">
            <text:p>9.40597</text:p>
          </table:table-cell>
          <table:table-cell office:value-type="float" office:value="-8.96981" calcext:value-type="float">
            <text:p>-8.969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51544" calcext:value-type="float">
            <text:p>9.51544</text:p>
          </table:table-cell>
          <table:table-cell office:value-type="float" office:value="-9.36256" calcext:value-type="float">
            <text:p>-9.362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2712" calcext:value-type="float">
            <text:p>9.62712</text:p>
          </table:table-cell>
          <table:table-cell office:value-type="float" office:value="-9.59131" calcext:value-type="float">
            <text:p>-9.591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3311" calcext:value-type="float">
            <text:p>9.63311</text:p>
          </table:table-cell>
          <table:table-cell office:value-type="float" office:value="-9.79216" calcext:value-type="float">
            <text:p>-9.792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1381" calcext:value-type="float">
            <text:p>9.61381</text:p>
          </table:table-cell>
          <table:table-cell office:value-type="float" office:value="-9.98703" calcext:value-type="float">
            <text:p>-9.987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698" calcext:value-type="float">
            <text:p>9.7698</text:p>
          </table:table-cell>
          <table:table-cell office:value-type="float" office:value="-10.3568" calcext:value-type="float">
            <text:p>-10.35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617" calcext:value-type="float">
            <text:p>9.8617</text:p>
          </table:table-cell>
          <table:table-cell office:value-type="float" office:value="-10.6917" calcext:value-type="float">
            <text:p>-10.69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5887" calcext:value-type="float">
            <text:p>9.75887</text:p>
          </table:table-cell>
          <table:table-cell office:value-type="float" office:value="-10.887" calcext:value-type="float">
            <text:p>-10.8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7245" calcext:value-type="float">
            <text:p>9.87245</text:p>
          </table:table-cell>
          <table:table-cell office:value-type="float" office:value="-11.316" calcext:value-type="float">
            <text:p>-11.3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93142" calcext:value-type="float">
            <text:p>9.93142</text:p>
          </table:table-cell>
          <table:table-cell office:value-type="float" office:value="-11.6783" calcext:value-type="float">
            <text:p>-11.67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0843" calcext:value-type="float">
            <text:p>9.80843</text:p>
          </table:table-cell>
          <table:table-cell office:value-type="float" office:value="-11.8702" calcext:value-type="float">
            <text:p>-11.870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4519" calcext:value-type="float">
            <text:p>9.64519</text:p>
          </table:table-cell>
          <table:table-cell office:value-type="float" office:value="-12.1714" calcext:value-type="float">
            <text:p>-12.17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7014" calcext:value-type="float">
            <text:p>9.47014</text:p>
          </table:table-cell>
          <table:table-cell office:value-type="float" office:value="-12.4324" calcext:value-type="float">
            <text:p>-12.43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21558" calcext:value-type="float">
            <text:p>9.21558</text:p>
          </table:table-cell>
          <table:table-cell office:value-type="float" office:value="-12.6577" calcext:value-type="float">
            <text:p>-12.65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8802" calcext:value-type="float">
            <text:p>9.08802</text:p>
          </table:table-cell>
          <table:table-cell office:value-type="float" office:value="-12.8351" calcext:value-type="float">
            <text:p>-12.83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8569" calcext:value-type="float">
            <text:p>8.8569</text:p>
          </table:table-cell>
          <table:table-cell office:value-type="float" office:value="-13.1416" calcext:value-type="float">
            <text:p>-13.14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9168" calcext:value-type="float">
            <text:p>8.49168</text:p>
          </table:table-cell>
          <table:table-cell office:value-type="float" office:value="-13.0983" calcext:value-type="float">
            <text:p>-13.09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9421" calcext:value-type="float">
            <text:p>8.19421</text:p>
          </table:table-cell>
          <table:table-cell office:value-type="float" office:value="-13.0768" calcext:value-type="float">
            <text:p>-13.07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9999" calcext:value-type="float">
            <text:p>7.9999</text:p>
          </table:table-cell>
          <table:table-cell office:value-type="float" office:value="-13.1879" calcext:value-type="float">
            <text:p>-13.18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57824" calcext:value-type="float">
            <text:p>7.57824</text:p>
          </table:table-cell>
          <table:table-cell office:value-type="float" office:value="-13.1345" calcext:value-type="float">
            <text:p>-13.13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3241" calcext:value-type="float">
            <text:p>7.33241</text:p>
          </table:table-cell>
          <table:table-cell office:value-type="float" office:value="-13.2718" calcext:value-type="float">
            <text:p>-13.27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97467" calcext:value-type="float">
            <text:p>6.97467</text:p>
          </table:table-cell>
          <table:table-cell office:value-type="float" office:value="-13.1643" calcext:value-type="float">
            <text:p>-13.16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113" calcext:value-type="float">
            <text:p>6.7113</text:p>
          </table:table-cell>
          <table:table-cell office:value-type="float" office:value="-13.2598" calcext:value-type="float">
            <text:p>-13.25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2545" calcext:value-type="float">
            <text:p>6.32545</text:p>
          </table:table-cell>
          <table:table-cell office:value-type="float" office:value="-12.9303" calcext:value-type="float">
            <text:p>-12.93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09711" calcext:value-type="float">
            <text:p>6.09711</text:p>
          </table:table-cell>
          <table:table-cell office:value-type="float" office:value="-13.0021" calcext:value-type="float">
            <text:p>-13.00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89343" calcext:value-type="float">
            <text:p>5.89343</text:p>
          </table:table-cell>
          <table:table-cell office:value-type="float" office:value="-13.1185" calcext:value-type="float">
            <text:p>-13.11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61778" calcext:value-type="float">
            <text:p>5.61778</text:p>
          </table:table-cell>
          <table:table-cell office:value-type="float" office:value="-12.8527" calcext:value-type="float">
            <text:p>-12.85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30917" calcext:value-type="float">
            <text:p>5.30917</text:p>
          </table:table-cell>
          <table:table-cell office:value-type="float" office:value="-12.4284" calcext:value-type="float">
            <text:p>-12.42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13338" calcext:value-type="float">
            <text:p>5.13338</text:p>
          </table:table-cell>
          <table:table-cell office:value-type="float" office:value="-12.4375" calcext:value-type="float">
            <text:p>-12.43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92993" calcext:value-type="float">
            <text:p>4.92993</text:p>
          </table:table-cell>
          <table:table-cell office:value-type="float" office:value="-12.1787" calcext:value-type="float">
            <text:p>-12.17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79909" calcext:value-type="float">
            <text:p>4.79909</text:p>
          </table:table-cell>
          <table:table-cell office:value-type="float" office:value="-11.9738" calcext:value-type="float">
            <text:p>-11.97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0688" calcext:value-type="float">
            <text:p>4.50688</text:p>
          </table:table-cell>
          <table:table-cell office:value-type="float" office:value="-11.4491" calcext:value-type="float">
            <text:p>-11.44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6798" calcext:value-type="float">
            <text:p>4.46798</text:p>
          </table:table-cell>
          <table:table-cell office:value-type="float" office:value="-11.2692" calcext:value-type="float">
            <text:p>-11.26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7788" calcext:value-type="float">
            <text:p>4.47788</text:p>
          </table:table-cell>
          <table:table-cell office:value-type="float" office:value="-11.2387" calcext:value-type="float">
            <text:p>-11.238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34978" calcext:value-type="float">
            <text:p>4.34978</text:p>
          </table:table-cell>
          <table:table-cell office:value-type="float" office:value="-10.6819" calcext:value-type="float">
            <text:p>-10.68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5256" calcext:value-type="float">
            <text:p>4.45256</text:p>
          </table:table-cell>
          <table:table-cell office:value-type="float" office:value="-10.5332" calcext:value-type="float">
            <text:p>-10.53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1237" calcext:value-type="float">
            <text:p>4.41237</text:p>
          </table:table-cell>
          <table:table-cell office:value-type="float" office:value="-9.99477" calcext:value-type="float">
            <text:p>-9.994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7379" calcext:value-type="float">
            <text:p>4.57379</text:p>
          </table:table-cell>
          <table:table-cell office:value-type="float" office:value="-9.85032" calcext:value-type="float">
            <text:p>-9.85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60255" calcext:value-type="float">
            <text:p>4.60255</text:p>
          </table:table-cell>
          <table:table-cell office:value-type="float" office:value="-9.4741" calcext:value-type="float">
            <text:p>-9.47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78405" calcext:value-type="float">
            <text:p>4.78405</text:p>
          </table:table-cell>
          <table:table-cell office:value-type="float" office:value="-9.35872" calcext:value-type="float">
            <text:p>-9.358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92663" calcext:value-type="float">
            <text:p>4.92663</text:p>
          </table:table-cell>
          <table:table-cell office:value-type="float" office:value="-9.02336" calcext:value-type="float">
            <text:p>-9.023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1055" calcext:value-type="float">
            <text:p>5.1055</text:p>
          </table:table-cell>
          <table:table-cell office:value-type="float" office:value="-8.72095" calcext:value-type="float">
            <text:p>-8.720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34134" calcext:value-type="float">
            <text:p>5.34134</text:p>
          </table:table-cell>
          <table:table-cell office:value-type="float" office:value="-8.5519" calcext:value-type="float">
            <text:p>-8.55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5122" calcext:value-type="float">
            <text:p>5.5122</text:p>
          </table:table-cell>
          <table:table-cell office:value-type="float" office:value="-8.36624" calcext:value-type="float">
            <text:p>-8.366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72065" calcext:value-type="float">
            <text:p>5.72065</text:p>
          </table:table-cell>
          <table:table-cell office:value-type="float" office:value="-8.20245" calcext:value-type="float">
            <text:p>-8.202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99121" calcext:value-type="float">
            <text:p>5.99121</text:p>
          </table:table-cell>
          <table:table-cell office:value-type="float" office:value="-7.96746" calcext:value-type="float">
            <text:p>-7.967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20599" calcext:value-type="float">
            <text:p>6.20599</text:p>
          </table:table-cell>
          <table:table-cell office:value-type="float" office:value="-7.74241" calcext:value-type="float">
            <text:p>-7.742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9144" calcext:value-type="float">
            <text:p>6.39144</text:p>
          </table:table-cell>
          <table:table-cell office:value-type="float" office:value="-7.48582" calcext:value-type="float">
            <text:p>-7.485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6209" calcext:value-type="float">
            <text:p>6.66209</text:p>
          </table:table-cell>
          <table:table-cell office:value-type="float" office:value="-7.31025" calcext:value-type="float">
            <text:p>-7.310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83447" calcext:value-type="float">
            <text:p>6.83447</text:p>
          </table:table-cell>
          <table:table-cell office:value-type="float" office:value="-7.05268" calcext:value-type="float">
            <text:p>-7.052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3677" calcext:value-type="float">
            <text:p>7.13677</text:p>
          </table:table-cell>
          <table:table-cell office:value-type="float" office:value="-6.88363" calcext:value-type="float">
            <text:p>-6.883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234" calcext:value-type="float">
            <text:p>7.234</text:p>
          </table:table-cell>
          <table:table-cell office:value-type="float" office:value="-6.59525" calcext:value-type="float">
            <text:p>-6.595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67988" calcext:value-type="float">
            <text:p>7.67988</text:p>
          </table:table-cell>
          <table:table-cell office:value-type="float" office:value="-6.69347" calcext:value-type="float">
            <text:p>-6.6934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94309" calcext:value-type="float">
            <text:p>7.94309</text:p>
          </table:table-cell>
          <table:table-cell office:value-type="float" office:value="-6.60222" calcext:value-type="float">
            <text:p>-6.602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9171" calcext:value-type="float">
            <text:p>7.9171</text:p>
          </table:table-cell>
          <table:table-cell office:value-type="float" office:value="-6.24084" calcext:value-type="float">
            <text:p>-6.240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37368" calcext:value-type="float">
            <text:p>8.37368</text:p>
          </table:table-cell>
          <table:table-cell office:value-type="float" office:value="-6.18614" calcext:value-type="float">
            <text:p>-6.1861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3843" calcext:value-type="float">
            <text:p>8.43843</text:p>
          </table:table-cell>
          <table:table-cell office:value-type="float" office:value="-5.87193" calcext:value-type="float">
            <text:p>-5.871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76652" calcext:value-type="float">
            <text:p>8.76652</text:p>
          </table:table-cell>
          <table:table-cell office:value-type="float" office:value="-5.75601" calcext:value-type="float">
            <text:p>-5.756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91028" calcext:value-type="float">
            <text:p>8.91028</text:p>
          </table:table-cell>
          <table:table-cell office:value-type="float" office:value="-5.47662" calcext:value-type="float">
            <text:p>-5.476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32693" calcext:value-type="float">
            <text:p>9.32693</text:p>
          </table:table-cell>
          <table:table-cell office:value-type="float" office:value="-5.39468" calcext:value-type="float">
            <text:p>-5.394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498" calcext:value-type="float">
            <text:p>9.4498</text:p>
          </table:table-cell>
          <table:table-cell office:value-type="float" office:value="-5.12838" calcext:value-type="float">
            <text:p>-5.128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3281" calcext:value-type="float">
            <text:p>9.83281</text:p>
          </table:table-cell>
          <table:table-cell office:value-type="float" office:value="-5.00671" calcext:value-type="float">
            <text:p>-5.006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96003" calcext:value-type="float">
            <text:p>9.96003</text:p>
          </table:table-cell>
          <table:table-cell office:value-type="float" office:value="-4.81123" calcext:value-type="float">
            <text:p>-4.811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1357" calcext:value-type="float">
            <text:p>10.1357</text:p>
          </table:table-cell>
          <table:table-cell office:value-type="float" office:value="-4.58625" calcext:value-type="float">
            <text:p>-4.586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3185" calcext:value-type="float">
            <text:p>10.3185</text:p>
          </table:table-cell>
          <table:table-cell office:value-type="float" office:value="-4.35401" calcext:value-type="float">
            <text:p>-4.354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5826" calcext:value-type="float">
            <text:p>10.5826</text:p>
          </table:table-cell>
          <table:table-cell office:value-type="float" office:value="-4.11494" calcext:value-type="float">
            <text:p>-4.114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6618" calcext:value-type="float">
            <text:p>10.6618</text:p>
          </table:table-cell>
          <table:table-cell office:value-type="float" office:value="-3.80699" calcext:value-type="float">
            <text:p>-3.806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8593" calcext:value-type="float">
            <text:p>10.8593</text:p>
          </table:table-cell>
          <table:table-cell office:value-type="float" office:value="-3.57039" calcext:value-type="float">
            <text:p>-3.57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0183" calcext:value-type="float">
            <text:p>11.0183</text:p>
          </table:table-cell>
          <table:table-cell office:value-type="float" office:value="-3.30073" calcext:value-type="float">
            <text:p>-3.3007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1054" calcext:value-type="float">
            <text:p>11.1054</text:p>
          </table:table-cell>
          <table:table-cell office:value-type="float" office:value="-3.01303" calcext:value-type="float">
            <text:p>-3.013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1758" calcext:value-type="float">
            <text:p>11.1758</text:p>
          </table:table-cell>
          <table:table-cell office:value-type="float" office:value="-2.69942" calcext:value-type="float">
            <text:p>-2.699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4549" calcext:value-type="float">
            <text:p>11.4549</text:p>
          </table:table-cell>
          <table:table-cell office:value-type="float" office:value="-2.46508" calcext:value-type="float">
            <text:p>-2.465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202" calcext:value-type="float">
            <text:p>11.2202</text:p>
          </table:table-cell>
          <table:table-cell office:value-type="float" office:value="-2.08176" calcext:value-type="float">
            <text:p>-2.081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24" calcext:value-type="float">
            <text:p>11.224</text:p>
          </table:table-cell>
          <table:table-cell office:value-type="float" office:value="-1.77367" calcext:value-type="float">
            <text:p>-1.773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691" calcext:value-type="float">
            <text:p>11.2691</text:p>
          </table:table-cell>
          <table:table-cell office:value-type="float" office:value="-1.47976" calcext:value-type="float">
            <text:p>-1.479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507" calcext:value-type="float">
            <text:p>11.2507</text:p>
          </table:table-cell>
          <table:table-cell office:value-type="float" office:value="-1.19626" calcext:value-type="float">
            <text:p>-1.196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9697" calcext:value-type="float">
            <text:p>10.9697</text:p>
          </table:table-cell>
          <table:table-cell office:value-type="float" office:value="-0.89157" calcext:value-type="float">
            <text:p>-0.891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8913" calcext:value-type="float">
            <text:p>10.8913</text:p>
          </table:table-cell>
          <table:table-cell office:value-type="float" office:value="-0.655608" calcext:value-type="float">
            <text:p>-0.6556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827" calcext:value-type="float">
            <text:p>10.827</text:p>
          </table:table-cell>
          <table:table-cell office:value-type="float" office:value="-0.442912" calcext:value-type="float">
            <text:p>-0.4429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5503" calcext:value-type="float">
            <text:p>10.5503</text:p>
          </table:table-cell>
          <table:table-cell office:value-type="float" office:value="-0.248633" calcext:value-type="float">
            <text:p>-0.2486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2559" calcext:value-type="float">
            <text:p>10.2559</text:p>
          </table:table-cell>
          <table:table-cell office:value-type="float" office:value="-0.115293" calcext:value-type="float">
            <text:p>-0.1152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0717" calcext:value-type="float">
            <text:p>10.0717</text:p>
          </table:table-cell>
          <table:table-cell office:value-type="float" office:value="0.0165033" calcext:value-type="float">
            <text:p>0.01650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478" calcext:value-type="float">
            <text:p>9.8478</text:p>
          </table:table-cell>
          <table:table-cell office:value-type="float" office:value="0.0279858" calcext:value-type="float">
            <text:p>0.02798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54682" calcext:value-type="float">
            <text:p>9.54682</text:p>
          </table:table-cell>
          <table:table-cell office:value-type="float" office:value="0.0997641" calcext:value-type="float">
            <text:p>0.09976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6113" calcext:value-type="float">
            <text:p>9.46113</text:p>
          </table:table-cell>
          <table:table-cell office:value-type="float" office:value="0.134275" calcext:value-type="float">
            <text:p>0.1342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2723" calcext:value-type="float">
            <text:p>9.02723</text:p>
          </table:table-cell>
          <table:table-cell office:value-type="float" office:value="0.196492" calcext:value-type="float">
            <text:p>0.1964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67607" calcext:value-type="float">
            <text:p>8.67607</text:p>
          </table:table-cell>
          <table:table-cell office:value-type="float" office:value="0.247512" calcext:value-type="float">
            <text:p>0.2475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4086" calcext:value-type="float">
            <text:p>8.44086</text:p>
          </table:table-cell>
          <table:table-cell office:value-type="float" office:value="0.253341" calcext:value-type="float">
            <text:p>0.2533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066" calcext:value-type="float">
            <text:p>8.1066</text:p>
          </table:table-cell>
          <table:table-cell office:value-type="float" office:value="0.204722" calcext:value-type="float">
            <text:p>0.2047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82213" calcext:value-type="float">
            <text:p>7.82213</text:p>
          </table:table-cell>
          <table:table-cell office:value-type="float" office:value="0.149733" calcext:value-type="float">
            <text:p>0.1497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49691" calcext:value-type="float">
            <text:p>7.49691</text:p>
          </table:table-cell>
          <table:table-cell office:value-type="float" office:value="0.101076" calcext:value-type="float">
            <text:p>0.1010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3188" calcext:value-type="float">
            <text:p>7.13188</text:p>
          </table:table-cell>
          <table:table-cell office:value-type="float" office:value="-0.00451978" calcext:value-type="float">
            <text:p>-0.004519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7233" calcext:value-type="float">
            <text:p>6.77233</text:p>
          </table:table-cell>
          <table:table-cell office:value-type="float" office:value="-0.150907" calcext:value-type="float">
            <text:p>-0.1509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0421" calcext:value-type="float">
            <text:p>6.70421</text:p>
          </table:table-cell>
          <table:table-cell office:value-type="float" office:value="-0.347264" calcext:value-type="float">
            <text:p>-0.3472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2084" calcext:value-type="float">
            <text:p>6.72084</text:p>
          </table:table-cell>
          <table:table-cell office:value-type="float" office:value="-0.550555" calcext:value-type="float">
            <text:p>-0.5505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0088" calcext:value-type="float">
            <text:p>6.40088</text:p>
          </table:table-cell>
          <table:table-cell office:value-type="float" office:value="-0.78131" calcext:value-type="float">
            <text:p>-0.781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7766" calcext:value-type="float">
            <text:p>6.37766</text:p>
          </table:table-cell>
          <table:table-cell office:value-type="float" office:value="-1.0844" calcext:value-type="float">
            <text:p>-1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5527" calcext:value-type="float">
            <text:p>6.5527</text:p>
          </table:table-cell>
          <table:table-cell office:value-type="float" office:value="-1.43518" calcext:value-type="float">
            <text:p>-1.435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3086" calcext:value-type="float">
            <text:p>6.33086</text:p>
          </table:table-cell>
          <table:table-cell office:value-type="float" office:value="-1.6454" calcext:value-type="float">
            <text:p>-1.645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4522" calcext:value-type="float">
            <text:p>6.34522</text:p>
          </table:table-cell>
          <table:table-cell office:value-type="float" office:value="-1.96081" calcext:value-type="float">
            <text:p>-1.960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068" calcext:value-type="float">
            <text:p>6.3068</text:p>
          </table:table-cell>
          <table:table-cell office:value-type="float" office:value="-2.23646" calcext:value-type="float">
            <text:p>-2.236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26272" calcext:value-type="float">
            <text:p>6.26272</text:p>
          </table:table-cell>
          <table:table-cell office:value-type="float" office:value="-2.46894" calcext:value-type="float">
            <text:p>-2.468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8105" calcext:value-type="float">
            <text:p>6.38105</text:p>
          </table:table-cell>
          <table:table-cell office:value-type="float" office:value="-2.77438" calcext:value-type="float">
            <text:p>-2.774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50958" calcext:value-type="float">
            <text:p>6.50958</text:p>
          </table:table-cell>
          <table:table-cell office:value-type="float" office:value="-3.15806" calcext:value-type="float">
            <text:p>-3.158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4067" calcext:value-type="float">
            <text:p>6.64067</text:p>
          </table:table-cell>
          <table:table-cell office:value-type="float" office:value="-3.46888" calcext:value-type="float">
            <text:p>-3.468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70376" calcext:value-type="float">
            <text:p>6.70376</text:p>
          </table:table-cell>
          <table:table-cell office:value-type="float" office:value="-3.69784" calcext:value-type="float">
            <text:p>-3.697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5288" calcext:value-type="float">
            <text:p>6.65288</text:p>
          </table:table-cell>
          <table:table-cell office:value-type="float" office:value="-3.91672" calcext:value-type="float">
            <text:p>-3.916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9447" calcext:value-type="float">
            <text:p>6.9447</text:p>
          </table:table-cell>
          <table:table-cell office:value-type="float" office:value="-4.2991" calcext:value-type="float">
            <text:p>-4.29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09552" calcext:value-type="float">
            <text:p>7.09552</text:p>
          </table:table-cell>
          <table:table-cell office:value-type="float" office:value="-4.55441" calcext:value-type="float">
            <text:p>-4.5544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25009" calcext:value-type="float">
            <text:p>7.25009</text:p>
          </table:table-cell>
          <table:table-cell office:value-type="float" office:value="-4.88515" calcext:value-type="float">
            <text:p>-4.885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3292" calcext:value-type="float">
            <text:p>7.33292</text:p>
          </table:table-cell>
          <table:table-cell office:value-type="float" office:value="-5.08676" calcext:value-type="float">
            <text:p>-5.086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40318" calcext:value-type="float">
            <text:p>7.40318</text:p>
          </table:table-cell>
          <table:table-cell office:value-type="float" office:value="-5.28627" calcext:value-type="float">
            <text:p>-5.286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46878" calcext:value-type="float">
            <text:p>7.46878</text:p>
          </table:table-cell>
          <table:table-cell office:value-type="float" office:value="-5.50726" calcext:value-type="float">
            <text:p>-5.5072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70927" calcext:value-type="float">
            <text:p>7.70927</text:p>
          </table:table-cell>
          <table:table-cell office:value-type="float" office:value="-5.8194" calcext:value-type="float">
            <text:p>-5.81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71187" calcext:value-type="float">
            <text:p>7.71187</text:p>
          </table:table-cell>
          <table:table-cell office:value-type="float" office:value="-5.94164" calcext:value-type="float">
            <text:p>-5.9416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03808" calcext:value-type="float">
            <text:p>8.03808</text:p>
          </table:table-cell>
          <table:table-cell office:value-type="float" office:value="-6.28852" calcext:value-type="float">
            <text:p>-6.288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071" calcext:value-type="float">
            <text:p>8.1071</text:p>
          </table:table-cell>
          <table:table-cell office:value-type="float" office:value="-6.48544" calcext:value-type="float">
            <text:p>-6.485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38768" calcext:value-type="float">
            <text:p>8.38768</text:p>
          </table:table-cell>
          <table:table-cell office:value-type="float" office:value="-6.7963" calcext:value-type="float">
            <text:p>-6.79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58336" calcext:value-type="float">
            <text:p>8.58336</text:p>
          </table:table-cell>
          <table:table-cell office:value-type="float" office:value="-7.15056" calcext:value-type="float">
            <text:p>-7.150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37938" calcext:value-type="float">
            <text:p>8.37938</text:p>
          </table:table-cell>
          <table:table-cell office:value-type="float" office:value="-7.10665" calcext:value-type="float">
            <text:p>-7.106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76035" calcext:value-type="float">
            <text:p>8.76035</text:p>
          </table:table-cell>
          <table:table-cell office:value-type="float" office:value="-7.57239" calcext:value-type="float">
            <text:p>-7.572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81118" calcext:value-type="float">
            <text:p>8.81118</text:p>
          </table:table-cell>
          <table:table-cell office:value-type="float" office:value="-7.75569" calcext:value-type="float">
            <text:p>-7.755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7758" calcext:value-type="float">
            <text:p>9.07758</text:p>
          </table:table-cell>
          <table:table-cell office:value-type="float" office:value="-8.1058" calcext:value-type="float">
            <text:p>-8.10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5557" calcext:value-type="float">
            <text:p>9.05557</text:p>
          </table:table-cell>
          <table:table-cell office:value-type="float" office:value="-8.22632" calcext:value-type="float">
            <text:p>-8.226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30408" calcext:value-type="float">
            <text:p>9.30408</text:p>
          </table:table-cell>
          <table:table-cell office:value-type="float" office:value="-8.57245" calcext:value-type="float">
            <text:p>-8.572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15971" calcext:value-type="float">
            <text:p>9.15971</text:p>
          </table:table-cell>
          <table:table-cell office:value-type="float" office:value="-8.67035" calcext:value-type="float">
            <text:p>-8.670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7941" calcext:value-type="float">
            <text:p>9.47941</text:p>
          </table:table-cell>
          <table:table-cell office:value-type="float" office:value="-9.179" calcext:value-type="float">
            <text:p>-9.1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53008" calcext:value-type="float">
            <text:p>9.53008</text:p>
          </table:table-cell>
          <table:table-cell office:value-type="float" office:value="-9.38561" calcext:value-type="float">
            <text:p>-9.3856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0163" calcext:value-type="float">
            <text:p>9.60163</text:p>
          </table:table-cell>
          <table:table-cell office:value-type="float" office:value="-9.60777" calcext:value-type="float">
            <text:p>-9.607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9155" calcext:value-type="float">
            <text:p>9.69155</text:p>
          </table:table-cell>
          <table:table-cell office:value-type="float" office:value="-9.89958" calcext:value-type="float">
            <text:p>-9.8995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9256" calcext:value-type="float">
            <text:p>9.69256</text:p>
          </table:table-cell>
          <table:table-cell office:value-type="float" office:value="-10.1336" calcext:value-type="float">
            <text:p>-10.13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2419" calcext:value-type="float">
            <text:p>9.82419</text:p>
          </table:table-cell>
          <table:table-cell office:value-type="float" office:value="-10.5024" calcext:value-type="float">
            <text:p>-10.50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25" calcext:value-type="float">
            <text:p>9.825</text:p>
          </table:table-cell>
          <table:table-cell office:value-type="float" office:value="-10.7525" calcext:value-type="float">
            <text:p>-10.75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91881" calcext:value-type="float">
            <text:p>9.91881</text:p>
          </table:table-cell>
          <table:table-cell office:value-type="float" office:value="-11.1448" calcext:value-type="float">
            <text:p>-11.14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83851" calcext:value-type="float">
            <text:p>9.83851</text:p>
          </table:table-cell>
          <table:table-cell office:value-type="float" office:value="-11.2795" calcext:value-type="float">
            <text:p>-11.2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9654" calcext:value-type="float">
            <text:p>9.79654</text:p>
          </table:table-cell>
          <table:table-cell office:value-type="float" office:value="-11.5922" calcext:value-type="float">
            <text:p>-11.59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7699" calcext:value-type="float">
            <text:p>9.77699</text:p>
          </table:table-cell>
          <table:table-cell office:value-type="float" office:value="-11.9246" calcext:value-type="float">
            <text:p>-11.924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3743" calcext:value-type="float">
            <text:p>9.63743</text:p>
          </table:table-cell>
          <table:table-cell office:value-type="float" office:value="-12.1863" calcext:value-type="float">
            <text:p>-12.18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47157" calcext:value-type="float">
            <text:p>9.47157</text:p>
          </table:table-cell>
          <table:table-cell office:value-type="float" office:value="-12.4849" calcext:value-type="float">
            <text:p>-12.48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32154" calcext:value-type="float">
            <text:p>9.32154</text:p>
          </table:table-cell>
          <table:table-cell office:value-type="float" office:value="-12.7193" calcext:value-type="float">
            <text:p>-12.71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4013" calcext:value-type="float">
            <text:p>9.04013</text:p>
          </table:table-cell>
          <table:table-cell office:value-type="float" office:value="-12.7738" calcext:value-type="float">
            <text:p>-12.77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73518" calcext:value-type="float">
            <text:p>8.73518</text:p>
          </table:table-cell>
          <table:table-cell office:value-type="float" office:value="-13.0163" calcext:value-type="float">
            <text:p>-13.0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48414" calcext:value-type="float">
            <text:p>8.48414</text:p>
          </table:table-cell>
          <table:table-cell office:value-type="float" office:value="-13.0416" calcext:value-type="float">
            <text:p>-13.04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19497" calcext:value-type="float">
            <text:p>8.19497</text:p>
          </table:table-cell>
          <table:table-cell office:value-type="float" office:value="-13.1991" calcext:value-type="float">
            <text:p>-13.19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88931" calcext:value-type="float">
            <text:p>7.88931</text:p>
          </table:table-cell>
          <table:table-cell office:value-type="float" office:value="-13.1791" calcext:value-type="float">
            <text:p>-13.17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52542" calcext:value-type="float">
            <text:p>7.52542</text:p>
          </table:table-cell>
          <table:table-cell office:value-type="float" office:value="-13.1457" calcext:value-type="float">
            <text:p>-13.14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9347" calcext:value-type="float">
            <text:p>7.19347</text:p>
          </table:table-cell>
          <table:table-cell office:value-type="float" office:value="-13.1392" calcext:value-type="float">
            <text:p>-13.13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90569" calcext:value-type="float">
            <text:p>6.90569</text:p>
          </table:table-cell>
          <table:table-cell office:value-type="float" office:value="-13.1515" calcext:value-type="float">
            <text:p>-13.15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9426" calcext:value-type="float">
            <text:p>6.69426</text:p>
          </table:table-cell>
          <table:table-cell office:value-type="float" office:value="-13.3705" calcext:value-type="float">
            <text:p>-13.37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246" calcext:value-type="float">
            <text:p>6.4246</text:p>
          </table:table-cell>
          <table:table-cell office:value-type="float" office:value="-13.2048" calcext:value-type="float">
            <text:p>-13.20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162" calcext:value-type="float">
            <text:p>6.162</text:p>
          </table:table-cell>
          <table:table-cell office:value-type="float" office:value="-13.1569" calcext:value-type="float">
            <text:p>-13.156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78184" calcext:value-type="float">
            <text:p>5.78184</text:p>
          </table:table-cell>
          <table:table-cell office:value-type="float" office:value="-12.8825" calcext:value-type="float">
            <text:p>-12.88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54035" calcext:value-type="float">
            <text:p>5.54035</text:p>
          </table:table-cell>
          <table:table-cell office:value-type="float" office:value="-12.7925" calcext:value-type="float">
            <text:p>-12.79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33087" calcext:value-type="float">
            <text:p>5.33087</text:p>
          </table:table-cell>
          <table:table-cell office:value-type="float" office:value="-12.5965" calcext:value-type="float">
            <text:p>-12.59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13793" calcext:value-type="float">
            <text:p>5.13793</text:p>
          </table:table-cell>
          <table:table-cell office:value-type="float" office:value="-12.5907" calcext:value-type="float">
            <text:p>-12.59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81467" calcext:value-type="float">
            <text:p>4.81467</text:p>
          </table:table-cell>
          <table:table-cell office:value-type="float" office:value="-12.1072" calcext:value-type="float">
            <text:p>-12.10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6829" calcext:value-type="float">
            <text:p>4.6829</text:p>
          </table:table-cell>
          <table:table-cell office:value-type="float" office:value="-11.7433" calcext:value-type="float">
            <text:p>-11.74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61619" calcext:value-type="float">
            <text:p>4.61619</text:p>
          </table:table-cell>
          <table:table-cell office:value-type="float" office:value="-11.6508" calcext:value-type="float">
            <text:p>-11.65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8104" calcext:value-type="float">
            <text:p>4.48104</text:p>
          </table:table-cell>
          <table:table-cell office:value-type="float" office:value="-11.1618" calcext:value-type="float">
            <text:p>-11.161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6178" calcext:value-type="float">
            <text:p>4.46178</text:p>
          </table:table-cell>
          <table:table-cell office:value-type="float" office:value="-10.9843" calcext:value-type="float">
            <text:p>-10.98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60972" calcext:value-type="float">
            <text:p>4.60972</text:p>
          </table:table-cell>
          <table:table-cell office:value-type="float" office:value="-11.1274" calcext:value-type="float">
            <text:p>-11.12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43099" calcext:value-type="float">
            <text:p>4.43099</text:p>
          </table:table-cell>
          <table:table-cell office:value-type="float" office:value="-10.4242" calcext:value-type="float">
            <text:p>-10.424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2156" calcext:value-type="float">
            <text:p>4.52156</text:p>
          </table:table-cell>
          <table:table-cell office:value-type="float" office:value="-10.1192" calcext:value-type="float">
            <text:p>-10.11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5897" calcext:value-type="float">
            <text:p>4.5897</text:p>
          </table:table-cell>
          <table:table-cell office:value-type="float" office:value="-9.73456" calcext:value-type="float">
            <text:p>-9.7345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61159" calcext:value-type="float">
            <text:p>4.61159</text:p>
          </table:table-cell>
          <table:table-cell office:value-type="float" office:value="-9.38621" calcext:value-type="float">
            <text:p>-9.386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80746" calcext:value-type="float">
            <text:p>4.80746</text:p>
          </table:table-cell>
          <table:table-cell office:value-type="float" office:value="-9.23434" calcext:value-type="float">
            <text:p>-9.234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03379" calcext:value-type="float">
            <text:p>5.03379</text:p>
          </table:table-cell>
          <table:table-cell office:value-type="float" office:value="-9.03255" calcext:value-type="float">
            <text:p>-9.0325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21058" calcext:value-type="float">
            <text:p>5.21058</text:p>
          </table:table-cell>
          <table:table-cell office:value-type="float" office:value="-8.83852" calcext:value-type="float">
            <text:p>-8.838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33786" calcext:value-type="float">
            <text:p>5.33786</text:p>
          </table:table-cell>
          <table:table-cell office:value-type="float" office:value="-8.49992" calcext:value-type="float">
            <text:p>-8.499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58025" calcext:value-type="float">
            <text:p>5.58025</text:p>
          </table:table-cell>
          <table:table-cell office:value-type="float" office:value="-8.28767" calcext:value-type="float">
            <text:p>-8.287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83663" calcext:value-type="float">
            <text:p>5.83663</text:p>
          </table:table-cell>
          <table:table-cell office:value-type="float" office:value="-8.14888" calcext:value-type="float">
            <text:p>-8.148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99151" calcext:value-type="float">
            <text:p>5.99151</text:p>
          </table:table-cell>
          <table:table-cell office:value-type="float" office:value="-7.92468" calcext:value-type="float">
            <text:p>-7.9246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05883" calcext:value-type="float">
            <text:p>6.05883</text:p>
          </table:table-cell>
          <table:table-cell office:value-type="float" office:value="-7.47931" calcext:value-type="float">
            <text:p>-7.479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458" calcext:value-type="float">
            <text:p>6.3458</text:p>
          </table:table-cell>
          <table:table-cell office:value-type="float" office:value="-7.29797" calcext:value-type="float">
            <text:p>-7.2979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61964" calcext:value-type="float">
            <text:p>6.61964</text:p>
          </table:table-cell>
          <table:table-cell office:value-type="float" office:value="-7.17343" calcext:value-type="float">
            <text:p>-7.173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91901" calcext:value-type="float">
            <text:p>6.91901</text:p>
          </table:table-cell>
          <table:table-cell office:value-type="float" office:value="-7.04822" calcext:value-type="float">
            <text:p>-7.048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12574" calcext:value-type="float">
            <text:p>7.12574</text:p>
          </table:table-cell>
          <table:table-cell office:value-type="float" office:value="-6.81829" calcext:value-type="float">
            <text:p>-6.818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30586" calcext:value-type="float">
            <text:p>7.30586</text:p>
          </table:table-cell>
          <table:table-cell office:value-type="float" office:value="-6.61905" calcext:value-type="float">
            <text:p>-6.619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59546" calcext:value-type="float">
            <text:p>7.59546</text:p>
          </table:table-cell>
          <table:table-cell office:value-type="float" office:value="-6.48319" calcext:value-type="float">
            <text:p>-6.4831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.8486" calcext:value-type="float">
            <text:p>7.8486</text:p>
          </table:table-cell>
          <table:table-cell office:value-type="float" office:value="-6.40709" calcext:value-type="float">
            <text:p>-6.4070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05398" calcext:value-type="float">
            <text:p>8.05398</text:p>
          </table:table-cell>
          <table:table-cell office:value-type="float" office:value="-6.23227" calcext:value-type="float">
            <text:p>-6.232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32369" calcext:value-type="float">
            <text:p>8.32369</text:p>
          </table:table-cell>
          <table:table-cell office:value-type="float" office:value="-5.98136" calcext:value-type="float">
            <text:p>-5.9813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.63806" calcext:value-type="float">
            <text:p>8.63806</text:p>
          </table:table-cell>
          <table:table-cell office:value-type="float" office:value="-5.84559" calcext:value-type="float">
            <text:p>-5.8455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0947" calcext:value-type="float">
            <text:p>9.00947</text:p>
          </table:table-cell>
          <table:table-cell office:value-type="float" office:value="-5.71389" calcext:value-type="float">
            <text:p>-5.713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13937" calcext:value-type="float">
            <text:p>9.13937</text:p>
          </table:table-cell>
          <table:table-cell office:value-type="float" office:value="-5.44533" calcext:value-type="float">
            <text:p>-5.4453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26221" calcext:value-type="float">
            <text:p>9.26221</text:p>
          </table:table-cell>
          <table:table-cell office:value-type="float" office:value="-5.25032" calcext:value-type="float">
            <text:p>-5.25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71784" calcext:value-type="float">
            <text:p>9.71784</text:p>
          </table:table-cell>
          <table:table-cell office:value-type="float" office:value="-5.19928" calcext:value-type="float">
            <text:p>-5.199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67182" calcext:value-type="float">
            <text:p>9.67182</text:p>
          </table:table-cell>
          <table:table-cell office:value-type="float" office:value="-4.82288" calcext:value-type="float">
            <text:p>-4.822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94653" calcext:value-type="float">
            <text:p>9.94653</text:p>
          </table:table-cell>
          <table:table-cell office:value-type="float" office:value="-4.64316" calcext:value-type="float">
            <text:p>-4.643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4074" calcext:value-type="float">
            <text:p>10.4074</text:p>
          </table:table-cell>
          <table:table-cell office:value-type="float" office:value="-4.52899" calcext:value-type="float">
            <text:p>-4.528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3837" calcext:value-type="float">
            <text:p>10.3837</text:p>
          </table:table-cell>
          <table:table-cell office:value-type="float" office:value="-4.17982" calcext:value-type="float">
            <text:p>-4.179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5531" calcext:value-type="float">
            <text:p>10.5531</text:p>
          </table:table-cell>
          <table:table-cell office:value-type="float" office:value="-3.94939" calcext:value-type="float">
            <text:p>-3.949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6157" calcext:value-type="float">
            <text:p>10.6157</text:p>
          </table:table-cell>
          <table:table-cell office:value-type="float" office:value="-3.63689" calcext:value-type="float">
            <text:p>-3.6368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8149" calcext:value-type="float">
            <text:p>10.8149</text:p>
          </table:table-cell>
          <table:table-cell office:value-type="float" office:value="-3.35552" calcext:value-type="float">
            <text:p>-3.355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.9078" calcext:value-type="float">
            <text:p>10.9078</text:p>
          </table:table-cell>
          <table:table-cell office:value-type="float" office:value="-3.10703" calcext:value-type="float">
            <text:p>-3.107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1507" calcext:value-type="float">
            <text:p>11.1507</text:p>
          </table:table-cell>
          <table:table-cell office:value-type="float" office:value="-2.87978" calcext:value-type="float">
            <text:p>-2.879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614" calcext:value-type="float">
            <text:p>11.2614</text:p>
          </table:table-cell>
          <table:table-cell office:value-type="float" office:value="-2.58697" calcext:value-type="float">
            <text:p>-2.5869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2346" calcext:value-type="float">
            <text:p>11.2346</text:p>
          </table:table-cell>
          <table:table-cell office:value-type="float" office:value="-2.28949" calcext:value-type="float">
            <text:p>-2.2894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1623" calcext:value-type="float">
            <text:p>11.1623</text:p>
          </table:table-cell>
          <table:table-cell office:value-type="float" office:value="-1.9797" calcext:value-type="float">
            <text:p>-1.97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1:30:50.129024014</meta:creation-date>
    <dc:date>2019-11-28T21:35:49.929561474</dc:date>
    <meta:editing-duration>PT5M1S</meta:editing-duration>
    <meta:editing-cycles>1</meta:editing-cycles>
    <meta:document-statistic meta:table-count="1" meta:cell-count="1924" meta:object-count="0"/>
    <meta:generator>LibreOffice/5.1.6.2$Linux_X86_64 LibreOffice_project/10m0$Build-2</meta:generator>
  </office:meta>
</office:document-meta>
</file>